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Mangal2" svg:font-family="Mangal" style:font-pitch="variable"/>
    <style:font-face style:name="Microsoft YaHei1" svg:font-family="'Microsoft YaHei'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break-before="page"/>
      <style:text-properties fo:background-color="transparent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Standard" style:list-style-name="WW8Num5">
      <style:text-properties fo:background-color="transparent"/>
    </style:style>
    <style:style style:name="P5" style:family="paragraph" style:parent-style-name="Standard" style:list-style-name="WW8Num14">
      <style:text-properties fo:background-color="transparent"/>
    </style:style>
    <style:style style:name="P6" style:family="paragraph" style:parent-style-name="Standard" style:list-style-name="L1">
      <style:text-properties fo:background-color="transparent"/>
    </style:style>
    <style:style style:name="P7" style:family="paragraph" style:parent-style-name="Standard" style:list-style-name="L2">
      <style:text-properties fo:background-color="transparent"/>
    </style:style>
    <style:style style:name="P8" style:family="paragraph" style:parent-style-name="Standard" style:list-style-name="L3">
      <style:text-properties fo:background-color="transparent"/>
    </style:style>
    <style:style style:name="P9" style:family="paragraph" style:parent-style-name="Standard" style:list-style-name="WW8Num7">
      <style:text-properties fo:background-color="transparent"/>
    </style:style>
    <style:style style:name="P10" style:family="paragraph" style:parent-style-name="Standard" style:list-style-name="WW8Num6">
      <style:text-properties fo:background-color="transparent"/>
    </style:style>
    <style:style style:name="P11" style:family="paragraph" style:parent-style-name="Standard" style:list-style-name="L6">
      <style:text-properties fo:background-color="transparent"/>
    </style:style>
    <style:style style:name="P12" style:family="paragraph" style:parent-style-name="Standard" style:list-style-name="L7">
      <style:text-properties fo:background-color="transparent"/>
    </style:style>
    <style:style style:name="P13" style:family="paragraph" style:parent-style-name="Standard" style:list-style-name="WW8Num3">
      <style:text-properties fo:background-color="transparent"/>
    </style:style>
    <style:style style:name="P14" style:family="paragraph" style:parent-style-name="Standard" style:list-style-name="WW8Num4">
      <style:text-properties fo:background-color="transparent"/>
    </style:style>
    <style:style style:name="P15" style:family="paragraph" style:parent-style-name="Standard" style:list-style-name="L1">
      <style:paragraph-properties fo:orphans="2" fo:widows="2" style:writing-mode="lr-tb">
        <style:tab-stops>
          <style:tab-stop style:position="0.75in"/>
        </style:tab-stops>
      </style:paragraph-properties>
      <style:text-properties fo:background-color="transparent"/>
    </style:style>
    <style:style style:name="P16" style:family="paragraph" style:parent-style-name="Heading_20_1">
      <style:text-properties fo:background-color="transparent"/>
    </style:style>
    <style:style style:name="P17" style:family="paragraph" style:parent-style-name="Heading_20_1" style:master-page-name="Standard">
      <style:paragraph-properties fo:margin-top="0.3335in" fo:margin-bottom="0in" style:page-number="auto"/>
      <style:text-properties fo:background-color="transparent"/>
    </style:style>
    <style:style style:name="P18" style:family="paragraph" style:parent-style-name="Heading_20_1">
      <style:paragraph-properties fo:break-before="page"/>
      <style:text-properties fo:background-color="transparent"/>
    </style:style>
    <style:style style:name="P19" style:family="paragraph" style:parent-style-name="List_20_Paragraph" style:list-style-name="WW8Num15">
      <style:text-properties fo:background-color="transparent"/>
    </style:style>
    <style:style style:name="P20" style:family="paragraph" style:parent-style-name="List_20_Paragraph" style:list-style-name="L3">
      <style:text-properties fo:background-color="transparent"/>
    </style:style>
    <style:style style:name="P21" style:family="paragraph" style:parent-style-name="List_20_Paragraph" style:list-style-name="L4">
      <style:text-properties fo:background-color="transparent"/>
    </style:style>
    <style:style style:name="P22" style:family="paragraph" style:parent-style-name="List_20_Paragraph" style:list-style-name="L5">
      <style:text-properties fo:background-color="transparent"/>
    </style:style>
    <style:style style:name="P23" style:family="paragraph" style:parent-style-name="List_20_Paragraph" style:list-style-name="WW8Num15">
      <style:paragraph-properties fo:orphans="2" fo:widows="2" style:writing-mode="lr-tb"/>
      <style:text-properties fo:background-color="transparent"/>
    </style:style>
    <style:style style:name="P2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in" fo:margin-right="0in" fo:margin-top="0in" fo:margin-bottom="0in" fo:line-height="100%" fo:text-align="center" fo:text-indent="0in"/>
      <style:text-properties fo:color="#808080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dash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solid" svg:stroke-width="0in" svg:stroke-color="#000000" draw:marker-start="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solid" svg:stroke-width="0in" svg:stroke-color="#000000" draw:marker-start="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dash" draw:stroke-dash="Fine_20_Dashed_20__28_var_29_" svg:stroke-width="0in" svg:stroke-color="#666666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dash" draw:stroke-dash="Fine_20_Dashed_20__28_var_29_" svg:stroke-width="0in" svg:stroke-color="#666666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dash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solid" svg:stroke-width="0in" svg:stroke-color="#000000" draw:marker-start="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solid" svg:stroke-width="0in" svg:stroke-color="#000000" draw:marker-start="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dash" draw:stroke-dash="Fine_20_Dashed_20__28_var_29_" svg:stroke-width="0in" svg:stroke-color="#666666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dash" draw:stroke-dash="Fine_20_Dashed_20__28_var_29_" svg:stroke-width="0in" svg:stroke-color="#666666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22517629519658429" text:style-name="Outline">
        <text:list-item>
          <text:h text:style-name="P17" text:outline-level="1">Chipkit 3D<text:bookmark text:name="_GoBack"/>P</text:h>
        </text:list-item>
        <text:list-item>
          <text:h text:style-name="P16" text:outline-level="1">Overview</text:h>
        </text:list-item>
      </text:list>
      <text:p text:style-name="P3"/>
      <text:p text:style-name="P1">The purpose of the Chipkit 3DP is to provide a high performance motion control system based on Microchip components, and targeting low- to medium-power CNC applications such as 3D Printers, Pick &amp; Place, Pen Plotters, Laser Cutters, hobby-grade Milling Machines and Foam Cutters.</text:p>
      <text:p text:style-name="P1">Key features include:</text:p>
      <text:list xml:id="list8451265641553358194" text:style-name="WW8Num5">
        <text:list-item>
          <text:p text:style-name="P4">Precise real time motion planning and stepper control using true floating point math;</text:p>
        </text:list-item>
        <text:list-item>
          <text:p text:style-name="P4">High performance MCU with hardware FPU (PIC32MZ2048EF);</text:p>
        </text:list-item>
        <text:list-item>
          <text:p text:style-name="P4">Low cost (&lt;$99);</text:p>
        </text:list-item>
        <text:list-item>
          <text:p text:style-name="P4">Onboard support for standard 3D Printer configuration (5 steppers + 2 hot ends + heated bed + PWM-controlled fans);</text:p>
        </text:list-item>
        <text:list-item>
          <text:p text:style-name="P4">Connectivity including USB Device (PC), Ethernet, USB Host (MSD support), onboard microSD card, optional WiFi;</text:p>
        </text:list-item>
        <text:list-item>
          <text:p text:style-name="P4">Expansion bus for added functionality and distributed peripherals;</text:p>
        </text:list-item>
        <text:list-item>
          <text:p text:style-name="P4">Support for legacy RepRap LCD interface and hi-res TFT w/touch screen.</text:p>
        </text:list-item>
      </text:list>
      <text:p text:style-name="P1"/>
      <text:p text:style-name="P1"><draw:g text:anchor-type="paragraph" draw:z-index="0" draw:style-name="gr1"><draw:g draw:style-name="gr2"><draw:path draw:style-name="gr3" draw:text-style-name="P24" svg:width="1.4933in" svg:height="1.4028in" svg:x="3.298in" svg:y="1.3449in" svg:viewBox="0 0 3794 3564" svg:d="M0 3564c0-1188 0-2376 0-3564 1265 0 2529 0 3794 0 0 1188 0 2376 0 3564-1265 0-2529 0-3794 0z"><text:p/></draw:path><draw:path draw:style-name="gr4" draw:text-style-name="P24" svg:width="0.1059in" svg:height="0.1299in" svg:x="3.4949in" svg:y="1.978in" svg:viewBox="0 0 270 331" svg:d="M0 331v-331h133c23 0 42 1 54 3 17 3 32 8 44 16 12 7 21 17 28 32 7 14 11 29 11 44 0 28-10 53-29 72-19 20-54 29-104 29h-90v135zM47 157h91c30 0 52-5 65-16 13-10 19-25 19-44 0-14-4-26-11-35-8-11-18-17-30-20-8-2-23-3-44-3h-90z"><text:p/></draw:path><draw:path draw:style-name="gr5" draw:text-style-name="P24" svg:width="0.0181in" svg:height="0.1299in" svg:x="3.6272in" svg:y="1.978in" svg:viewBox="0 0 47 331" svg:d="M0 331c0-110 0-221 0-331 16 0 31 0 47 0 0 110 0 221 0 331-16 0-31 0-47 0z"><text:p/></draw:path><draw:path draw:style-name="gr6" draw:text-style-name="P24" svg:width="0.122in" svg:height="0.1343in" svg:x="3.674in" svg:y="1.9756in" svg:viewBox="0 0 311 342" svg:d="M264 221l47 11c-10 36-27 64-53 82-25 19-56 28-93 28-38 0-68-7-92-21-24-15-42-36-54-64-13-27-19-57-19-89 0-34 7-64 21-89 14-27 34-45 60-59 26-13 53-20 85-20 35 0 65 8 89 25s41 40 50 71l-46 11c-8-25-20-42-36-53-15-11-35-17-58-17-28 0-50 7-67 19-19 12-32 28-39 49-7 20-11 42-11 63 0 28 4 54 13 74 9 21 22 37 41 47 17 10 37 16 59 16 26 0 48-8 66-22s31-34 37-62z"><text:p/></draw:path><draw:path draw:style-name="gr7" draw:text-style-name="P24" svg:width="0.0906in" svg:height="0.1327in" svg:x="3.8118in" svg:y="1.9776in" svg:viewBox="0 0 231 338" svg:d="M0 245l45-6c5 23 13 40 25 50s26 15 44 15c19 0 37-7 50-20 14-13 21-30 21-48 0-19-6-35-19-46-13-12-30-19-50-19-7 0-17 2-29 5l5-36c3 0 5 0 7 0 16 0 32-3 47-13 14-9 21-23 21-42 0-15-5-27-16-36-11-11-24-15-40-15-17 0-31 4-42 15-11 10-18 25-21 45l-45-8c5-27 17-49 36-64s42-22 70-22c19 0 37 4 53 11 16 9 28 19 37 32 9 14 13 28 13 43 0 14-4 27-12 39-8 13-21 22-37 28 21 5 38 14 50 28 12 15 18 32 18 54 0 28-11 53-34 73-22 19-51 30-84 30-31 0-57-9-78-26-20-17-32-40-35-67z"><text:p/></draw:path><draw:path draw:style-name="gr8" draw:text-style-name="P24" svg:width="0.0917in" svg:height="0.1303in" svg:x="3.9165in" svg:y="1.9776in" svg:viewBox="0 0 234 332" svg:d="M234 293v39h-234c0-9 1-20 5-28 6-15 16-30 29-44 13-15 32-32 57-50 37-29 63-53 77-71 14-16 21-33 21-48 0-16-6-30-19-40-12-12-28-17-48-17s-37 5-50 17c-12 13-19 29-19 50l-45-6c3-30 15-54 35-71 20-16 47-24 80-24 34 0 61 8 81 26s30 39 30 66c0 13-3 26-9 39-6 12-15 26-29 40s-36 34-67 58c-25 21-42 35-50 42-7 7-13 14-18 22z"><text:p/></draw:path><draw:path draw:style-name="gr9" draw:text-style-name="P24" svg:width="0.1319in" svg:height="0.1299in" svg:x="4.0339in" svg:y="1.978in" svg:viewBox="0 0 336 331" svg:d="M0 331v-331h70l83 234c7 22 13 38 17 49 4-12 10-29 19-53l86-230h61v331h-45v-277l-104 277h-41l-101-280v280z"><text:p/></draw:path><draw:path draw:style-name="gr10" draw:text-style-name="P24" svg:width="0.1094in" svg:height="0.1299in" svg:x="4.1839in" svg:y="1.978in" svg:viewBox="0 0 279 331" svg:d="M0 331v-41l181-210c13-15 25-29 37-41h-197v-39h252v39l-199 229-20 24h225v39z"><text:p/></draw:path><draw:path draw:style-name="gr11" draw:text-style-name="P24" svg:width="0.0524in" svg:height="0.0157in" svg:x="4.3039in" svg:y="2.0531in" svg:viewBox="0 0 134 41" svg:d="M0 41c0-14 0-27 0-41 45 0 90 0 134 0 0 14 0 27 0 41-44 0-89 0-134 0z"><text:p/></draw:path><draw:path draw:style-name="gr12" draw:text-style-name="P24" svg:width="0.1028in" svg:height="0.1299in" svg:x="4.3783in" svg:y="1.978in" svg:viewBox="0 0 262 331" svg:d="M0 331c0-110 0-221 0-331 85 0 169 0 254 0 0 13 0 26 0 39-69 0-139 0-207 0 0 34 0 68 0 101 65 0 129 0 194 0 0 13 0 27 0 40-65 0-129 0-194 0 0 37 0 74 0 112 71 0 143 0 215 0 0 13 0 26 0 39-88 0-174 0-262 0z"><text:p/></draw:path><draw:path draw:style-name="gr13" draw:text-style-name="P24" svg:width="0.0929in" svg:height="0.1299in" svg:x="4.5075in" svg:y="1.978in" svg:viewBox="0 0 237 331" svg:d="M0 331c0-110 0-221 0-331 79 0 158 0 237 0 0 13 0 26 0 39-64 0-126 0-190 0 0 34 0 69 0 102 55 0 109 0 164 0 0 13 0 26 0 40-55 0-109 0-164 0 0 50 0 100 0 150-16 0-31 0-47 0z"><text:p/></draw:path></draw:g><draw:g draw:style-name="gr2"><draw:path draw:style-name="gr14" draw:text-style-name="P25" svg:width="0.9953in" svg:height="0.935in" svg:x="3.1732in" svg:y="3.5075in" svg:viewBox="0 0 2529 2376" svg:d="M0 2376c0-792 0-1584 0-2376 843 0 1686 0 2529 0 0 792 0 1584 0 2376-843 0-1686 0-2529 0z"><text:p/></draw:path><draw:path draw:style-name="gr15" draw:text-style-name="P25" svg:width="0.0937in" svg:height="0.115in" svg:x="3.3866in" svg:y="3.6528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16" draw:text-style-name="P25" svg:width="0.0417in" svg:height="0.1102in" svg:x="3.4933in" svg:y="3.6571in" svg:viewBox="0 0 107 281" svg:d="M102 246l5 31c-10 2-20 4-28 4-14 0-24-3-32-7-7-4-12-9-15-16-3-6-5-19-5-41v-118h-27v-27h27v-51l37-21v72h38v27h-38v119c0 10 1 17 2 20 1 2 3 4 7 6 3 2 7 3 12 3s10 0 17-1z"><text:p/></draw:path><draw:path draw:style-name="gr17" draw:text-style-name="P25" svg:width="0.0787in" svg:height="0.0843in" svg:x="3.5425in" svg:y="3.6835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18" draw:text-style-name="P25" svg:width="0.0744in" svg:height="0.1134in" svg:x="3.6402in" svg:y="3.6835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19" draw:text-style-name="P25" svg:width="0.0744in" svg:height="0.1134in" svg:x="3.7331in" svg:y="3.6835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20" draw:text-style-name="P25" svg:width="0.0787in" svg:height="0.0843in" svg:x="3.8213in" svg:y="3.6835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21" draw:text-style-name="P25" svg:width="0.0461in" svg:height="0.0823in" svg:x="3.9189in" svg:y="3.6835in" svg:viewBox="0 0 118 210" svg:d="M0 210v-205h32v31c9-15 17-25 24-29 7-5 15-7 24-7 13 0 26 4 38 11l-12 32c-9-5-18-7-27-7-8 0-15 1-22 6-6 5-11 11-14 20-4 12-6 26-6 40v108z"><text:p/></draw:path><draw:path draw:style-name="gr22" draw:text-style-name="P25" svg:width="0.0972in" svg:height="0.111in" svg:x="3.4642in" svg:y="3.8295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draw:path draw:style-name="gr23" draw:text-style-name="P25" svg:width="0.0461in" svg:height="0.0823in" svg:x="3.5815in" svg:y="3.8583in" svg:viewBox="0 0 118 210" svg:d="M0 210v-205h32v31c9-15 17-25 24-29 7-5 15-7 24-7 13 0 26 4 38 11l-12 32c-9-5-18-7-27-7-8 0-15 1-22 6-6 5-11 11-14 20-4 12-6 26-6 40v108z"><text:p/></draw:path><draw:path draw:style-name="gr24" draw:text-style-name="P25" svg:width="0.0142in" svg:height="0.111in" svg:x="3.637in" svg:y="3.8295in" svg:viewBox="0 0 37 283" svg:d="M0 39c0-13 0-26 0-39 12 0 25 0 37 0 0 13 0 26 0 39-12 0-25 0-37 0zM0 283c0-68 0-137 0-205 12 0 25 0 37 0 0 68 0 137 0 205-12 0-25 0-37 0z"><text:p/></draw:path><draw:path draw:style-name="gr25" draw:text-style-name="P25" svg:width="0.0783in" svg:height="0.0807in" svg:x="3.6642in" svg:y="3.8598in" svg:viewBox="0 0 200 206" svg:d="M82 206l-82-206h39l47 123c6 14 10 28 15 42 3-12 7-24 13-40l47-125h39l-80 206z"><text:p/></draw:path><draw:path draw:style-name="gr26" draw:text-style-name="P25" svg:width="0.0787in" svg:height="0.0843in" svg:x="3.7492in" svg:y="3.8583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27" draw:text-style-name="P25" svg:width="0.0461in" svg:height="0.0823in" svg:x="3.8469in" svg:y="3.8583in" svg:viewBox="0 0 118 210" svg:d="M0 210v-205h32v31c9-15 17-25 24-29 7-5 15-7 24-7 13 0 26 4 38 11l-12 32c-9-5-18-7-27-7-8 0-15 1-22 6-6 5-11 11-14 20-4 12-6 26-6 40v108z"><text:p/></draw:path><draw:path draw:style-name="gr28" draw:text-style-name="P25" svg:width="0.1102in" svg:height="0.111in" svg:x="3.4291in" svg:y="4.0039in" svg:viewBox="0 0 281 283" svg:d="M0 283l115-283h44l122 283h-46l-35-86h-125l-33 86zM87 167h101l-30-78c-10-24-18-44-22-59-4 18-10 36-17 54z"><text:p/></draw:path><draw:path draw:style-name="gr29" draw:text-style-name="P25" svg:width="0.0823in" svg:height="0.111in" svg:x="3.5429in" svg:y="4.0039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30" draw:text-style-name="P25" svg:width="0.0772in" svg:height="0.1134in" svg:x="3.6409in" svg:y="4.0035in" svg:viewBox="0 0 197 289" svg:d="M5 219l36-3c3 15 9 26 17 34 9 6 19 10 33 10 11 0 21-3 28-7 9-5 16-12 21-20 6-8 10-19 14-33 3-14 5-28 5-42 0-2 0-5 0-7-7 11-17 20-30 27-13 6-26 10-40 10-25 0-46-8-63-25s-26-40-26-68c0-29 9-51 27-69s41-26 68-26c19 0 36 5 52 15 17 9 29 24 37 42 9 19 13 45 13 80 0 36-4 65-13 87-8 21-20 37-37 48-16 11-35 17-57 17-24 0-43-6-58-19-15-12-24-29-27-51zM156 94c0-20-6-36-17-47-11-12-24-18-40-18-17 0-31 7-43 19-12 13-18 29-18 48 0 18 6 33 17 44 12 12 26 17 43 17s30-5 41-17c11-11 17-27 17-46z"><text:p/></draw:path><draw:path draw:style-name="gr31" draw:text-style-name="P25" svg:width="0.0776in" svg:height="0.1134in" svg:x="3.7335in" svg:y="4.0035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32" draw:text-style-name="P25" svg:width="0.0776in" svg:height="0.1134in" svg:x="3.8264in" svg:y="4.0035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33" draw:text-style-name="P25" svg:width="0.0795in" svg:height="0.0807in" svg:x="3.5854in" svg:y="4.2091in" svg:viewBox="0 0 203 206" svg:d="M0 206l80-106-75-100h45l35 50c7 9 12 16 16 22 6-8 12-17 16-23l37-49h45l-75 100 79 106h-45l-44-64-11-14-58 78z"><text:p/></draw:path><draw:path draw:style-name="gr34" draw:text-style-name="P25" svg:width="0.078in" svg:height="0.1114in" svg:x="3.6724in" svg:y="4.1799in" svg:viewBox="0 0 199 284" svg:d="M0 206l38-3c3 18 10 31 20 39 11 9 24 13 39 13 18 0 33-6 46-18 12-13 18-29 18-51 0-19-6-34-18-47-11-11-27-16-46-16-12 0-23 2-32 7-10 6-17 12-23 21l-35-5 29-146h149v34h-119l-16 75c18-12 37-17 57-17 25 0 47 8 65 25 18 18 27 39 27 66s-8 48-24 67c-19 23-46 34-78 34-28 0-50-7-67-21-18-14-28-34-30-57z"><text:p/></draw:path></draw:g><draw:g draw:style-name="gr2"><draw:path draw:style-name="gr35" draw:text-style-name="P26" svg:width="0.124in" svg:height="0.7594in" svg:x="3.6713in" svg:y="2.7476in" svg:viewBox="0 0 316 1930" svg:d="M0 1930c106-644 210-1286 316-1930"><text:p/></draw:path><draw:path draw:style-name="gr36" draw:text-style-name="P26" svg:width="0.0815in" svg:height="0.0709in" svg:x="3.5965in" svg:y="3.2787in" svg:viewBox="0 0 208 181" svg:d="M92 180c-33-4-57-17-73-36s-22-42-18-69c3-16 10-31 21-44s25-22 42-27c17-4 35-5 55-2 20 2 38 9 51 18 15 11 25 23 31 38 6 16 8 31 5 47-3 18-10 33-21 45-12 12-25 22-41 27-17 4-34 5-52 3zM97 155c23 4 43 0 58-10 15-11 24-25 27-43 3-19-1-35-13-49-10-14-29-23-54-27-16-2-30-2-43 2s-23 10-32 18c-8 10-13 20-15 33-3 17 1 34 12 48 10 15 30 24 60 28z"><text:p/></draw:path><draw:path draw:style-name="gr37" draw:text-style-name="P26" svg:width="0.0811in" svg:height="0.0665in" svg:x="3.6094in" svg:y="3.2031in" svg:viewBox="0 0 207 170" svg:d="M141 31l11-24c21 8 36 20 45 35s12 33 9 52c-3 21-10 37-21 48s-25 20-43 24-36 4-54 2c-21-3-38-9-52-19s-24-22-30-37-7-31-5-47c3-18 11-33 23-44 13-12 29-18 48-21l2 26c-15 2-26 7-34 14-8 8-13 17-15 30-3 14-1 26 5 38 5 10 14 18 25 24 12 6 24 9 37 11 16 2 31 2 44-1s24-8 31-18c8-9 13-19 15-30 2-14 0-27-7-38s-18-20-34-25z"><text:p/></draw:path><draw:path draw:style-name="gr38" draw:text-style-name="P26" svg:width="0.026in" svg:height="0.013in" svg:x="3.6858in" svg:y="3.185in" svg:viewBox="0 0 67 34" svg:d="M28 30l-28-4 4-26 28 4c10 2 18 4 23 8 6 5 10 10 12 18l-11 4c-1-5-4-8-8-11-4-2-10-4-18-6z"><text:p/></draw:path><draw:path draw:style-name="gr39" draw:text-style-name="P26" svg:width="0.0815in" svg:height="0.0693in" svg:x="3.6315in" svg:y="3.0669in" svg:viewBox="0 0 208 177" svg:d="M125 85l-24-4 13-78 74 11c8 13 14 27 17 40 3 14 4 27 1 41-3 18-9 34-20 48s-25 24-42 28c-17 6-35 8-55 5-19-3-37-9-52-20-15-10-25-22-31-38-6-15-7-32-4-51 2-13 6-25 13-35 6-10 14-18 22-23 10-4 22-8 36-9l2 24c-10 1-18 3-25 7-6 4-12 8-16 16-4 6-7 15-9 24-2 11-1 22 1 30s6 16 10 22c5 6 11 11 18 15 11 6 24 10 38 13 18 1 33 1 46-3 12-4 23-10 30-21 8-10 12-21 14-33 2-11 2-22-1-32-3-11-6-19-10-26l-37-4z"><text:p/></draw:path><draw:path draw:style-name="gr40" draw:text-style-name="P26" svg:width="0.0795in" svg:height="0.0634in" svg:x="3.6409in" svg:y="2.9953in" svg:viewBox="0 0 203 162" svg:d="M199 162l-199-29 11-69c2-13 5-22 7-28 3-9 7-16 13-22 6-5 13-9 22-11 9-3 18-4 28-2 17 2 30 9 40 21s13 30 8 56l-7 47 81 12zM99 122l8-48c2-15 1-27-4-35-6-7-14-12-25-13-9-2-16-1-23 3-6 3-11 8-14 13-2 4-4 11-5 23l-8 46z"><text:p/></draw:path><draw:path draw:style-name="gr41" draw:text-style-name="P26" svg:width="0.0795in" svg:height="0.0205in" svg:x="3.6524in" svg:y="2.9677in" svg:viewBox="0 0 203 53" svg:d="M199 53c-67-9-132-18-199-28 1-8 3-17 4-25 67 9 132 19 199 29-2 8-3 16-4 24z"><text:p/></draw:path><draw:path draw:style-name="gr42" draw:text-style-name="P26" svg:width="0.0815in" svg:height="0.0709in" svg:x="3.6606in" svg:y="2.8874in" svg:viewBox="0 0 208 181" svg:d="M92 180c-33-4-57-17-73-36s-22-42-18-69c3-16 10-31 21-44s25-22 42-27c17-4 35-5 55-2 20 2 38 9 51 18 15 11 25 23 31 38 6 16 8 31 5 47-3 18-10 33-21 45-12 12-25 22-41 27-17 4-34 5-52 3zM97 155c23 4 43 0 58-10 15-11 24-25 27-43 3-19-1-35-13-49-10-14-29-23-54-27-16-2-30-2-43 2s-23 10-32 18c-8 10-13 20-15 33-3 17 1 34 12 48 10 15 30 24 60 28z"><text:p/></draw:path></draw:g><draw:g draw:style-name="gr2"><draw:path draw:style-name="gr43" draw:text-style-name="P25" svg:width="0.8705in" svg:height="0.5843in" svg:x="1.9287in" svg:y="3.0988in" svg:viewBox="0 0 2212 1485" svg:d="M0 1485c0-495 0-990 0-1485 738 0 1475 0 2212 0 0 495 0 990 0 1485-737 0-1474 0-2212 0z"><text:p/></draw:path><draw:path draw:style-name="gr44" draw:text-style-name="P25" svg:width="0.1161in" svg:height="0.0823in" svg:x="2.0563in" svg:y="3.3614in" svg:viewBox="0 0 296 210" svg:d="M0 210v-205h33v29c7-11 16-19 27-25 12-6 25-9 39-9 16 0 29 3 39 9 11 7 18 15 22 27 18-24 40-36 68-36 22 0 39 6 50 17 12 11 18 29 18 52v141h-37v-130c0-14-1-24-4-29-2-7-6-12-13-15-6-4-14-6-22-6-16 0-28 5-39 14-10 10-15 25-15 47v119h-37v-133c0-16-3-27-9-36-5-7-15-11-29-11-10 0-20 3-29 7-9 6-15 14-19 24-4 9-6 24-6 43v106z"><text:p/></draw:path><draw:path draw:style-name="gr45" draw:text-style-name="P25" svg:width="0.0142in" svg:height="0.111in" svg:x="2.1965in" svg:y="3.3327in" svg:viewBox="0 0 37 283" svg:d="M0 39c0-13 0-26 0-39 12 0 25 0 37 0 0 13 0 26 0 39-12 0-25 0-37 0zM0 283c0-68 0-137 0-205 12 0 25 0 37 0 0 68 0 137 0 205-12 0-25 0-37 0z"><text:p/></draw:path><draw:path draw:style-name="gr46" draw:text-style-name="P25" svg:width="0.0748in" svg:height="0.0843in" svg:x="2.2283in" svg:y="3.3614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47" draw:text-style-name="P25" svg:width="0.0461in" svg:height="0.0823in" svg:x="2.315in" svg:y="3.3614in" svg:viewBox="0 0 118 210" svg:d="M0 210v-205h32v31c9-15 17-25 24-29 7-5 15-7 24-7 13 0 26 4 38 11l-12 32c-9-5-18-7-27-7-8 0-15 1-22 6-6 5-11 11-14 20-4 12-6 26-6 40v108z"><text:p/></draw:path><draw:path draw:style-name="gr48" draw:text-style-name="P25" svg:width="0.0795in" svg:height="0.0843in" svg:x="2.3646in" svg:y="3.3614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9" draw:text-style-name="P25" svg:width="0.0937in" svg:height="0.115in" svg:x="2.4594in" svg:y="3.3307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50" draw:text-style-name="P25" svg:width="0.0972in" svg:height="0.111in" svg:x="2.5764in" svg:y="3.3327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/draw:g><draw:g draw:style-name="gr2"><draw:path draw:style-name="gr51" draw:text-style-name="P26" svg:width="0.4976in" svg:height="0.3504in" svg:x="2.8in" svg:y="2.748in" svg:viewBox="0 0 1265 891" svg:d="M0 891c421-297 843-594 1265-891"><text:p/></draw:path><draw:path draw:style-name="gr52" draw:text-style-name="P26" svg:width="0.0776in" svg:height="0.0752in" svg:x="2.9291in" svg:y="2.8677in" svg:viewBox="0 0 198 192" svg:d="M54 167l19-15c7 6 14 11 21 14 8 2 16 3 26 0 10-2 19-6 28-12 8-6 13-13 17-19 5-7 7-12 7-19-1-5-3-11-6-16-4-4-8-7-13-9-6-1-13-1-21 1-6 2-17 5-34 12s-30 11-38 12c-11 2-21 1-29-2s-15-7-21-14c-6-8-9-17-10-26-1-10 2-20 8-30 6-9 15-18 26-25 11-9 23-14 35-17s23-3 34 1c10 4 19 9 27 19l-21 16c-9-9-18-14-28-14-9 0-20 3-32 12-13 9-20 17-22 26-2 8-1 16 4 21 4 6 10 9 17 10 6 1 20-3 39-11 20-9 34-14 43-15 13-3 24-3 32 0 10 3 18 9 24 16 7 9 10 18 11 28 1 11-2 21-8 31-6 12-15 20-26 28-14 11-27 17-40 20-14 3-26 2-38-2-12-5-23-11-31-21z"><text:p/></draw:path><draw:path draw:style-name="gr53" draw:text-style-name="P26" svg:width="0.0661in" svg:height="0.0846in" svg:x="2.9811in" svg:y="2.8232in" svg:viewBox="0 0 169 216" svg:d="M120 216l-120-151 60-43c11-7 19-13 26-15 8-4 17-7 25-7 7 0 15 2 23 6 9 3 16 9 22 17 10 13 14 27 13 42s-13 29-36 45l-39 29 48 61zM79 122l40-29c14-10 21-19 23-28s0-17-7-27c-5-5-11-10-18-12-6-2-13-2-20 0-4 2-11 6-20 12l-41 29z"><text:p/></draw:path><draw:path draw:style-name="gr54" draw:text-style-name="P26" svg:width="0.0555in" svg:height="0.0654in" svg:x="3.0413in" svg:y="2.8004in" svg:viewBox="0 0 142 167" svg:d="M120 167c-39-51-80-102-120-152 7-5 14-10 22-15 40 51 80 101 120 152-7 4-15 9-22 15z"><text:p/></draw:path></draw:g><draw:g draw:style-name="gr2"><draw:path draw:style-name="gr55" draw:text-style-name="P26" svg:width="0.8087in" svg:height="0.1752in" svg:x="2.489in" svg:y="2.3386in" svg:viewBox="0 0 2055 446" svg:d="M0 446c685-149 1370-297 2055-446"><text:p/></draw:path><draw:path draw:style-name="gr56" draw:text-style-name="P26" svg:width="0.0846in" svg:height="0.0811in" svg:x="2.765in" svg:y="2.3449in" svg:viewBox="0 0 216 207" svg:d="M45 207l-45-184 87-19c18-4 30-5 40-3 10 1 19 6 26 12 8 8 13 16 15 26 3 13 2 26-5 36-7 11-19 19-38 26 8 2 14 4 18 7 9 4 18 11 27 19l46 43-31 7-36-33c-10-9-18-17-25-21-6-5-10-8-15-10-4-2-9-3-13-3-3 0-8 1-14 3l-30 7 20 81zM46 97l56-12c12-2 20-5 26-9s10-9 13-14c2-6 2-11 1-18-2-8-7-15-16-19-8-3-18-4-33-1l-62 13z"><text:p/></draw:path><draw:path draw:style-name="gr57" draw:text-style-name="P26" svg:width="0.0917in" svg:height="0.0882in" svg:x="2.8413in" svg:y="2.3209in" svg:viewBox="0 0 234 225" svg:d="M45 225l-45-184 40-8 78 119c7 12 12 20 16 26 1-8 2-18 3-32l17-139 35-7 45 184-26 6-38-154-20 166-23 6-94-144 39 156z"><text:p/></draw:path><draw:path draw:style-name="gr58" draw:text-style-name="P26" svg:width="0.028in" svg:height="0.0744in" svg:x="2.9319in" svg:y="2.3154in" svg:viewBox="0 0 72 190" svg:d="M45 190c-15-62-30-123-45-184 9-2 18-4 26-6 15 62 31 123 46 184-9 2-18 4-27 6z"><text:p/></draw:path><draw:path draw:style-name="gr59" draw:text-style-name="P26" svg:width="0.028in" svg:height="0.0744in" svg:x="2.9626in" svg:y="2.3087in" svg:viewBox="0 0 72 190" svg:d="M45 190c-15-62-30-123-45-184 9-2 18-4 26-6 15 62 31 123 46 184-9 2-18 4-27 6z"><text:p/></draw:path></draw:g><draw:g draw:style-name="gr2"><draw:path draw:style-name="gr60" draw:text-style-name="P25" svg:width="0.9331in" svg:height="0.6425in" svg:x="1.5555in" svg:y="2.2217in" svg:viewBox="0 0 2371 1633" svg:d="M0 1633c0-544 0-1089 0-1633 791 0 1580 0 2371 0 0 544 0 1089 0 1633-791 0-1580 0-2371 0z"><text:p/></draw:path><draw:path draw:style-name="gr61" draw:text-style-name="P25" svg:width="0.0902in" svg:height="0.111in" svg:x="1.8654in" svg:y="2.3972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62" draw:text-style-name="P25" svg:width="0.0925in" svg:height="0.111in" svg:x="1.9768in" svg:y="2.3972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63" draw:text-style-name="P25" svg:width="0.1087in" svg:height="0.111in" svg:x="2.0827in" svg:y="2.3972in" svg:viewBox="0 0 277 283" svg:d="M116 283v-119l-116-164h48l60 86c10 16 20 32 30 48 9-15 20-32 33-51l59-83h47l-121 164v119z"><text:p/></draw:path><draw:path draw:style-name="gr64" draw:text-style-name="P25" svg:width="0.0736in" svg:height="0.111in" svg:x="1.687in" svg:y="2.572in" svg:viewBox="0 0 188 283" svg:d="M0 283c0-94 0-189 0-283 13 0 27 0 40 0 0 83 0 167 0 250 50 0 98 0 148 0 0 11 0 22 0 33-63 0-125 0-188 0z"><text:p/></draw:path><draw:path draw:style-name="gr65" draw:text-style-name="P25" svg:width="0.1102in" svg:height="0.111in" svg:x="1.7673in" svg:y="2.572in" svg:viewBox="0 0 281 283" svg:d="M0 283l115-283h44l122 283h-46l-35-86h-125l-33 86zM87 167h101l-30-78c-10-24-18-44-22-59-4 18-10 36-17 54z"><text:p/></draw:path><draw:path draw:style-name="gr66" draw:text-style-name="P25" svg:width="0.0933in" svg:height="0.111in" svg:x="1.8913in" svg:y="2.572in" svg:viewBox="0 0 238 283" svg:d="M0 283c0-94 0-189 0-283 14 0 27 0 41 0 53 74 106 149 159 223 0-74 0-149 0-223 13 0 25 0 38 0 0 94 0 189 0 283-14 0-27 0-41 0-53-73-106-148-159-222 0 74 0 149 0 222-13 0-25 0-38 0z"><text:p/></draw:path><draw:path draw:style-name="gr67" draw:text-style-name="P25" svg:width="0.0776in" svg:height="0.1134in" svg:x="2.0051in" svg:y="2.5717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68" draw:text-style-name="P25" svg:width="0.0764in" svg:height="0.1098in" svg:x="2.0992in" svg:y="2.5736in" svg:viewBox="0 0 195 280" svg:d="M0 34v-34h195v27c-19 20-39 45-58 77s-32 64-43 98c-7 23-12 50-14 78h-38c0-23 5-50 14-81 9-32 22-62 39-91 16-29 33-55 52-74z"><text:p/></draw:path><draw:path draw:style-name="gr69" draw:text-style-name="P25" svg:width="0.0783in" svg:height="0.1114in" svg:x="2.1886in" svg:y="2.5717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draw:path draw:style-name="gr70" draw:text-style-name="P25" svg:width="0.0772in" svg:height="0.1134in" svg:x="2.2843in" svg:y="2.5717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71" draw:text-style-name="P25" svg:width="0.6839in" svg:height="0.6425in" svg:x="-0.0004in" svg:y="2.2217in" svg:viewBox="0 0 1738 1633" svg:d="M0 1633c0-544 0-1089 0-1633 579 0 1159 0 1738 0 0 544 0 1089 0 1633-579 0-1159 0-1738 0z"><text:p/></draw:path><draw:path draw:style-name="gr72" draw:text-style-name="P25" svg:width="0.1035in" svg:height="0.111in" svg:x="0.161in" svg:y="2.4846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73" draw:text-style-name="P25" svg:width="0.0642in" svg:height="0.113in" svg:x="0.272in" svg:y="2.4846in" svg:viewBox="0 0 164 288" svg:d="M0 203l36-5c1 22 5 37 13 44 7 9 18 12 31 12 10 0 18-1 25-6s12-10 15-18c3-7 4-19 4-35v-195h40v193c0 24-3 42-9 55s-16 23-28 30c-13 6-29 10-46 10-27 0-47-7-61-21s-21-36-20-64z"><text:p/></draw:path><draw:path draw:style-name="gr74" draw:text-style-name="P25" svg:width="0.0823in" svg:height="0.111in" svg:x="0.352in" svg:y="2.4846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75" draw:text-style-name="P25" svg:width="0.078in" svg:height="0.1114in" svg:x="0.4504in" svg:y="2.4862in" svg:viewBox="0 0 199 284" svg:d="M0 206l38-3c3 18 10 31 20 39 11 9 24 13 39 13 18 0 33-6 46-18 12-13 18-29 18-51 0-19-6-34-18-47-11-11-27-16-46-16-12 0-23 2-32 7-10 6-17 12-23 21l-35-5 29-146h149v34h-119l-16 75c18-12 37-17 57-17 25 0 47 8 65 25 18 18 27 39 27 66s-8 48-24 67c-19 23-46 34-78 34-28 0-50-7-67-21-18-14-28-34-30-57z"><text:p/></draw:path></draw:g><draw:g draw:style-name="gr2"><draw:path draw:style-name="gr76" draw:text-style-name="P26" svg:width="0.8709in" svg:height="0in" svg:x="0.6843in" svg:y="2.5724in" svg:viewBox="0 0 2213 0" svg:d="M0 0c738 0 1476 0 2213 0"><text:p/></draw:path><draw:path draw:style-name="gr77" draw:text-style-name="P26" svg:width="0.0291in" svg:height="0.074in" svg:x="0.8248in" svg:y="2.4744in" svg:viewBox="0 0 75 189" svg:d="M75 189h-25v-147c-6 5-14 10-24 16-9 5-18 9-26 11v-21c14-7 26-14 37-23 10-8 18-17 22-25h16z"><text:p/></draw:path><draw:path draw:style-name="gr78" draw:text-style-name="P26" svg:width="0.0508in" svg:height="0.0752in" svg:x="0.8799in" svg:y="2.4744in" svg:viewBox="0 0 130 192" svg:d="M0 96c0-22 2-40 7-54s12-24 22-31 22-11 37-11c10 0 20 2 28 7 8 3 15 9 20 16 4 8 8 17 11 28 3 12 5 27 5 45 0 22-2 40-7 54-5 13-11 24-21 31s-22 11-36 11c-20 0-35-7-46-19-13-16-20-42-20-77zM25 96c0 31 4 52 12 62 7 10 17 15 29 15 11 0 21-5 28-15 8-10 12-31 12-62s-4-51-12-61c-7-11-17-15-29-15-11 0-20 4-27 13-9 12-13 32-13 63z"><text:p/></draw:path><draw:path draw:style-name="gr79" draw:text-style-name="P26" svg:width="0.0508in" svg:height="0.0752in" svg:x="0.9409in" svg:y="2.4744in" svg:viewBox="0 0 130 192" svg:d="M0 96c0-22 2-40 7-54s12-24 22-31 22-11 37-11c10 0 20 2 28 7 8 3 15 9 20 16 4 8 8 17 11 28 3 12 5 27 5 45 0 22-2 40-7 54-5 13-11 24-21 31s-22 11-36 11c-20 0-35-7-46-19-13-16-20-42-20-77zM25 96c0 31 4 52 12 62 7 10 17 15 29 15 11 0 21-5 28-15 8-10 12-31 12-62s-4-51-12-61c-7-11-17-15-29-15-11 0-20 4-27 13-9 12-13 32-13 63z"><text:p/></draw:path><draw:path draw:style-name="gr80" draw:text-style-name="P26" svg:width="0.0591in" svg:height="0.074in" svg:x="1.0055in" svg:y="2.4744in" svg:viewBox="0 0 151 189" svg:d="M0 189v-189h75c16 0 28 2 37 6 9 3 16 10 21 17 5 9 8 17 8 26 0 8-2 16-7 22-5 8-12 13-21 18 12 4 21 9 28 17s10 17 10 29c0 8-2 17-6 24-4 8-9 13-15 18-6 4-13 6-21 9-9 2-19 3-32 3zM27 80h43c11 0 20-1 25-2 7-2 12-6 15-10s5-10 5-17c0-6-2-12-5-16-3-5-7-8-13-10s-16-3-30-3h-40zM27 167h50c9 0 15 0 18-1 7-1 12-3 16-5 4-3 6-7 9-11s4-10 4-15c0-8-2-13-7-19-3-6-8-8-15-11-7-2-17-3-29-3h-46z"><text:p/></draw:path><draw:path draw:style-name="gr81" draw:text-style-name="P26" svg:width="0.0524in" svg:height="0.0559in" svg:x="1.076in" svg:y="2.4937in" svg:viewBox="0 0 134 143" svg:d="M104 123c-9 8-18 13-27 15-8 3-17 5-27 5-16 0-28-4-37-11-9-8-13-17-13-28 0-7 2-12 5-18s7-10 13-14c5-3 11-6 18-7 4-1 12-2 22-3 20-3 34-6 44-9 0-2 0-5 0-5 0-10-2-17-7-21-6-5-16-7-29-7-11 0-20 2-26 5-5 4-9 11-12 20l-25-3c2-9 6-18 11-23 5-6 13-11 22-14 10-3 21-5 34-5 12 0 23 1 31 4 7 3 13 6 16 11 4 4 6 9 8 15 1 5 1 11 1 21v32c0 22 1 35 2 40 1 7 3 12 6 17h-24c-3-4-5-10-6-17zM102 71c-9 4-23 7-41 9-10 1-17 3-22 5-4 1-7 4-10 8-2 2-3 6-3 11s3 11 8 15 12 6 22 6c9 0 18-2 25-5 8-5 13-10 17-17 3-5 4-13 4-23z"><text:p/></draw:path><draw:path draw:style-name="gr82" draw:text-style-name="P26" svg:width="0.0465in" svg:height="0.0559in" svg:x="1.1374in" svg:y="2.4937in" svg:viewBox="0 0 119 143" svg:d="M0 98l25-3c1 10 5 17 11 22s15 7 26 7 20-1 25-6 8-9 8-16c0-5-3-9-8-12-4-2-12-5-25-9-18-3-30-7-37-10-7-4-13-7-16-13-4-6-6-12-6-19 0-5 1-11 4-17 3-5 7-9 13-13 3-2 9-4 15-6 7-2 14-3 21-3 12 0 22 2 30 5 9 2 15 7 20 13 4 5 6 12 8 21l-25 3c-1-7-4-13-9-17s-12-6-22-6c-11 0-18 2-23 5-5 4-7 8-7 12 0 3 1 6 3 9s5 5 9 6c2 1 9 3 21 6 17 5 29 8 36 11s13 7 17 12c3 5 5 12 5 20s-2 15-6 22c-5 6-12 12-21 16-9 3-19 5-30 5-19 0-33-4-43-11-10-8-16-19-19-34z"><text:p/></draw:path><draw:path draw:style-name="gr83" draw:text-style-name="P26" svg:width="0.0528in" svg:height="0.0559in" svg:x="1.1937in" svg:y="2.4937in" svg:viewBox="0 0 135 143" svg:d="M111 96l23 3c-4 14-11 24-21 33-11 7-26 11-43 11-21 0-38-6-51-19-13-12-19-29-19-51 0-23 6-41 19-54 13-12 30-19 50-19s36 7 47 19c13 12 19 30 19 52 0 2 0 4 0 7h-110c1 15 6 27 14 34 9 9 19 12 32 12 9 0 17-1 24-6s12-12 16-22zM26 59h85c-1-12-4-21-10-26-8-10-19-14-32-14-12 0-22 3-30 11-8 7-12 17-13 29z"><text:p/></draw:path><draw:path draw:style-name="gr84" draw:text-style-name="P26" svg:width="0.0299in" svg:height="0.0083in" svg:x="1.2547in" svg:y="2.5173in" svg:viewBox="0 0 77 22" svg:d="M0 22c0-7 0-15 0-22 26 0 51 0 77 0 0 7 0 15 0 22-26 0-51 0-77 0z"><text:p/></draw:path><draw:path draw:style-name="gr85" draw:text-style-name="P26" svg:width="0.0626in" svg:height="0.074in" svg:x="1.2902in" svg:y="2.4744in" svg:viewBox="0 0 160 189" svg:d="M67 189c0-55 0-111 0-167-22 0-45 0-67 0 0-7 0-15 0-22 54 0 107 0 160 0 0 7 0 15 0 22-22 0-45 0-66 0 0 56 0 112 0 167-9 0-18 0-27 0z"><text:p/></draw:path><draw:path draw:style-name="gr86" draw:text-style-name="P26" svg:width="0.0713in" svg:height="0.074in" svg:x="1.3559in" svg:y="2.4744in" svg:viewBox="0 0 182 189" svg:d="M0 189l77-98-69-91h33l36 49c8 10 13 17 16 22 5-6 10-14 16-21l38-50h31l-69 91 73 98h-33l-49-66c-3-4-5-8-7-11-4 5-7 10-9 11l-51 66z"><text:p/></draw:path></draw:g><draw:g draw:style-name="gr2"><draw:path draw:style-name="gr87" draw:text-style-name="P26" svg:width="0.8087in" svg:height="0in" svg:x="2.489in" svg:y="1.5787in" svg:viewBox="0 0 2055 0" svg:d="M0 0c685 0 1370 0 2055 0"><text:p/></draw:path><draw:path draw:style-name="gr88" draw:text-style-name="P26" svg:width="0.0614in" svg:height="0.074in" svg:x="2.6949in" svg:y="1.4807in" svg:viewBox="0 0 157 189" svg:d="M0 189c0-63 0-126 0-189 9 0 18 0 27 0 0 26 0 51 0 78 35 0 69 0 103 0 0-27 0-52 0-78 9 0 18 0 27 0 0 63 0 126 0 189-9 0-18 0-27 0 0-30 0-59 0-89-34 0-68 0-103 0 0 30 0 59 0 89-9 0-18 0-27 0z"><text:p/></draw:path><draw:path draw:style-name="gr89" draw:text-style-name="P26" svg:width="0.0622in" svg:height="0.0764in" svg:x="2.7709in" svg:y="1.4795in" svg:viewBox="0 0 159 195" svg:d="M0 130l25-2c1 10 4 18 8 24s11 11 20 15c9 3 19 5 31 5 10 0 19-2 26-5 7-2 13-6 16-11 4-5 6-10 6-16s-2-11-5-16c-4-3-10-7-17-10-5-2-17-5-35-9s-30-9-38-12c-10-5-17-11-22-17-5-8-7-15-7-24 0-10 3-18 9-27 5-8 14-15 25-18 11-5 23-7 37-7s28 2 38 7c11 4 20 11 26 19 6 10 10 19 10 30l-27 1c-1-11-6-20-12-26-8-6-19-9-34-9-16 0-27 3-34 9-7 5-11 12-11 20 0 6 3 12 8 16s17 9 38 13c21 5 35 9 43 13 12 4 21 11 26 18 6 9 9 17 9 27 0 11-3 20-9 29s-15 15-27 20c-10 5-23 8-37 8-18 0-34-3-46-8s-22-13-29-22c-7-11-11-22-11-35z"><text:p/></draw:path><draw:path draw:style-name="gr90" draw:text-style-name="P26" svg:width="0.0614in" svg:height="0.0752in" svg:x="2.8807in" svg:y="1.4807in" svg:viewBox="0 0 157 192" svg:d="M130 0h27v109c0 19-2 34-7 45-4 12-13 20-25 27-11 7-26 11-46 11-18 0-34-3-46-10-12-5-20-15-25-26s-8-27-8-47v-109h27v109c0 15 2 28 5 35 3 8 9 14 16 18 8 5 18 6 29 6 20 0 33-3 41-12 8-8 12-24 12-47z"><text:p/></draw:path><draw:path draw:style-name="gr91" draw:text-style-name="P26" svg:width="0.0622in" svg:height="0.0764in" svg:x="2.9567in" svg:y="1.4795in" svg:viewBox="0 0 159 195" svg:d="M0 130l25-2c1 10 4 18 8 24s11 11 20 15c9 3 19 5 31 5 10 0 19-2 26-5 7-2 13-6 16-11 4-5 6-10 6-16s-2-11-5-16c-4-3-10-7-17-10-5-2-17-5-35-9s-30-9-38-12c-10-5-17-11-22-17-5-8-7-15-7-24 0-10 3-18 9-27 5-8 14-15 25-18 11-5 23-7 37-7s28 2 38 7c11 4 20 11 26 19 6 10 10 19 10 30l-27 1c-1-11-6-20-12-26-8-6-19-9-34-9-16 0-27 3-34 9-7 5-11 12-11 20 0 6 3 12 8 16s17 9 38 13c21 5 35 9 43 13 12 4 21 11 26 18 6 9 9 17 9 27 0 11-3 20-9 29s-15 15-27 20c-10 5-23 8-37 8-18 0-34-3-46-8s-22-13-29-22c-7-11-11-22-11-35z"><text:p/></draw:path><draw:path draw:style-name="gr92" draw:text-style-name="P26" svg:width="0.0591in" svg:height="0.074in" svg:x="3.0346in" svg:y="1.4807in" svg:viewBox="0 0 151 189" svg:d="M0 189v-189h75c16 0 28 2 37 6 9 3 16 10 21 17 5 9 8 17 8 26 0 8-2 16-7 22-5 8-12 13-21 18 12 4 21 9 28 17s10 17 10 29c0 8-2 17-6 24-4 8-9 13-15 18-6 4-13 6-21 9-9 2-19 3-32 3zM27 80h43c11 0 20-1 25-2 7-2 12-6 15-10s5-10 5-17c0-6-2-12-5-16-3-5-7-8-13-10s-16-3-30-3h-40zM27 167h50c9 0 15 0 18-1 7-1 12-3 16-5 4-3 6-7 9-11s4-10 4-15c0-8-2-13-7-19-3-6-8-8-15-11-7-2-17-3-29-3h-46z"><text:p/></draw:path></draw:g><draw:g draw:style-name="gr2"><draw:path draw:style-name="gr93" draw:text-style-name="P25" svg:width="1.1201in" svg:height="0.6425in" svg:x="1.3685in" svg:y="1.2276in" svg:viewBox="0 0 2846 1633" svg:d="M0 1633c0-544 0-1089 0-1633 949 0 1897 0 2846 0 0 544 0 1089 0 1633-949 0-1897 0-2846 0z"><text:p/></draw:path><draw:path draw:style-name="gr94" draw:text-style-name="P25" svg:width="0.0925in" svg:height="0.113in" svg:x="1.5043in" svg:y="1.4031in" svg:viewBox="0 0 236 288" svg:d="M195 0h41v164c0 28-3 51-10 67-7 17-20 31-37 41-18 11-42 16-71 16-27 0-50-5-68-14-18-8-31-22-38-39-8-18-12-41-12-71v-164h41v163c0 24 2 43 7 54 5 12 13 21 25 27 12 7 26 10 42 10 29 0 49-7 62-19 12-12 18-37 18-72z"><text:p/></draw:path><draw:path draw:style-name="gr95" draw:text-style-name="P25" svg:width="0.0937in" svg:height="0.115in" svg:x="1.6177in" svg:y="1.4016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96" draw:text-style-name="P25" svg:width="0.089in" svg:height="0.111in" svg:x="1.7335in" svg:y="1.4031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97" draw:text-style-name="P25" svg:width="0.0937in" svg:height="0.115in" svg:x="1.8866in" svg:y="1.4016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98" draw:text-style-name="P25" svg:width="0.1173in" svg:height="0.0807in" svg:x="1.9902in" svg:y="1.4339in" svg:viewBox="0 0 299 206" svg:d="M67 206l-67-206h39l35 119 12 44c1-2 5-16 12-42l33-121h38l33 120 10 39 13-40 38-119h36l-70 206h-38l-34-123-8-35-44 158z"><text:p/></draw:path><draw:path draw:style-name="gr99" draw:text-style-name="P25" svg:width="0.0142in" svg:height="0.111in" svg:x="2.1197in" svg:y="1.4031in" svg:viewBox="0 0 37 283" svg:d="M0 39c0-13 0-26 0-39 12 0 25 0 37 0 0 13 0 26 0 39-12 0-25 0-37 0zM0 283c0-68 0-137 0-205 12 0 25 0 37 0 0 68 0 137 0 205-12 0-25 0-37 0z"><text:p/></draw:path><draw:path draw:style-name="gr100" draw:text-style-name="P25" svg:width="0.0417in" svg:height="0.1102in" svg:x="2.1476in" svg:y="1.4055in" svg:viewBox="0 0 107 281" svg:d="M102 246l5 31c-10 2-20 4-28 4-14 0-24-3-32-7-7-4-12-9-15-16-3-6-5-19-5-41v-118h-27v-27h27v-51l37-21v72h38v27h-38v119c0 10 1 17 2 20 1 2 3 4 7 6 3 2 7 3 12 3s10 0 17-1z"><text:p/></draw:path><draw:path draw:style-name="gr101" draw:text-style-name="P25" svg:width="0.0748in" svg:height="0.0843in" svg:x="2.1976in" svg:y="1.4319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102" draw:text-style-name="P25" svg:width="0.0689in" svg:height="0.111in" svg:x="2.2854in" svg:y="1.4031in" svg:viewBox="0 0 176 283" svg:d="M0 283v-283h37v101c17-19 39-28 65-28 15 0 29 3 41 9s20 14 25 25 8 26 8 46v130h-37v-131c0-16-4-29-12-37s-18-12-33-12c-11 0-21 3-30 8-10 5-17 12-21 22-4 9-6 21-6 38v112z"><text:p/></draw:path><draw:path draw:style-name="gr103" draw:text-style-name="P25" svg:width="0.0925in" svg:height="0.113in" svg:x="1.5854in" svg:y="1.578in" svg:viewBox="0 0 236 288" svg:d="M195 0h41v164c0 28-3 51-10 67-7 17-20 31-37 41-18 11-42 16-71 16-27 0-50-5-68-14-18-8-31-22-38-39-8-18-12-41-12-71v-164h41v163c0 24 2 43 7 54 5 12 13 21 25 27 12 7 26 10 42 10 29 0 49-7 62-19 12-12 18-37 18-72z"><text:p/></draw:path><draw:path draw:style-name="gr104" draw:text-style-name="P25" svg:width="0.0937in" svg:height="0.115in" svg:x="1.6988in" svg:y="1.576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105" draw:text-style-name="P25" svg:width="0.089in" svg:height="0.111in" svg:x="1.8146in" svg:y="1.578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106" draw:text-style-name="P25" svg:width="0.0772in" svg:height="0.1134in" svg:x="1.9209in" svg:y="1.5776in" svg:viewBox="0 0 197 289" svg:d="M0 210l38-4c4 19 11 33 22 41 10 8 22 13 37 13 18 0 32-6 44-17s18-25 18-42c0-16-6-29-17-39s-25-15-41-15c-7 0-16 1-27 4l4-31c3 0 5 0 6 0 16 0 29-4 41-11 12-8 18-20 18-36 0-12-5-23-14-32-9-8-20-12-34-12s-26 5-36 13c-9 9-15 21-18 38l-38-7c5-23 15-41 31-54 16-12 36-19 60-19 16 0 30 4 44 10 14 7 25 15 32 27s11 24 11 37c0 12-4 23-11 33s-17 18-31 24c18 4 32 12 43 24 10 12 15 27 15 45 0 25-10 46-29 64-19 17-43 25-72 25-26 0-48-7-66-21-18-15-28-34-30-58z"><text:p/></draw:path><draw:path draw:style-name="gr107" draw:text-style-name="P25" svg:width="0.0764in" svg:height="0.1098in" svg:x="2.0146in" svg:y="1.5795in" svg:viewBox="0 0 195 280" svg:d="M0 34v-34h195v27c-19 20-39 45-58 77s-32 64-43 98c-7 23-12 50-14 78h-38c0-23 5-50 14-81 9-32 22-62 39-91 16-29 33-55 52-74z"><text:p/></draw:path><draw:path draw:style-name="gr108" draw:text-style-name="P25" svg:width="0.0823in" svg:height="0.111in" svg:x="2.1016in" svg:y="1.578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109" draw:text-style-name="P25" svg:width="0.0772in" svg:height="0.1134in" svg:x="2.1996in" svg:y="1.5776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110" draw:text-style-name="P25" svg:width="0.6839in" svg:height="0.6425in" svg:x="-0.0004in" svg:y="1.4614in" svg:viewBox="0 0 1738 1633" svg:d="M0 1633c0-544 0-1089 0-1633 579 0 1159 0 1738 0 0 544 0 1089 0 1633-579 0-1159 0-1738 0z"><text:p/></draw:path><draw:path draw:style-name="gr111" draw:text-style-name="P25" svg:width="0.1134in" svg:height="0.111in" svg:x="0.1469in" svg:y="1.7244in" svg:viewBox="0 0 289 283" svg:d="M0 283v-283h60l71 200c7 19 11 33 15 42 3-10 9-25 16-45l74-197h53v283h-39v-237l-90 237h-35l-86-240v240z"><text:p/></draw:path><draw:path draw:style-name="gr112" draw:text-style-name="P25" svg:width="0.0142in" svg:height="0.111in" svg:x="0.2835in" svg:y="1.7244in" svg:viewBox="0 0 37 283" svg:d="M0 39c0-13 0-26 0-39 12 0 25 0 37 0 0 13 0 26 0 39-12 0-25 0-37 0zM0 283c0-68 0-137 0-205 12 0 25 0 37 0 0 68 0 137 0 205-12 0-25 0-37 0z"><text:p/></draw:path><draw:path draw:style-name="gr113" draw:text-style-name="P25" svg:width="0.0689in" svg:height="0.0823in" svg:x="0.3205in" svg:y="1.7531in" svg:viewBox="0 0 176 210" svg:d="M0 210v-205h33v29c16-23 39-34 69-34 13 0 25 2 36 7 11 4 19 10 24 17 6 8 10 16 12 26 1 6 2 17 2 34v126h-38v-125c0-14-1-25-4-32s-8-13-15-17-15-6-25-6c-15 0-29 5-40 14s-17 27-17 54v112z"><text:p/></draw:path><draw:path draw:style-name="gr114" draw:text-style-name="P25" svg:width="0.0142in" svg:height="0.111in" svg:x="0.4134in" svg:y="1.7244in" svg:viewBox="0 0 37 283" svg:d="M0 39c0-13 0-26 0-39 12 0 25 0 37 0 0 13 0 26 0 39-12 0-25 0-37 0zM0 283c0-68 0-137 0-205 12 0 25 0 37 0 0 68 0 137 0 205-12 0-25 0-37 0z"><text:p/></draw:path><draw:path draw:style-name="gr115" draw:text-style-name="P25" svg:width="0.089in" svg:height="0.111in" svg:x="0.4504in" svg:y="1.7244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/draw:g><draw:g draw:style-name="gr2"><draw:path draw:style-name="gr116" draw:text-style-name="P25" svg:width="0.6839in" svg:height="0.6425in" svg:x="-0.0004in" svg:y="0.7012in" svg:viewBox="0 0 1738 1633" svg:d="M0 1633c0-544 0-1089 0-1633 579 0 1159 0 1738 0 0 544 0 1089 0 1633-579 0-1159 0-1738 0z"><text:p/></draw:path><draw:path draw:style-name="gr117" draw:text-style-name="P25" svg:width="0.0925in" svg:height="0.111in" svg:x="0.1843in" svg:y="0.8772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118" draw:text-style-name="P25" svg:width="0.0795in" svg:height="0.0843in" svg:x="0.2961in" svg:y="0.9059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119" draw:text-style-name="P25" svg:width="0.0709in" svg:height="0.0843in" svg:x="0.389in" svg:y="0.9059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120" draw:text-style-name="P25" svg:width="0.0417in" svg:height="0.1102in" svg:x="0.4693in" svg:y="0.8791in" svg:viewBox="0 0 107 281" svg:d="M102 246l5 31c-10 2-20 4-28 4-14 0-24-3-32-7-7-4-12-9-15-16-3-6-5-19-5-41v-118h-27v-27h27v-51l37-21v72h38v27h-38v119c0 10 1 17 2 20 1 2 3 4 7 6 3 2 7 3 12 3s10 0 17-1z"><text:p/></draw:path><draw:path draw:style-name="gr121" draw:text-style-name="P25" svg:width="0.0748in" svg:height="0.0843in" svg:x="0.1677in" svg:y="1.0803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122" draw:text-style-name="P25" svg:width="0.0795in" svg:height="0.0843in" svg:x="0.2496in" svg:y="1.0803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123" draw:text-style-name="P25" svg:width="0.0689in" svg:height="0.0823in" svg:x="0.3484in" svg:y="1.0803in" svg:viewBox="0 0 176 210" svg:d="M0 210v-205h33v29c16-23 39-34 69-34 13 0 25 2 36 7 11 4 19 10 24 17 6 8 10 16 12 26 1 6 2 17 2 34v126h-38v-125c0-14-1-25-4-32s-8-13-15-17-15-6-25-6c-15 0-29 5-40 14s-17 27-17 54v112z"><text:p/></draw:path><draw:path draw:style-name="gr124" draw:text-style-name="P25" svg:width="0.0689in" svg:height="0.0823in" svg:x="0.4413in" svg:y="1.0803in" svg:viewBox="0 0 176 210" svg:d="M0 210v-205h33v29c16-23 39-34 69-34 13 0 25 2 36 7 11 4 19 10 24 17 6 8 10 16 12 26 1 6 2 17 2 34v126h-38v-125c0-14-1-25-4-32s-8-13-15-17-15-6-25-6c-15 0-29 5-40 14s-17 27-17 54v112z"><text:p/></draw:path></draw:g><draw:g draw:style-name="gr2"><draw:path draw:style-name="gr125" draw:text-style-name="P26" svg:width="0.6839in" svg:height="0.2335in" svg:x="0.6843in" svg:y="1.6953in" svg:viewBox="0 0 1738 594" svg:d="M0 594c579-198 1159-396 1738-594"><text:p/></draw:path><draw:path draw:style-name="gr126" draw:text-style-name="P26" svg:width="0.085in" svg:height="0.0894in" svg:x="0.8039in" svg:y="1.7642in" svg:viewBox="0 0 217 228" svg:d="M69 228c-23-59-46-119-69-177 8-3 17-6 25-9 10 24 19 49 29 73 32-11 64-22 96-34-9-24-18-48-28-73 9-2 17-5 25-8 23 59 47 119 70 178-9 3-17 5-26 8-11-28-21-55-32-83-33 11-64 21-97 33 11 28 22 56 32 84-8 3-17 5-25 8z"><text:p/></draw:path><draw:path draw:style-name="gr127" draw:text-style-name="P26" svg:width="0.0705in" svg:height="0.0764in" svg:x="0.8839in" svg:y="1.7461in" svg:viewBox="0 0 180 195" svg:d="M24 154l23-10c5 9 10 15 16 20 6 4 15 6 24 7 10 0 21-1 31-4 9-3 16-8 23-12 6-6 10-12 11-17 2-6 2-12 0-17-2-6-6-9-11-13-5-3-12-4-20-5-5 0-17 1-35 3-19 2-32 2-41 1-10-1-19-4-27-10-7-4-12-11-15-19-3-9-4-18-2-28 3-10 8-18 17-25 9-8 20-15 32-18 14-5 28-8 40-7s23 4 32 10c8 7 14 15 19 25l-24 10c-6-10-13-18-22-20-10-3-21-2-35 2-15 5-25 12-29 19-5 8-6 15-3 22 2 6 7 11 13 14 6 1 20 1 41 0 22-3 37-4 45-3 13 1 24 4 32 9 8 6 14 13 18 23 3 9 4 19 1 29-2 10-8 19-17 28-9 8-20 15-34 19-16 6-31 9-45 8-13-1-25-5-35-12-10-8-18-17-23-29z"><text:p/></draw:path><draw:path draw:style-name="gr128" draw:text-style-name="P26" svg:width="0.0772in" svg:height="0.0831in" svg:x="0.9787in" svg:y="1.7047in" svg:viewBox="0 0 197 212" svg:d="M122 8l25-8 40 102c7 18 11 33 10 45 0 12-4 23-13 34-9 10-22 18-40 24s-33 8-46 6c-13-1-25-7-34-16-9-10-17-23-24-43l-40-101 25-9 40 102c6 15 12 25 18 32 5 6 13 10 22 11 9 2 17 1 28-3 18-6 30-15 34-25 5-10 3-26-5-49z"><text:p/></draw:path><draw:path draw:style-name="gr129" draw:text-style-name="P26" svg:width="0.0705in" svg:height="0.0764in" svg:x="1.0587in" svg:y="1.6866in" svg:viewBox="0 0 180 195" svg:d="M24 154l23-10c5 9 10 15 16 20 6 4 15 6 24 7 10 0 21-1 31-4 9-3 16-8 23-12 6-6 10-12 11-17 2-6 2-12 0-17-2-6-6-9-11-13-5-3-12-4-20-5-5 0-17 1-35 3-19 2-32 2-41 1-10-1-19-4-27-10-7-4-12-11-15-19-3-9-4-18-2-28 3-10 8-18 17-25 9-8 20-15 32-18 14-5 28-8 40-7s23 4 32 10c8 7 14 15 19 25l-24 10c-6-10-13-18-22-20-10-3-21-2-35 2-15 5-25 12-29 19-5 8-6 15-3 22 2 6 7 11 13 14 6 1 20 1 41 0 22-3 37-4 45-3 13 1 24 4 32 9 8 6 14 13 18 23 3 9 4 19 1 29-2 10-8 19-17 28-9 8-20 15-34 19-16 6-31 9-45 8-13-1-25-5-35-12-10-8-18-17-23-29z"><text:p/></draw:path><draw:path draw:style-name="gr130" draw:text-style-name="P26" svg:width="0.0764in" svg:height="0.0819in" svg:x="1.1232in" svg:y="1.663in" svg:viewBox="0 0 195 209" svg:d="M69 209l-69-178 71-24c14-5 27-8 37-7 9 1 18 4 26 10 7 6 13 13 16 21s4 16 2 23c-2 9-7 17-14 24 13-1 24 2 33 7s16 13 20 24c3 8 4 17 3 25s-3 15-7 21c-4 5-10 11-17 15-8 5-18 10-30 14zM54 97l41-14c11-3 18-7 21-10 6-4 10-8 11-14 2-5 1-10-1-17-2-5-6-10-11-14-3-3-9-4-15-4s-16 2-29 7l-37 12zM86 179l46-16c9-3 14-6 17-8 6-2 10-5 13-9s5-7 6-13c0-5 0-10-2-16-3-6-7-12-13-15-6-4-13-5-20-5s-16 2-27 6l-43 15z"><text:p/></draw:path></draw:g><draw:g draw:style-name="gr2"><draw:path draw:style-name="gr131" draw:text-style-name="P26" svg:width="0.6839in" svg:height="0.1752in" svg:x="0.6843in" svg:y="1.1689in" svg:viewBox="0 0 1738 446" svg:d="M0 0c579 149 1159 297 1738 446"><text:p/></draw:path><draw:path draw:style-name="gr132" draw:text-style-name="P26" svg:width="0.0803in" svg:height="0.0866in" svg:x="0.8413in" svg:y="1.113in" svg:viewBox="0 0 205 221" svg:d="M0 182c18-60 35-121 53-182 9 2 18 5 26 7-7 25-14 49-22 74 34 9 66 17 100 27 7-26 14-51 22-75 8 2 17 3 26 6-18 61-36 122-54 182-8-2-17-4-26-7 9-28 17-57 25-85-33-8-65-18-99-26-8 29-17 57-25 86-9-2-17-5-26-7z"><text:p/></draw:path><draw:path draw:style-name="gr133" draw:text-style-name="P26" svg:width="0.0677in" svg:height="0.0768in" svg:x="0.9205in" svg:y="1.137in" svg:viewBox="0 0 173 196" svg:d="M2 109l25 5c-2 9-1 18 1 24 3 8 8 14 15 20 8 6 17 10 28 13 10 2 19 3 27 2s15-3 20-6c5-5 8-10 10-15 1-6 1-11-1-16-3-5-7-10-14-15-5-3-15-9-31-17-16-9-27-16-34-21-8-7-13-15-16-22-2-9-3-16 0-25s8-17 16-24c8-6 17-10 29-11 12-2 25-1 38 3 14 3 26 8 35 16 9 7 16 16 19 25 4 10 4 20 2 31l-26-6c2-11 0-20-5-28-6-7-16-13-31-17-15-3-26-3-35 0-8 4-13 9-16 16-2 7-1 13 3 19 4 5 15 12 34 22 18 10 31 17 38 22 10 8 16 17 19 25 4 9 4 18 1 28s-7 18-16 25c-8 7-18 12-31 14-12 1-25 0-39-3-18-5-32-11-42-19-11-7-18-17-22-29-4-11-4-23-1-36z"><text:p/></draw:path><draw:path draw:style-name="gr134" draw:text-style-name="P26" svg:width="0.074in" svg:height="0.0819in" svg:x="1.0272in" svg:y="1.1591in" svg:viewBox="0 0 189 209" svg:d="M163 33l26 6-31 105c-5 19-12 32-19 42-8 10-18 16-32 20-13 4-29 4-47-1s-32-11-42-21c-10-8-16-19-17-32-2-12 0-28 5-47l31-105 25 7-29 104c-5 16-7 27-6 36 1 8 5 16 11 21 7 6 15 11 25 13 19 5 33 4 44-1 10-6 18-21 25-43z"><text:p/></draw:path><draw:path draw:style-name="gr135" draw:text-style-name="P26" svg:width="0.0677in" svg:height="0.0768in" svg:x="1.0996in" svg:y="1.1831in" svg:viewBox="0 0 173 196" svg:d="M2 109l25 5c-2 9-1 18 1 24 3 8 8 14 15 20 8 6 17 10 28 13 10 2 19 3 27 2s15-3 20-6c5-5 8-10 10-15 1-6 1-11-1-16-3-5-7-10-14-15-5-3-15-9-31-17-16-9-27-16-34-21-8-7-13-15-16-22-2-9-3-16 0-25s8-17 16-24c8-6 17-10 29-11 12-2 25-1 38 3 14 3 26 8 35 16 9 7 16 16 19 25 4 10 4 20 2 31l-26-6c2-11 0-20-5-28-6-7-16-13-31-17-15-3-26-3-35 0-8 4-13 9-16 16-2 7-1 13 3 19 4 5 15 12 34 22 18 10 31 17 38 22 10 8 16 17 19 25 4 9 4 18 1 28s-7 18-16 25c-8 7-18 12-31 14-12 1-25 0-39-3-18-5-32-11-42-19-11-7-18-17-22-29-4-11-4-23-1-36z"><text:p/></draw:path><draw:path draw:style-name="gr136" draw:text-style-name="P26" svg:width="0.0697in" svg:height="0.0807in" svg:x="1.1689in" svg:y="1.1976in" svg:viewBox="0 0 178 206" svg:d="M0 182l53-182 72 19c15 3 26 8 34 15 8 5 13 13 16 22s3 18 1 26c-3 8-7 14-14 20s-15 9-26 11c11 7 19 15 23 25 5 9 5 18 2 29-2 9-7 16-13 22-6 7-12 11-19 14-7 2-14 4-23 3-9 0-20-2-32-5zM57 83l41 11c11 2 19 4 24 4 7 0 13-2 17-5 5-4 8-9 10-15 1-6 1-12 0-17-2-6-5-10-11-13-5-3-14-7-27-10l-38-10zM32 167l49 13c8 1 14 3 18 3 6 0 11 0 16-1 4-1 8-3 12-7s6-8 8-15 2-13-1-19-7-11-13-15c-6-3-14-6-26-10l-44-11z"><text:p/></draw:path></draw:g><draw:g draw:style-name="gr2"><draw:path draw:style-name="gr137" draw:text-style-name="P27" svg:width="1.1819in" svg:height="0.7012in" svg:x="1.4933in" svg:y="0.0583in" svg:viewBox="0 0 3003 1782" svg:d="M0 1782c0-594 0-1188 0-1782 1001 0 2002 0 3003 0 0 594 0 1188 0 1782-1001 0-2002 0-3003 0z"><text:p/></draw:path><draw:path draw:style-name="gr138" draw:text-style-name="P27" svg:width="0.1516in" svg:height="0.111in" svg:x="1.9169in" svg:y="0.2634in" svg:viewBox="0 0 386 283" svg:d="M79 283l-79-283h41l46 186c4 20 9 39 13 58 8-31 12-48 14-52l55-192h49l42 144c11 36 19 68 25 100 3-19 9-39 15-62l45-182h41l-79 283h-42l-63-215c-5-18-8-30-9-33-4 12-7 23-10 32l-63 216z"><text:p/></draw:path><draw:path draw:style-name="gr139" draw:text-style-name="P27" svg:width="0.0142in" svg:height="0.111in" svg:x="2.0906in" svg:y="0.2634in" svg:viewBox="0 0 37 283" svg:d="M0 39c0-13 0-26 0-39 12 0 25 0 37 0 0 13 0 26 0 39-12 0-25 0-37 0zM0 283c0-68 0-137 0-205 12 0 25 0 37 0 0 68 0 137 0 205-12 0-25 0-37 0z"><text:p/></draw:path><draw:path draw:style-name="gr140" draw:text-style-name="P27" svg:width="0.0795in" svg:height="0.111in" svg:x="2.1291in" svg:y="0.2634in" svg:viewBox="0 0 203 283" svg:d="M0 283c0-94 0-189 0-283 68 0 135 0 203 0 0 11 0 22 0 34-55 0-108 0-163 0 0 29 0 58 0 87 47 0 94 0 141 0 0 11 0 22 0 33-47 0-94 0-141 0 0 43 0 86 0 129-13 0-27 0-40 0z"><text:p/></draw:path><draw:path draw:style-name="gr141" draw:text-style-name="P27" svg:width="0.0142in" svg:height="0.111in" svg:x="2.2283in" svg:y="0.2634in" svg:viewBox="0 0 37 283" svg:d="M0 39c0-13 0-26 0-39 12 0 25 0 37 0 0 13 0 26 0 39-12 0-25 0-37 0zM0 283c0-68 0-137 0-205 12 0 25 0 37 0 0 68 0 137 0 205-12 0-25 0-37 0z"><text:p/></draw:path><draw:path draw:style-name="gr142" draw:text-style-name="P27" svg:width="0.1134in" svg:height="0.111in" svg:x="1.6311in" svg:y="0.4382in" svg:viewBox="0 0 289 283" svg:d="M0 283v-283h60l71 200c7 19 11 33 15 42 3-10 9-25 16-45l74-197h53v283h-39v-237l-90 237h-35l-86-240v240z"><text:p/></draw:path><draw:path draw:style-name="gr143" draw:text-style-name="P27" svg:width="0.1035in" svg:height="0.111in" svg:x="1.7701in" svg:y="0.4382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144" draw:text-style-name="P27" svg:width="0.0795in" svg:height="0.111in" svg:x="1.8894in" svg:y="0.4382in" svg:viewBox="0 0 203 283" svg:d="M0 283c0-94 0-189 0-283 68 0 135 0 203 0 0 11 0 22 0 34-55 0-108 0-163 0 0 29 0 58 0 87 47 0 94 0 141 0 0 11 0 22 0 33-47 0-94 0-141 0 0 43 0 86 0 129-13 0-27 0-40 0z"><text:p/></draw:path><draw:path draw:style-name="gr145" draw:text-style-name="P27" svg:width="0.0783in" svg:height="0.1114in" svg:x="1.9815in" svg:y="0.4378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draw:path draw:style-name="gr146" draw:text-style-name="P27" svg:width="0.0823in" svg:height="0.111in" svg:x="2.072in" svg:y="0.4382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147" draw:text-style-name="P27" svg:width="0.1516in" svg:height="0.111in" svg:x="2.1654in" svg:y="0.4382in" svg:viewBox="0 0 386 283" svg:d="M79 283l-79-283h41l46 186c4 20 9 39 13 58 8-31 12-48 14-52l55-192h49l42 144c11 36 19 68 25 100 3-19 9-39 15-62l45-182h41l-79 283h-42l-63-215c-5-18-8-30-9-33-4 12-7 23-10 32l-63 216z"><text:p/></draw:path><draw:path draw:style-name="gr148" draw:text-style-name="P27" svg:width="0.1094in" svg:height="0.115in" svg:x="2.3366in" svg:y="0.4362in" svg:viewBox="0 0 279 293" svg:d="M150 178v-34h129v105c-20 15-40 25-61 33-21 7-42 11-64 11-30 0-56-6-80-18-25-12-43-29-55-51-13-23-19-48-19-76s6-54 18-78c13-23 31-41 54-52 23-12 48-18 79-18 21 0 41 4 59 10 18 7 31 16 41 27 11 13 18 28 23 47l-36 10c-5-15-11-27-17-35-7-8-17-15-29-20-13-4-27-7-42-7-18 0-34 3-46 7-13 6-24 12-32 21-9 8-15 18-19 28-8 18-12 36-12 57 0 25 5 47 14 64 9 16 23 30 40 38 18 8 36 12 56 12 17 0 34-3 51-9 16-7 28-13 37-20v-52z"><text:p/></draw:path><draw:path draw:style-name="gr149" draw:text-style-name="P27" svg:width="0.0772in" svg:height="0.1134in" svg:x="2.4642in" svg:y="0.4378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150" draw:text-style-name="P26" svg:width="0.622in" svg:height="0.5846in" svg:x="2.6756in" svg:y="0.7598in" svg:viewBox="0 0 1581 1486" svg:d="M0 0c527 495 1054 991 1581 1486"><text:p/></draw:path><draw:path draw:style-name="gr151" draw:text-style-name="P26" svg:width="0.0783in" svg:height="0.0748in" svg:x="2.9551in" svg:y="0.9366in" svg:viewBox="0 0 200 191" svg:d="M20 65l19 14c-7 8-11 15-12 22-2 7-1 15 3 24 3 9 9 16 17 24 7 7 14 12 22 15 8 2 15 3 21 2 6 0 12-3 16-7 3-4 6-8 7-14 0-6-1-12-4-20-2-4-8-15-17-29-10-15-16-26-18-33-4-11-4-19-2-27 1-9 6-15 12-22 7-7 16-11 25-13 11-2 21-1 33 4 11 3 21 10 30 19 11 10 19 20 23 31 5 10 6 21 4 31-3 10-8 20-16 28l-19-18c7-8 11-17 10-27-1-9-7-19-18-28-11-10-21-16-30-17s-17 1-22 7c-5 5-7 10-7 17 0 6 6 17 16 35 12 17 19 29 22 38 5 11 6 21 5 31-2 9-7 16-15 24-7 6-16 11-26 14-11 2-23 1-35-3-12-5-22-11-33-21-13-12-21-24-26-35-5-12-6-23-4-36 3-11 9-22 19-30z"><text:p/></draw:path><draw:path draw:style-name="gr152" draw:text-style-name="P26" svg:width="0.0886in" svg:height="0.0614in" svg:x="3in" svg:y="0.9787in" svg:viewBox="0 0 226 157" svg:d="M0 134l142-134 53 50c9 8 16 15 20 21 6 8 9 15 11 23 1 7 0 15-3 23s-8 16-15 22c-12 12-26 17-42 18s-34-7-53-26l-36-34-58 55zM94 81l35 34c12 11 23 17 33 18 9 0 18-3 26-11 6-6 10-12 11-18 1-8 0-13-3-20-2-3-8-9-16-17l-36-33z"><text:p/></draw:path><draw:path draw:style-name="gr153" draw:text-style-name="P26" svg:width="0.063in" svg:height="0.0594in" svg:x="3.0531in" svg:y="1.0287in" svg:viewBox="0 0 161 152" svg:d="M0 134c48-45 95-89 142-134 6 6 13 12 19 18-47 45-94 89-142 134-6-6-13-13-19-18z"><text:p/></draw:path></draw:g><draw:g draw:style-name="gr2"><draw:path draw:style-name="gr154" draw:text-style-name="P25" svg:width="0.6969in" svg:height="0.6425in" svg:x="5.7248in" svg:y="0.7598in" svg:viewBox="0 0 1771 1633" svg:d="M0 1633c0-544 0-1089 0-1633 590 0 1181 0 1771 0 0 544 0 1089 0 1633-590 0-1181 0-1771 0z"><text:p/></draw:path><draw:path draw:style-name="gr155" draw:text-style-name="P25" svg:width="0.0878in" svg:height="0.111in" svg:x="5.9386in" svg:y="0.8484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156" draw:text-style-name="P25" svg:width="0.0689in" svg:height="0.0823in" svg:x="6.0476in" svg:y="0.8772in" svg:viewBox="0 0 176 210" svg:d="M0 210v-205h33v29c16-23 39-34 69-34 13 0 25 2 36 7 11 4 19 10 24 17 6 8 10 16 12 26 1 6 2 17 2 34v126h-38v-125c0-14-1-25-4-32s-8-13-15-17-15-6-25-6c-15 0-29 5-40 14s-17 27-17 54v112z"><text:p/></draw:path><draw:path draw:style-name="gr157" draw:text-style-name="P25" svg:width="0.0744in" svg:height="0.113in" svg:x="6.135in" svg:y="0.8484in" svg:viewBox="0 0 190 288" svg:d="M155 283v-26c-14 21-34 31-60 31-18 0-34-5-49-14-14-8-26-21-34-37s-12-35-12-56 4-40 11-57c7-15 18-29 33-38 15-8 31-13 49-13 13 0 24 3 35 7 10 6 19 13 25 21v-101h37v283zM38 181c0 26 6 45 18 58 12 14 26 20 42 20s29-6 41-19c11-12 17-31 17-57 0-28-6-48-17-61-12-13-25-20-43-20-16 0-30 7-41 19-11 13-17 32-17 60z"><text:p/></draw:path><draw:path draw:style-name="gr158" draw:text-style-name="P25" svg:width="0.0937in" svg:height="0.115in" svg:x="5.9094in" svg:y="1.0209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159" draw:text-style-name="P25" svg:width="0.0417in" svg:height="0.1102in" svg:x="6.0161in" svg:y="1.0252in" svg:viewBox="0 0 107 281" svg:d="M102 246l5 31c-10 2-20 4-28 4-14 0-24-3-32-7-7-4-12-9-15-16-3-6-5-19-5-41v-118h-27v-27h27v-51l37-21v72h38v27h-38v119c0 10 1 17 2 20 1 2 3 4 7 6 3 2 7 3 12 3s10 0 17-1z"><text:p/></draw:path><draw:path draw:style-name="gr160" draw:text-style-name="P25" svg:width="0.0795in" svg:height="0.0843in" svg:x="6.065in" svg:y="1.0516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161" draw:text-style-name="P25" svg:width="0.0744in" svg:height="0.1134in" svg:x="6.163in" svg:y="1.0516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162" draw:text-style-name="P25" svg:width="0.0795in" svg:height="0.0807in" svg:x="5.9874in" svg:y="1.228in" svg:viewBox="0 0 203 206" svg:d="M0 206l80-106-75-100h45l35 50c7 9 12 16 16 22 6-8 12-17 16-23l37-49h45l-75 100 79 106h-45l-44-64-11-14-58 78z"><text:p/></draw:path><draw:path draw:style-name="gr163" draw:text-style-name="P25" svg:width="0.078in" svg:height="0.1134in" svg:x="6.0736in" svg:y="1.1972in" svg:viewBox="0 0 199 289" svg:d="M194 70l-38 3c-3-13-8-23-14-29-10-10-22-15-36-15-11 0-22 3-31 9-11 8-20 20-27 35-6 16-10 37-10 65 9-12 20-21 33-28 13-6 26-9 40-9 24 0 45 8 62 25s26 40 26 67c0 17-4 33-12 49-8 15-20 26-34 35-14 8-31 12-48 12-31 0-56-10-76-32-19-21-29-56-29-105 0-55 11-95 33-119 18-22 44-33 76-33 23 0 42 7 58 19 15 12 24 30 27 51zM43 193c0 12 3 23 8 33 6 12 13 20 23 26 9 5 20 8 31 8 15 0 28-6 39-18 11-11 17-27 17-47s-5-35-16-46-26-17-42-17c-17 0-31 6-42 17-12 11-18 26-18 44z"><text:p/></draw:path></draw:g><draw:g draw:style-name="gr2"><draw:path draw:style-name="gr164" draw:text-style-name="P26" svg:width="0.9335in" svg:height="0.4673in" svg:x="4.7909in" svg:y="1.1106in" svg:viewBox="0 0 2372 1188" svg:d="M0 1188c791-396 1581-792 2372-1188"><text:p/></draw:path><draw:path draw:style-name="gr165" draw:text-style-name="P26" svg:width="0.0831in" svg:height="0.0768in" svg:x="5.0902in" svg:y="1.3008in" svg:viewBox="0 0 212 196" svg:d="M114 116l-11-19 74-38 35 61c-7 15-15 27-25 37-10 11-21 19-34 26-16 9-34 13-52 13-19 1-35-5-50-14-15-10-27-23-36-39s-14-33-15-50c-1-18 4-34 13-47 10-14 24-25 41-34 13-6 26-10 39-12 12-1 23 1 33 5s19 11 28 20l-17 17c-8-7-15-12-21-15-7-2-15-3-24-2-9 0-18 2-27 7-10 6-19 11-25 19-6 6-10 14-12 21s-2 14-2 22c2 12 6 24 12 36 9 15 18 26 30 33 11 7 23 10 36 10s25-3 37-9c9-5 18-12 25-21 8-8 13-16 16-22l-18-31z"><text:p/></draw:path><draw:path draw:style-name="gr166" draw:text-style-name="P26" svg:width="0.0661in" svg:height="0.0846in" svg:x="5.1559in" svg:y="1.2657in" svg:viewBox="0 0 169 216" svg:d="M95 216l-95-168 66-33c12-5 21-9 28-11 9-4 18-5 25-4 8 1 16 5 23 10 8 5 14 12 19 20 8 14 10 28 6 43-4 14-18 28-43 41l-44 22 38 67zM69 115l45-22c14-8 23-15 27-23 3-9 2-18-4-28-4-6-9-12-16-15-6-2-12-3-19-2-4 1-12 4-22 9l-45 22z"><text:p/></draw:path><draw:path draw:style-name="gr167" draw:text-style-name="P26" svg:width="0.0461in" svg:height="0.0701in" svg:x="5.2228in" svg:y="1.2465in" svg:viewBox="0 0 118 179" svg:d="M95 179c-32-56-63-112-95-167 8-5 16-8 24-12 32 55 63 111 94 167-7 3-15 8-23 12z"><text:p/></draw:path><draw:path draw:style-name="gr168" draw:text-style-name="P26" svg:width="0.078in" svg:height="0.0764in" svg:x="5.2591in" svg:y="1.2169in" svg:viewBox="0 0 199 195" svg:d="M16 142c-15-28-20-53-13-76 7-24 23-42 48-55 17-8 34-12 51-11s33 6 47 16c14 9 26 22 35 39 10 17 15 34 15 51 1 17-4 32-13 46-10 13-22 23-38 31-16 9-33 13-50 12-18-1-34-7-48-16-14-10-25-23-34-37zM40 130c11 20 26 33 44 39 18 5 36 3 54-5 17-10 28-23 33-39 5-18 2-37-10-58-8-14-17-24-27-31-10-8-22-12-35-12-12-1-24 1-36 7-17 8-28 21-35 37-6 17-2 38 12 62z"><text:p/></draw:path><draw:path draw:style-name="gr169" draw:text-style-name="P26" svg:width="0.0244in" svg:height="0.0811in" svg:x="5.3374in" svg:y="1.1886in" svg:viewBox="0 0 63 207" svg:d="M46 207c-15-67-31-132-46-199 6-2 12-5 18-8 15 65 30 132 45 197-5 3-11 7-17 10z"><text:p/></draw:path><draw:path draw:style-name="gr170" draw:text-style-name="P26" svg:width="0.0756in" svg:height="0.0835in" svg:x="5.0681in" svg:y="1.4559in" svg:viewBox="0 0 193 213" svg:d="M28 213l-28-200 27-13 166 131-27 13-49-40-74 37 10 60zM39 120l62-31-45-37c-14-11-25-20-33-28 3 12 6 25 8 37z"><text:p/></draw:path><draw:path draw:style-name="gr171" draw:text-style-name="P26" svg:width="0.0819in" svg:height="0.0835in" svg:x="5.1161in" svg:y="1.4193in" svg:viewBox="0 0 209 213" svg:d="M95 213l-95-167 61-30c14-7 25-11 33-13 11-3 21-4 32-1 13 2 26 8 37 17 11 10 21 22 29 36 8 13 13 25 15 37 2 11 3 21 2 29-2 10-4 17-8 24-4 6-9 13-16 19s-16 12-27 17zM108 181l36-18c12-7 21-13 26-17 6-6 9-11 11-17 3-8 3-17 1-27-2-11-6-23-14-35-9-18-20-29-32-35-11-7-21-10-31-8-8 0-19 5-33 11l-37 19z"><text:p/></draw:path><draw:path draw:style-name="gr172" draw:text-style-name="P26" svg:width="0.076in" svg:height="0.0764in" svg:x="5.1953in" svg:y="1.3823in" svg:viewBox="0 0 194 195" svg:d="M164 95l27-6c5 20 4 39-3 55-8 16-21 28-40 37-19 11-36 15-52 14-17-1-32-8-46-18s-26-25-35-40c-10-17-15-34-15-51 0-16 4-31 14-44 9-13 21-23 37-32 18-8 35-12 52-9 16 3 32 10 45 23l-21 17c-11-10-21-16-31-17-11-2-23 1-35 7-13 6-23 15-29 26-6 10-7 22-5 34s6 23 12 34c8 13 17 25 27 33 11 9 22 12 35 13 12 0 23-3 34-7 13-8 22-16 28-28 5-12 5-26 1-41z"><text:p/></draw:path><draw:path draw:style-name="gr173" draw:text-style-name="P26" svg:width="0.0244in" svg:height="0.0811in" svg:x="5.2685in" svg:y="1.3563in" svg:viewBox="0 0 63 207" svg:d="M46 207c-15-67-31-132-46-199 6-2 12-5 18-8 15 65 30 132 45 197-5 3-11 7-17 10z"><text:p/></draw:path><draw:path draw:style-name="gr174" draw:text-style-name="P26" svg:width="0.076in" svg:height="0.0764in" svg:x="5.2933in" svg:y="1.3331in" svg:viewBox="0 0 194 195" svg:d="M164 95l27-6c5 20 4 39-3 55-8 16-21 28-40 37-19 11-36 15-52 14-17-1-32-8-46-18s-26-25-35-40c-10-17-15-34-15-51 0-16 4-31 14-44 9-13 21-23 37-32 18-8 35-12 52-9 16 3 32 10 45 23l-21 17c-11-10-21-16-31-17-11-2-23 1-35 7-13 6-23 15-29 26-6 10-7 22-5 34s6 23 12 34c8 13 17 25 27 33 11 9 22 12 35 13 12 0 23-3 34-7 13-8 22-16 28-28 5-12 5-26 1-41z"><text:p/></draw:path><draw:path draw:style-name="gr175" draw:text-style-name="P26" svg:width="0.1043in" svg:height="0.0992in" svg:x="5.3535in" svg:y="1.2843in" svg:viewBox="0 0 266 253" svg:d="M95 253l-95-167 36-18 109 97c10 9 17 16 22 20-1-7-3-18-5-32l-23-137 32-16 95 167-24 12-79-140 27 166-21 10-131-116 80 141z"><text:p/></draw:path><draw:path draw:style-name="gr176" draw:text-style-name="P26" svg:width="0.0661in" svg:height="0.0846in" svg:x="5.435in" svg:y="1.2587in" svg:viewBox="0 0 169 216" svg:d="M95 216l-95-168 66-33c12-5 21-9 28-11 9-4 18-5 25-4 8 1 16 5 23 10 8 5 14 12 19 20 8 14 10 28 6 43-4 14-18 28-43 41l-44 22 38 67zM69 115l45-22c14-8 23-15 27-23 3-9 2-18-4-28-4-6-9-12-16-15-6-2-12-3-19-2-4 1-12 4-22 9l-45 22z"><text:p/></draw:path></draw:g><draw:g draw:style-name="gr2"><draw:path draw:style-name="gr177" draw:text-style-name="P25" svg:width="0.6839in" svg:height="0.6425in" svg:x="3.1114in" svg:y="0in" svg:viewBox="0 0 1738 1633" svg:d="M0 1633c0-544 0-1089 0-1633 579 0 1159 0 1738 0 0 544 0 1089 0 1633-579 0-1159 0-1738 0z"><text:p/></draw:path><draw:path draw:style-name="gr178" draw:text-style-name="P25" svg:width="0.0795in" svg:height="0.111in" svg:x="3.3236in" svg:y="0.0886in" svg:viewBox="0 0 203 283" svg:d="M0 283c0-94 0-189 0-283 68 0 135 0 203 0 0 11 0 22 0 34-55 0-108 0-163 0 0 29 0 58 0 87 47 0 94 0 141 0 0 11 0 22 0 33-47 0-94 0-141 0 0 43 0 86 0 129-13 0-27 0-40 0z"><text:p/></draw:path><draw:path draw:style-name="gr179" draw:text-style-name="P25" svg:width="0.0791in" svg:height="0.0843in" svg:x="3.4173in" svg:y="0.1173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180" draw:text-style-name="P25" svg:width="0.0689in" svg:height="0.0823in" svg:x="3.5154in" svg:y="0.1173in" svg:viewBox="0 0 176 210" svg:d="M0 210v-205h33v29c16-23 39-34 69-34 13 0 25 2 36 7 11 4 19 10 24 17 6 8 10 16 12 26 1 6 2 17 2 34v126h-38v-125c0-14-1-25-4-32s-8-13-15-17-15-6-25-6c-15 0-29 5-40 14s-17 27-17 54v112z"><text:p/></draw:path><draw:path draw:style-name="gr181" draw:text-style-name="P25" svg:width="0.0902in" svg:height="0.111in" svg:x="3.2598in" svg:y="0.263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182" draw:text-style-name="P25" svg:width="0.1516in" svg:height="0.111in" svg:x="3.3602in" svg:y="0.263in" svg:viewBox="0 0 386 283" svg:d="M79 283l-79-283h41l46 186c4 20 9 39 13 58 8-31 12-48 14-52l55-192h49l42 144c11 36 19 68 25 100 3-19 9-39 15-62l45-182h41l-79 283h-42l-63-215c-5-18-8-30-9-33-4 12-7 23-10 32l-63 216z"><text:p/></draw:path><draw:path draw:style-name="gr183" draw:text-style-name="P25" svg:width="0.1134in" svg:height="0.111in" svg:x="3.5346in" svg:y="0.263in" svg:viewBox="0 0 289 283" svg:d="M0 283v-283h60l71 200c7 19 11 33 15 42 3-10 9-25 16-45l74-197h53v283h-39v-237l-90 237h-35l-86-240v240z"><text:p/></draw:path><draw:path draw:style-name="gr184" draw:text-style-name="P25" svg:width="0.0795in" svg:height="0.0807in" svg:x="3.3677in" svg:y="0.4681in" svg:viewBox="0 0 203 206" svg:d="M0 206l80-106-75-100h45l35 50c7 9 12 16 16 22 6-8 12-17 16-23l37-49h45l-75 100 79 106h-45l-44-64-11-14-58 78z"><text:p/></draw:path><draw:path draw:style-name="gr185" draw:text-style-name="P25" svg:width="0.0783in" svg:height="0.1114in" svg:x="3.452in" svg:y="0.4374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/draw:g><draw:g draw:style-name="gr2"><draw:path draw:style-name="gr186" draw:text-style-name="P25" svg:width="0.6839in" svg:height="0.6425in" svg:x="4.7291in" svg:y="-0.0004in" svg:viewBox="0 0 1738 1633" svg:d="M0 1633c0-544 0-1089 0-1633 579 0 1159 0 1738 0 0 544 0 1089 0 1633-579 0-1159 0-1738 0z"><text:p/></draw:path><draw:path draw:style-name="gr187" draw:text-style-name="P25" svg:width="0.0933in" svg:height="0.111in" svg:x="4.913in" svg:y="0.0882in" svg:viewBox="0 0 238 283" svg:d="M0 283c0-94 0-189 0-283 14 0 27 0 41 0 53 74 106 149 159 223 0-74 0-149 0-223 13 0 25 0 38 0 0 94 0 189 0 283-14 0-27 0-41 0-53-73-106-148-159-222 0 74 0 149 0 222-13 0-25 0-38 0z"><text:p/></draw:path><draw:path draw:style-name="gr188" draw:text-style-name="P25" svg:width="0.0937in" svg:height="0.111in" svg:x="5.024in" svg:y="0.0882in" svg:viewBox="0 0 239 283" svg:d="M100 283c0-83 0-166 0-249-33 0-67 0-100 0 0-12 0-23 0-34 80 0 159 0 239 0 0 11 0 22 0 34-33 0-67 0-100 0 0 83 0 166 0 249-13 0-26 0-39 0z"><text:p/></draw:path><draw:path draw:style-name="gr189" draw:text-style-name="P25" svg:width="0.1043in" svg:height="0.115in" svg:x="5.1311in" svg:y="0.0862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190" draw:text-style-name="P25" svg:width="0.0937in" svg:height="0.111in" svg:x="4.787in" svg:y="0.2626in" svg:viewBox="0 0 239 283" svg:d="M100 283c0-83 0-166 0-249-33 0-67 0-100 0 0-12 0-23 0-34 80 0 159 0 239 0 0 11 0 22 0 34-33 0-67 0-100 0 0 83 0 166 0 249-13 0-26 0-39 0z"><text:p/></draw:path><draw:path draw:style-name="gr191" draw:text-style-name="P25" svg:width="0.0689in" svg:height="0.111in" svg:x="4.8972in" svg:y="0.2626in" svg:viewBox="0 0 176 283" svg:d="M0 283v-283h37v101c17-19 39-28 65-28 15 0 29 3 41 9s20 14 25 25 8 26 8 46v130h-37v-131c0-16-4-29-12-37s-18-12-33-12c-11 0-21 3-30 8-10 5-17 12-21 22-4 9-6 21-6 38v112z"><text:p/></draw:path><draw:path draw:style-name="gr192" draw:text-style-name="P25" svg:width="0.0787in" svg:height="0.0843in" svg:x="4.985in" svg:y="0.2913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193" draw:text-style-name="P25" svg:width="0.0461in" svg:height="0.0823in" svg:x="5.0827in" svg:y="0.2913in" svg:viewBox="0 0 118 210" svg:d="M0 210v-205h32v31c9-15 17-25 24-29 7-5 15-7 24-7 13 0 26 4 38 11l-12 32c-9-5-18-7-27-7-8 0-15 1-22 6-6 5-11 11-14 20-4 12-6 26-6 40v108z"><text:p/></draw:path><draw:path draw:style-name="gr194" draw:text-style-name="P25" svg:width="0.1161in" svg:height="0.0823in" svg:x="5.1378in" svg:y="0.2913in" svg:viewBox="0 0 296 210" svg:d="M0 210v-205h33v29c7-11 16-19 27-25 12-6 25-9 39-9 16 0 29 3 39 9 11 7 18 15 22 27 18-24 40-36 68-36 22 0 39 6 50 17 12 11 18 29 18 52v141h-37v-130c0-14-1-24-4-29-2-7-6-12-13-15-6-4-14-6-22-6-16 0-28 5-39 14-10 10-15 25-15 47v119h-37v-133c0-16-3-27-9-36-5-7-15-11-29-11-10 0-20 3-29 7-9 6-15 14-19 24-4 9-6 24-6 43v106z"><text:p/></draw:path><draw:path draw:style-name="gr195" draw:text-style-name="P25" svg:width="0.0795in" svg:height="0.0843in" svg:x="5.2717in" svg:y="0.2913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196" draw:text-style-name="P25" svg:width="0.0795in" svg:height="0.0807in" svg:x="4.985in" svg:y="0.4677in" svg:viewBox="0 0 203 206" svg:d="M0 206l80-106-75-100h45l35 50c7 9 12 16 16 22 6-8 12-17 16-23l37-49h45l-75 100 79 106h-45l-44-64-11-14-58 78z"><text:p/></draw:path><draw:path draw:style-name="gr197" draw:text-style-name="P25" svg:width="0.0764in" svg:height="0.1098in" svg:x="5.0728in" svg:y="0.4386in" svg:viewBox="0 0 195 280" svg:d="M0 34v-34h195v27c-19 20-39 45-58 77s-32 64-43 98c-7 23-12 50-14 78h-38c0-23 5-50 14-81 9-32 22-62 39-91 16-29 33-55 52-74z"><text:p/></draw:path></draw:g><draw:g draw:style-name="gr2"><draw:path draw:style-name="gr198" draw:text-style-name="P26" svg:width="0.248in" svg:height="0.7012in" svg:x="4.6047in" svg:y="0.6433in" svg:viewBox="0 0 631 1782" svg:d="M0 1782c210-594 421-1188 631-1782"><text:p/></draw:path><draw:path draw:style-name="gr199" draw:text-style-name="P26" svg:width="0.0886in" svg:height="0.0654in" svg:x="4.6024in" svg:y="1.0256in" svg:viewBox="0 0 226 167" svg:d="M167 167l-167-128 10-26 216-13-10 27-65 2-27 76 52 36zM107 92l21-62-59 2c-18 1-33 1-44 1 11 6 22 13 33 21z"><text:p/></draw:path><draw:path draw:style-name="gr200" draw:text-style-name="P26" svg:width="0.0866in" svg:height="0.0724in" svg:x="4.6197in" svg:y="0.9433in" svg:viewBox="0 0 221 185" svg:d="M191 185l-191-60 22-61c5-14 9-25 14-31 6-10 14-17 23-22 12-6 25-10 40-11 15 0 30 2 47 7 15 5 27 11 37 17 10 7 18 13 24 21 5 7 9 14 11 21 3 8 3 15 2 25 0 9-3 18-6 30zM176 153l14-37c4-12 6-22 6-29s-1-14-4-19c-4-7-11-15-20-20-9-7-20-12-35-17-20-6-35-8-48-5s-23 8-30 15c-4 6-9 16-14 30l-14 38z"><text:p/></draw:path><draw:path draw:style-name="gr201" draw:text-style-name="P26" svg:width="0.0811in" svg:height="0.0685in" svg:x="4.6524in" svg:y="0.8705in" svg:viewBox="0 0 207 175" svg:d="M149 41l15-21c19 11 32 25 39 42 6 16 6 34-1 52-7 20-17 35-29 44-13 10-29 15-47 17-18 1-36-1-54-6-20-7-36-15-48-28-12-12-19-25-22-41-3-15-2-31 4-47 6-17 16-31 29-40 15-9 31-14 51-13l-3 26c-15 0-27 3-36 9-9 5-15 15-19 27-5 13-6 26-2 37 4 12 10 21 20 28 10 8 22 13 34 17 16 5 31 8 44 7 14-1 25-6 35-13 9-8 15-17 19-28 5-14 5-27 1-38-5-12-15-22-30-31z"><text:p/></draw:path></draw:g><draw:g draw:style-name="gr2"><draw:path draw:style-name="gr202" draw:text-style-name="P25" svg:width="0.6839in" svg:height="0.6425in" svg:x="3.9201in" svg:y="-0.0004in" svg:viewBox="0 0 1738 1633" svg:d="M0 1633c0-544 0-1089 0-1633 579 0 1159 0 1738 0 0 544 0 1089 0 1633-579 0-1159 0-1738 0z"><text:p/></draw:path><draw:path draw:style-name="gr203" draw:text-style-name="P25" svg:width="0.0795in" svg:height="0.111in" svg:x="4.1323in" svg:y="0.0882in" svg:viewBox="0 0 203 283" svg:d="M0 283c0-94 0-189 0-283 68 0 135 0 203 0 0 11 0 22 0 34-55 0-108 0-163 0 0 29 0 58 0 87 47 0 94 0 141 0 0 11 0 22 0 33-47 0-94 0-141 0 0 43 0 86 0 129-13 0-27 0-40 0z"><text:p/></draw:path><draw:path draw:style-name="gr204" draw:text-style-name="P25" svg:width="0.0791in" svg:height="0.0843in" svg:x="4.226in" svg:y="0.1169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205" draw:text-style-name="P25" svg:width="0.0689in" svg:height="0.0823in" svg:x="4.324in" svg:y="0.1169in" svg:viewBox="0 0 176 210" svg:d="M0 210v-205h33v29c16-23 39-34 69-34 13 0 25 2 36 7 11 4 19 10 24 17 6 8 10 16 12 26 1 6 2 17 2 34v126h-38v-125c0-14-1-25-4-32s-8-13-15-17-15-6-25-6c-15 0-29 5-40 14s-17 27-17 54v112z"><text:p/></draw:path><draw:path draw:style-name="gr206" draw:text-style-name="P25" svg:width="0.0937in" svg:height="0.111in" svg:x="4.0433in" svg:y="0.2626in" svg:viewBox="0 0 239 283" svg:d="M100 283c0-83 0-166 0-249-33 0-67 0-100 0 0-12 0-23 0-34 80 0 159 0 239 0 0 11 0 22 0 34-33 0-67 0-100 0 0 83 0 166 0 249-13 0-26 0-39 0z"><text:p/></draw:path><draw:path draw:style-name="gr207" draw:text-style-name="P25" svg:width="0.0791in" svg:height="0.0843in" svg:x="4.1299in" svg:y="0.2913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208" draw:text-style-name="P25" svg:width="0.0748in" svg:height="0.0843in" svg:x="4.2236in" svg:y="0.2913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209" draw:text-style-name="P25" svg:width="0.0689in" svg:height="0.111in" svg:x="4.3114in" svg:y="0.2626in" svg:viewBox="0 0 176 283" svg:d="M0 283v-283h37v101c17-19 39-28 65-28 15 0 29 3 41 9s20 14 25 25 8 26 8 46v130h-37v-131c0-16-4-29-12-37s-18-12-33-12c-11 0-21 3-30 8-10 5-17 12-21 22-4 9-6 21-6 38v112z"><text:p/></draw:path><draw:path draw:style-name="gr210" draw:text-style-name="P25" svg:width="0.0795in" svg:height="0.0843in" svg:x="4.3984in" svg:y="0.2913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211" draw:text-style-name="P25" svg:width="0.0795in" svg:height="0.0807in" svg:x="4.1764in" svg:y="0.4677in" svg:viewBox="0 0 203 206" svg:d="M0 206l80-106-75-100h45l35 50c7 9 12 16 16 22 6-8 12-17 16-23l37-49h45l-75 100 79 106h-45l-44-64-11-14-58 78z"><text:p/></draw:path><draw:path draw:style-name="gr212" draw:text-style-name="P25" svg:width="0.078in" svg:height="0.1134in" svg:x="4.2626in" svg:y="0.437in" svg:viewBox="0 0 199 289" svg:d="M194 70l-38 3c-3-13-8-23-14-29-10-10-22-15-36-15-11 0-22 3-31 9-11 8-20 20-27 35-6 16-10 37-10 65 9-12 20-21 33-28 13-6 26-9 40-9 24 0 45 8 62 25s26 40 26 67c0 17-4 33-12 49-8 15-20 26-34 35-14 8-31 12-48 12-31 0-56-10-76-32-19-21-29-56-29-105 0-55 11-95 33-119 18-22 44-33 76-33 23 0 42 7 58 19 15 12 24 30 27 51zM43 193c0 12 3 23 8 33 6 12 13 20 23 26 9 5 20 8 31 8 15 0 28-6 39-18 11-11 17-27 17-47s-5-35-16-46-26-17-42-17c-17 0-31 6-42 17-12 11-18 26-18 44z"><text:p/></draw:path></draw:g><draw:g draw:style-name="gr2"><draw:path draw:style-name="gr213" draw:text-style-name="P26" svg:width="0.0618in" svg:height="0.7016in" svg:x="4.1693in" svg:y="0.6429in" svg:viewBox="0 0 158 1783" svg:d="M0 1783c53-594 106-1189 158-1783"><text:p/></draw:path><draw:path draw:style-name="gr214" draw:text-style-name="P26" svg:width="0.0815in" svg:height="0.0685in" svg:x="4.0874in" svg:y="1.0453in" svg:viewBox="0 0 208 175" svg:d="M126 81l-24-1 7-80 74 7c9 12 16 26 20 39s5 27 4 40c-2 19-7 35-17 50-10 14-22 24-39 31-16 6-35 9-54 7-20-2-38-7-54-16-16-8-28-20-35-35s-9-32-8-51c2-14 5-25 11-36s13-19 22-25c9-5 21-9 34-11l5 23c-10 2-19 5-25 9s-11 9-15 17c-4 7-7 16-8 25-1 12 0 21 3 30 3 8 7 16 13 21 5 6 12 10 19 13 11 6 25 10 39 11 18 1 33 0 45-6 13-5 22-12 28-22 7-11 11-22 12-35 1-10 0-21-4-32-3-10-7-18-11-24l-37-3z"><text:p/></draw:path><draw:path draw:style-name="gr215" draw:text-style-name="P26" svg:width="0.0795in" svg:height="0.0602in" svg:x="4.0929in" svg:y="0.9732in" svg:viewBox="0 0 203 154" svg:d="M200 154l-200-16 6-70c1-13 3-22 5-28 2-10 6-17 11-23s12-10 21-13 18-5 28-4c17 2 31 8 42 19 10 11 14 29 12 55l-4 48 82 6zM98 120l4-48c2-16-1-27-6-34-6-8-15-12-27-12-8 0-15 0-22 4-6 3-10 9-13 14-1 5-3 12-4 23l-4 47z"><text:p/></draw:path><draw:path draw:style-name="gr216" draw:text-style-name="P26" svg:width="0.0795in" svg:height="0.0157in" svg:x="4.0992in" svg:y="0.9465in" svg:viewBox="0 0 203 41" svg:d="M200 41c-67-5-133-10-200-16 1-8 1-17 2-25 67 6 133 10 201 16-1 8-2 17-3 25z"><text:p/></draw:path><draw:path draw:style-name="gr217" draw:text-style-name="P26" svg:width="0.0815in" svg:height="0.0709in" svg:x="4.1031in" svg:y="0.8634in" svg:viewBox="0 0 208 181" svg:d="M99 180c-34-3-59-13-76-31s-25-41-23-67c2-18 8-33 18-46s23-23 40-29c16-6 34-8 54-6 21 1 39 6 54 15s25 21 32 35c7 15 10 31 9 47-2 18-8 34-18 47s-23 22-39 29c-17 5-34 8-51 6zM101 155c24 2 43-3 58-14s23-26 25-45c0-19-4-35-17-48s-32-20-57-23c-16-1-30 1-43 5-12 4-22 11-30 20-7 11-12 21-13 34-1 18 4 34 15 47 12 14 33 22 62 24z"><text:p/></draw:path></draw:g><draw:g draw:style-name="gr2"><draw:path draw:style-name="gr218" draw:text-style-name="P25" svg:width="0.6969in" svg:height="0.6425in" svg:x="5.7248in" svg:y="1.5197in" svg:viewBox="0 0 1771 1633" svg:d="M0 1633c0-544 0-1089 0-1633 590 0 1181 0 1771 0 0 544 0 1089 0 1633-590 0-1181 0-1771 0z"><text:p/></draw:path><draw:path draw:style-name="gr219" draw:text-style-name="P25" svg:width="0.0925in" svg:height="0.111in" svg:x="5.8374in" svg:y="1.6953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220" draw:text-style-name="P25" svg:width="0.0787in" svg:height="0.0843in" svg:x="5.9496in" svg:y="1.724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221" draw:text-style-name="P25" svg:width="0.0791in" svg:height="0.0843in" svg:x="6.0425in" svg:y="1.724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222" draw:text-style-name="P25" svg:width="0.0417in" svg:height="0.1102in" svg:x="6.1323in" svg:y="1.6976in" svg:viewBox="0 0 107 281" svg:d="M102 246l5 31c-10 2-20 4-28 4-14 0-24-3-32-7-7-4-12-9-15-16-3-6-5-19-5-41v-118h-27v-27h27v-51l37-21v72h38v27h-38v119c0 10 1 17 2 20 1 2 3 4 7 6 3 2 7 3 12 3s10 0 17-1z"><text:p/></draw:path><draw:path draw:style-name="gr223" draw:text-style-name="P25" svg:width="0.0787in" svg:height="0.0843in" svg:x="6.1815in" svg:y="1.724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224" draw:text-style-name="P25" svg:width="0.0461in" svg:height="0.0823in" svg:x="6.2795in" svg:y="1.724in" svg:viewBox="0 0 118 210" svg:d="M0 210v-205h32v31c9-15 17-25 24-29 7-5 15-7 24-7 13 0 26 4 38 11l-12 32c-9-5-18-7-27-7-8 0-15 1-22 6-6 5-11 11-14 20-4 12-6 26-6 40v108z"><text:p/></draw:path><draw:path draw:style-name="gr225" draw:text-style-name="P25" svg:width="0.0795in" svg:height="0.0807in" svg:x="5.9874in" svg:y="1.9004in" svg:viewBox="0 0 203 206" svg:d="M0 206l80-106-75-100h45l35 50c7 9 12 16 16 22 6-8 12-17 16-23l37-49h45l-75 100 79 106h-45l-44-64-11-14-58 78z"><text:p/></draw:path><draw:path draw:style-name="gr226" draw:text-style-name="P25" svg:width="0.0772in" svg:height="0.1134in" svg:x="6.0744in" svg:y="1.8697in" svg:viewBox="0 0 197 289" svg:d="M0 210l38-4c4 19 11 33 22 41 10 8 22 13 37 13 18 0 32-6 44-17s18-25 18-42c0-16-6-29-17-39s-25-15-41-15c-7 0-16 1-27 4l4-31c3 0 5 0 6 0 16 0 29-4 41-11 12-8 18-20 18-36 0-12-5-23-14-32-9-8-20-12-34-12s-26 5-36 13c-9 9-15 21-18 38l-38-7c5-23 15-41 31-54 16-12 36-19 60-19 16 0 30 4 44 10 14 7 25 15 32 27s11 24 11 37c0 12-4 23-11 33s-17 18-31 24c18 4 32 12 43 24 10 12 15 27 15 45 0 25-10 46-29 64-19 17-43 25-72 25-26 0-48-7-66-21-18-15-28-34-30-58z"><text:p/></draw:path></draw:g><draw:g draw:style-name="gr2"><draw:path draw:style-name="gr227" draw:text-style-name="P26" svg:width="0.9331in" svg:height="0in" svg:x="4.7913in" svg:y="1.8709in" svg:viewBox="0 0 2371 0" svg:d="M0 0c791 0 1580 0 2371 0"><text:p/></draw:path><draw:path draw:style-name="gr228" draw:text-style-name="P26" svg:width="0.0724in" svg:height="0.0764in" svg:x="5.1248in" svg:y="1.7717in" svg:viewBox="0 0 185 195" svg:d="M101 118v-23h84v71c-13 9-27 16-40 21-14 5-29 8-42 8-20 0-38-4-54-13-16-7-28-18-37-33-8-15-12-32-12-51 0-18 4-35 12-51s20-27 36-36c15-7 33-11 53-11 14 0 26 2 38 7 12 4 21 11 28 18 6 9 11 19 15 31l-25 7c-3-10-7-17-11-23-5-5-11-9-19-13-9-3-17-5-27-5-12 0-22 2-31 6-9 3-16 8-22 13-5 6-9 12-12 19-5 11-8 24-8 37 0 17 3 31 9 42 6 12 15 19 27 25 12 5 24 8 38 8 11 0 21-2 32-6s19-9 25-14v-34z"><text:p/></draw:path><draw:path draw:style-name="gr229" draw:text-style-name="P26" svg:width="0.0591in" svg:height="0.074in" svg:x="5.2142in" svg:y="1.7728in" svg:viewBox="0 0 151 189" svg:d="M0 189v-189h75c13 0 23 1 30 2 10 2 17 5 24 8 7 5 12 12 16 19s6 16 6 25c0 17-5 30-16 41-11 12-29 17-57 17h-51v77zM27 90h51c17 0 29-3 36-10 6-5 10-14 10-25 0-7-2-14-6-19-3-6-9-10-16-12-4-1-12-2-24-2h-51z"><text:p/></draw:path><draw:path draw:style-name="gr230" draw:text-style-name="P26" svg:width="0.0102in" svg:height="0.074in" svg:x="5.2898in" svg:y="1.7728in" svg:viewBox="0 0 27 189" svg:d="M0 189c0-63 0-126 0-189 9 0 18 0 27 0 0 63 0 126 0 189-9 0-18 0-27 0z"><text:p/></draw:path><draw:path draw:style-name="gr231" draw:text-style-name="P26" svg:width="0.0752in" svg:height="0.0764in" svg:x="5.3165in" svg:y="1.7717in" svg:viewBox="0 0 192 195" svg:d="M0 100c0-32 9-56 27-74s41-26 70-26c18 0 34 4 49 12 15 9 26 21 34 35 8 15 12 32 12 50 0 20-4 37-12 52-9 15-20 26-35 34-16 8-31 12-48 12-19 0-36-5-51-14-15-8-27-19-34-34-8-15-12-31-12-47zM27 100c0 23 7 40 20 52 13 14 29 20 49 20s36-6 49-20c13-13 20-30 20-55 0-15-3-28-8-39-6-11-14-20-25-26-11-7-22-10-35-10-19 0-36 6-49 18-14 12-21 32-21 60z"><text:p/></draw:path></draw:g><draw:g draw:style-name="gr2"><draw:path draw:style-name="gr232" draw:text-style-name="P25" svg:width="0.6839in" svg:height="0.6425in" svg:x="5.5382in" svg:y="0in" svg:viewBox="0 0 1738 1633" svg:d="M0 1633c0-544 0-1089 0-1633 579 0 1159 0 1738 0 0 544 0 1089 0 1633-579 0-1159 0-1738 0z"><text:p/></draw:path><draw:path draw:style-name="gr233" draw:text-style-name="P25" svg:width="0.0902in" svg:height="0.111in" svg:x="5.6201in" svg:y="0.0886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234" draw:text-style-name="P25" svg:width="0.0937in" svg:height="0.115in" svg:x="5.726in" svg:y="0.0866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235" draw:text-style-name="P25" svg:width="0.1079in" svg:height="0.111in" svg:x="5.8772in" svg:y="0.0886in" svg:viewBox="0 0 275 283" svg:d="M116 283l-116-283h42l78 206c6 17 12 32 16 47 5-16 10-32 16-47l82-206h41l-118 283z"><text:p/></draw:path><draw:path draw:style-name="gr236" draw:text-style-name="P25" svg:width="0.0795in" svg:height="0.0843in" svg:x="5.9827in" svg:y="0.1173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237" draw:text-style-name="P25" svg:width="0.0142in" svg:height="0.111in" svg:x="6.0807in" svg:y="0.0886in" svg:viewBox="0 0 37 283" svg:d="M0 283c0-94 0-189 0-283 12 0 25 0 37 0 0 94 0 189 0 283-12 0-25 0-37 0z"><text:p/></draw:path><draw:path draw:style-name="gr238" draw:text-style-name="P25" svg:width="0.0417in" svg:height="0.1102in" svg:x="6.1094in" svg:y="0.0906in" svg:viewBox="0 0 107 281" svg:d="M102 246l5 31c-10 2-20 4-28 4-14 0-24-3-32-7-7-4-12-9-15-16-3-6-5-19-5-41v-118h-27v-27h27v-51l37-21v72h38v27h-38v119c0 10 1 17 2 20 1 2 3 4 7 6 3 2 7 3 12 3s10 0 17-1z"><text:p/></draw:path><draw:path draw:style-name="gr239" draw:text-style-name="P25" svg:width="0.0937in" svg:height="0.115in" svg:x="5.6512in" svg:y="0.261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240" draw:text-style-name="P25" svg:width="0.0787in" svg:height="0.0843in" svg:x="5.761in" svg:y="0.2917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241" draw:text-style-name="P25" svg:width="0.0689in" svg:height="0.0823in" svg:x="5.8594in" svg:y="0.2917in" svg:viewBox="0 0 176 210" svg:d="M0 210v-205h33v29c16-23 39-34 69-34 13 0 25 2 36 7 11 4 19 10 24 17 6 8 10 16 12 26 1 6 2 17 2 34v126h-38v-125c0-14-1-25-4-32s-8-13-15-17-15-6-25-6c-15 0-29 5-40 14s-17 27-17 54v112z"><text:p/></draw:path><draw:path draw:style-name="gr242" draw:text-style-name="P25" svg:width="0.0709in" svg:height="0.0843in" svg:x="5.9465in" svg:y="0.2917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243" draw:text-style-name="P25" svg:width="0.0787in" svg:height="0.0843in" svg:x="6.0295in" svg:y="0.2917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244" draw:text-style-name="P25" svg:width="0.0795in" svg:height="0.0807in" svg:x="5.7941in" svg:y="0.4681in" svg:viewBox="0 0 203 206" svg:d="M0 206l80-106-75-100h45l35 50c7 9 12 16 16 22 6-8 12-17 16-23l37-49h45l-75 100 79 106h-45l-44-64-11-14-58 78z"><text:p/></draw:path><draw:path draw:style-name="gr245" draw:text-style-name="P25" svg:width="0.0783in" svg:height="0.1114in" svg:x="5.8787in" svg:y="0.4374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/draw:g><draw:g draw:style-name="gr2"><draw:path draw:style-name="gr246" draw:text-style-name="P26" svg:width="0.8705in" svg:height="0.7012in" svg:x="4.7913in" svg:y="0.6433in" svg:viewBox="0 0 2212 1782" svg:d="M0 1782c738-594 1475-1188 2212-1782"><text:p/></draw:path><draw:path draw:style-name="gr247" draw:text-style-name="P26" svg:width="0.0843in" svg:height="0.0815in" svg:x="5.0925in" svg:y="0.9657in" svg:viewBox="0 0 215 208" svg:d="M74 208l-74-189 23-19 192 94-23 18-56-30-64 53 23 56zM63 114l52-42-52-26c-15-9-28-16-38-22 6 12 12 23 17 34z"><text:p/></draw:path><draw:path draw:style-name="gr248" draw:text-style-name="P26" svg:width="0.0866in" svg:height="0.0835in" svg:x="5.1339in" svg:y="0.9126in" svg:viewBox="0 0 221 213" svg:d="M130 213l-130-144 53-42c11-9 21-16 29-20 10-4 21-7 31-7 13 0 27 4 40 10 13 7 25 16 37 29 10 12 18 22 23 33 5 10 7 20 8 29 1 8 0 17-2 24s-6 14-11 22c-6 7-13 15-23 21zM135 180l33-27c10-8 17-15 21-21 4-7 7-12 7-19 1-8-1-17-5-27-5-9-12-20-22-31-13-15-27-24-39-28-13-4-23-4-33-1-7 3-17 9-29 18l-32 26z"><text:p/></draw:path><draw:path draw:style-name="gr249" draw:text-style-name="P26" svg:width="0.0787in" svg:height="0.0752in" svg:x="5.2055in" svg:y="0.8618in" svg:viewBox="0 0 201 192" svg:d="M165 80l25-12c10 19 13 38 10 55-4 17-14 31-30 45-16 13-33 21-49 23s-32-1-49-8c-16-8-31-18-43-32-14-15-22-30-27-46-4-16-3-32 3-46 6-15 16-28 30-38 15-13 31-20 48-21 18-1 34 4 51 14l-17 21c-13-8-25-11-36-11-11 1-21 6-32 14-11 10-19 20-22 31-3 12-2 24 2 35 5 11 12 21 20 31 11 11 23 20 35 26s24 8 36 6 23-7 33-14c11-10 18-21 21-33 2-12-1-26-9-40z"><text:p/></draw:path></draw:g><draw:g draw:style-name="gr2"><draw:path draw:style-name="gr250" draw:text-style-name="P25" svg:width="0.9827in" svg:height="0.5843in" svg:x="5.289in" svg:y="3.0402in" svg:viewBox="0 0 2497 1485" svg:d="M0 1485c0-495 0-990 0-1485 832 0 1665 0 2497 0 0 495 0 990 0 1485-832 0-1665 0-2497 0z"><text:p/></draw:path><draw:path draw:style-name="gr251" draw:text-style-name="P25" svg:width="0.0878in" svg:height="0.111in" svg:x="5.4059in" svg:y="3.1866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252" draw:text-style-name="P25" svg:width="0.0795in" svg:height="0.0807in" svg:x="5.5047in" svg:y="3.2173in" svg:viewBox="0 0 203 206" svg:d="M0 206l80-106-75-100h45l35 50c7 9 12 16 16 22 6-8 12-17 16-23l37-49h45l-75 100 79 106h-45l-44-64-11-14-58 78z"><text:p/></draw:path><draw:path draw:style-name="gr253" draw:text-style-name="P25" svg:width="0.0744in" svg:height="0.1134in" svg:x="5.5953in" svg:y="3.2154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254" draw:text-style-name="P25" svg:width="0.0791in" svg:height="0.0843in" svg:x="5.6835in" svg:y="3.2154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255" draw:text-style-name="P25" svg:width="0.0689in" svg:height="0.0823in" svg:x="5.7819in" svg:y="3.2154in" svg:viewBox="0 0 176 210" svg:d="M0 210v-205h33v29c16-23 39-34 69-34 13 0 25 2 36 7 11 4 19 10 24 17 6 8 10 16 12 26 1 6 2 17 2 34v126h-38v-125c0-14-1-25-4-32s-8-13-15-17-15-6-25-6c-15 0-29 5-40 14s-17 27-17 54v112z"><text:p/></draw:path><draw:path draw:style-name="gr256" draw:text-style-name="P25" svg:width="0.0709in" svg:height="0.0843in" svg:x="5.8689in" svg:y="3.2154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257" draw:text-style-name="P25" svg:width="0.0142in" svg:height="0.111in" svg:x="5.9579in" svg:y="3.1866in" svg:viewBox="0 0 37 283" svg:d="M0 39c0-13 0-26 0-39 12 0 25 0 37 0 0 13 0 26 0 39-12 0-25 0-37 0zM0 283c0-68 0-137 0-205 12 0 25 0 37 0 0 68 0 137 0 205-12 0-25 0-37 0z"><text:p/></draw:path><draw:path draw:style-name="gr258" draw:text-style-name="P25" svg:width="0.0795in" svg:height="0.0843in" svg:x="5.9886in" svg:y="3.2154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259" draw:text-style-name="P25" svg:width="0.0689in" svg:height="0.0823in" svg:x="6.0874in" svg:y="3.2154in" svg:viewBox="0 0 176 210" svg:d="M0 210v-205h33v29c16-23 39-34 69-34 13 0 25 2 36 7 11 4 19 10 24 17 6 8 10 16 12 26 1 6 2 17 2 34v126h-38v-125c0-14-1-25-4-32s-8-13-15-17-15-6-25-6c-15 0-29 5-40 14s-17 27-17 54v112z"><text:p/></draw:path><draw:path draw:style-name="gr260" draw:text-style-name="P25" svg:width="0.0925in" svg:height="0.111in" svg:x="5.5209in" svg:y="3.3614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261" draw:text-style-name="P25" svg:width="0.0787in" svg:height="0.0843in" svg:x="5.6331in" svg:y="3.3902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262" draw:text-style-name="P25" svg:width="0.0791in" svg:height="0.0843in" svg:x="5.726in" svg:y="3.3902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263" draw:text-style-name="P25" svg:width="0.0744in" svg:height="0.113in" svg:x="5.8185in" svg:y="3.3614in" svg:viewBox="0 0 190 288" svg:d="M155 283v-26c-14 21-34 31-60 31-18 0-34-5-49-14-14-8-26-21-34-37s-12-35-12-56 4-40 11-57c7-15 18-29 33-38 15-8 31-13 49-13 13 0 24 3 35 7 10 6 19 13 25 21v-101h37v283zM38 181c0 26 6 45 18 58 12 14 26 20 42 20s29-6 41-19c11-12 17-31 17-57 0-28-6-48-17-61-12-13-25-20-43-20-16 0-30 7-41 19-11 13-17 32-17 60z"><text:p/></draw:path><draw:path draw:style-name="gr264" draw:text-style-name="P25" svg:width="0.0787in" svg:height="0.0843in" svg:x="5.9118in" svg:y="3.3902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265" draw:text-style-name="P25" svg:width="0.0461in" svg:height="0.0823in" svg:x="6.0094in" svg:y="3.3902in" svg:viewBox="0 0 118 210" svg:d="M0 210v-205h32v31c9-15 17-25 24-29 7-5 15-7 24-7 13 0 26 4 38 11l-12 32c-9-5-18-7-27-7-8 0-15 1-22 6-6 5-11 11-14 20-4 12-6 26-6 40v108z"><text:p/></draw:path></draw:g><draw:g draw:style-name="gr2"><draw:path draw:style-name="gr266" draw:text-style-name="P26" svg:width="0.4976in" svg:height="0.2921in" svg:x="4.7909in" svg:y="2.7476in" svg:viewBox="0 0 1265 743" svg:d="M0 0c421 248 843 495 1265 743"><text:p/></draw:path><draw:path draw:style-name="gr267" draw:text-style-name="P26" svg:width="0.0791in" svg:height="0.0783in" svg:x="4.8732in" svg:y="2.7094in" svg:viewBox="0 0 202 200" svg:d="M93 117l13-19 71 42-39 59c-17 2-32 1-47-1-14-3-28-8-40-15-17-10-30-22-39-37s-13-31-12-47c2-17 8-33 18-49 11-15 24-27 40-37s32-14 50-13c17 1 34 7 50 17 13 7 22 16 30 25 7 10 12 20 13 29 1 11-1 22-5 35l-25-8c3-9 4-17 4-24-1-7-4-14-9-21-5-6-12-13-20-17-10-7-20-11-29-12-10-1-19 0-26 1-8 2-15 5-21 10-11 7-21 17-28 28-10 14-15 27-16 40-1 12 2 23 8 35 7 10 16 18 28 25 9 6 20 9 32 11 11 2 21 2 28 1l20-29z"><text:p/></draw:path><draw:path draw:style-name="gr268" draw:text-style-name="P26" svg:width="0.0835in" svg:height="0.0681in" svg:x="4.9354in" svg:y="2.7417in" svg:viewBox="0 0 213 174" svg:d="M0 160l107-160 63 37c11 7 19 13 24 17 8 6 13 12 16 20 3 6 4 14 3 23s-4 17-9 25c-9 14-21 22-37 27-15 3-35-1-58-15l-43-25-43 65zM79 90l43 25c14 8 26 12 35 10 10-2 17-7 24-16 4-7 6-14 6-20-1-7-3-13-8-18-3-3-10-7-20-13l-43-25z"><text:p/></draw:path><draw:path draw:style-name="gr269" draw:text-style-name="P26" svg:width="0.0504in" svg:height="0.0681in" svg:x="4.9996in" svg:y="2.7791in" svg:viewBox="0 0 129 174" svg:d="M0 160c36-53 71-107 107-160 8 5 14 9 22 13-35 53-70 108-106 161-8-5-15-9-23-14z"><text:p/></draw:path><draw:path draw:style-name="gr270" draw:text-style-name="P26" svg:width="0.0783in" svg:height="0.0764in" svg:x="5.0358in" svg:y="2.8047in" svg:viewBox="0 0 200 195" svg:d="M17 52c17-27 38-43 64-49 25-7 50-2 74 12 16 9 28 21 35 36 8 14 12 30 10 45-2 17-8 33-19 49-11 17-24 29-39 38-16 8-32 13-49 12-18-1-34-7-49-15-16-10-27-22-34-37-8-14-11-30-9-46 1-16 7-31 16-45zM39 66c-13 18-16 36-13 54 4 18 14 31 31 41 17 9 35 12 53 8 19-4 35-16 48-37 9-13 14-25 16-37 1-14-1-25-6-35-6-10-14-20-26-26-16-10-33-12-52-10-18 4-35 17-51 42z"><text:p/></draw:path><draw:path draw:style-name="gr271" draw:text-style-name="P26" svg:width="0.0209in" svg:height="0.0217in" svg:x="5.0933in" svg:y="2.8921in" svg:viewBox="0 0 54 56" svg:d="M16 22l14-22 24 14-15 22c-5 8-11 14-17 17s-14 4-22 3v-11c5 1 10 0 14-3 4-2 9-6 13-13z"><text:p/></draw:path><draw:path draw:style-name="gr272" draw:text-style-name="P26" svg:width="0.0768in" svg:height="0.0846in" svg:x="4.7039in" svg:y="2.7587in" svg:viewBox="0 0 196 216" svg:d="M0 123l171-123 25 15-38 201-25-16 13-59-72-43-50 39zM92 85l59 35 11-55c4-17 7-30 10-41-9 9-19 17-30 26z"><text:p/></draw:path><draw:path draw:style-name="gr273" draw:text-style-name="P26" svg:width="0.0843in" svg:height="0.0835in" svg:x="4.7756in" svg:y="2.7854in" svg:viewBox="0 0 215 213" svg:d="M0 160l107-160 58 35c13 7 23 14 29 19 8 8 14 17 17 26 4 13 5 26 2 40-3 13-10 27-19 42-8 12-17 21-26 29-10 8-19 14-27 17-9 3-18 5-26 5-7 0-15-1-24-3-10-3-19-8-30-14zM36 154l36 22c11 6 21 10 28 12 8 2 15 2 20 1 9-2 18-7 26-13 9-7 17-16 25-28 11-17 17-31 17-44 0-12-3-23-9-30-5-6-14-13-27-21l-36-20z"><text:p/></draw:path><draw:path draw:style-name="gr274" draw:text-style-name="P26" svg:width="0.0764in" svg:height="0.0756in" svg:x="4.8528in" svg:y="2.8354in" svg:viewBox="0 0 195 193" svg:d="M134 150l19 19c-16 14-34 22-52 24-19 2-37-2-55-13-19-11-32-23-39-37-6-14-9-29-6-46 3-16 9-33 20-48 11-17 24-29 39-38 15-8 31-12 48-11s33 6 48 15c16 10 28 23 34 38 6 14 6 31 1 48l-26-8c4-14 3-26-1-35-4-10-11-18-22-24-13-9-26-11-39-11-12 1-24 4-34 13-10 7-18 16-25 26-9 14-15 27-17 39-3 12-1 24 5 34s14 19 24 25c13 8 26 10 40 9 13-1 26-8 38-19z"><text:p/></draw:path><draw:path draw:style-name="gr275" draw:text-style-name="P26" svg:width="0.0209in" svg:height="0.0217in" svg:x="4.9047in" svg:y="2.9197in" svg:viewBox="0 0 54 56" svg:d="M16 22l14-22 24 14-15 22c-5 8-11 14-17 17s-14 4-22 3v-11c5 1 10 0 14-3 4-2 9-6 13-13z"><text:p/></draw:path><draw:path draw:style-name="gr276" draw:text-style-name="P26" svg:width="0.0744in" svg:height="0.0768in" svg:x="4.9701in" svg:y="2.9035in" svg:viewBox="0 0 190 196" svg:d="M10 85l22 10c-4 10-6 17-6 25 0 7 3 15 9 22 5 8 13 14 22 20 9 5 17 8 25 9 8 2 15 1 21-1 6-3 11-5 13-11 3-5 5-9 4-15 0-6-3-12-8-19-3-3-11-12-24-24s-21-22-25-29c-6-9-9-18-9-26 0-9 2-16 7-24 6-7 13-14 23-17 9-5 20-6 31-4s23 6 34 13c13 7 23 15 30 25s11 19 11 29c0 11-3 21-8 30l-24-12c5-10 7-20 3-29-3-8-11-17-23-23-14-9-24-12-33-11s-16 5-20 12c-4 5-5 12-3 17 2 7 10 17 25 31 14 14 24 25 29 32 8 10 11 20 12 29 0 9-2 19-8 27-6 9-14 15-24 20-9 4-20 5-33 4-12-1-25-6-37-13-15-9-27-18-34-29-8-10-12-21-12-33s3-24 10-35z"><text:p/></draw:path><draw:path draw:style-name="gr277" draw:text-style-name="P26" svg:width="0.0835in" svg:height="0.0681in" svg:x="5.0272in" svg:y="2.9335in" svg:viewBox="0 0 213 174" svg:d="M0 160l107-160 63 37c11 7 19 13 24 17 8 6 13 12 16 20 3 6 4 14 3 23s-4 17-9 25c-9 14-21 22-37 27-15 3-35-1-58-15l-43-25-43 65zM79 90l43 25c14 8 26 12 35 10 10-2 17-7 24-16 4-7 6-14 6-20-1-7-3-13-8-18-3-3-10-7-20-13l-43-25z"><text:p/></draw:path><draw:path draw:style-name="gr278" draw:text-style-name="P26" svg:width="0.0504in" svg:height="0.0681in" svg:x="5.0909in" svg:y="2.9713in" svg:viewBox="0 0 129 174" svg:d="M0 160c36-53 71-107 107-160 8 5 14 9 22 13-35 53-70 108-106 161-8-5-15-9-23-14z"><text:p/></draw:path></draw:g><draw:g draw:style-name="gr2"><draw:path draw:style-name="gr279" draw:text-style-name="P26" svg:width="0.1866in" svg:height="0.7012in" svg:x="3.4846in" svg:y="0.6433in" svg:viewBox="0 0 475 1782" svg:d="M0 0c158 594 317 1188 475 1782"><text:p/></draw:path><draw:path draw:style-name="gr280" draw:text-style-name="P26" svg:width="0.0811in" svg:height="0.0717in" svg:x="3.5906in" svg:y="0.9067in" svg:viewBox="0 0 207 183" svg:d="M78 4c31-7 59-5 82 7 22 12 37 31 44 57 5 17 4 33-1 49-5 15-14 28-27 39-14 10-30 18-50 22-20 5-37 6-55 2-17-3-32-12-44-24-12-11-19-25-24-41-4-18-4-34 1-50s15-29 28-39c14-10 29-18 46-22zM84 29c-23 5-39 16-50 31-10 15-12 31-8 49 5 19 16 32 33 40 16 10 36 11 61 5 16-4 28-9 39-17 10-8 17-18 21-29s4-22 1-35c-5-17-15-30-31-41-15-9-38-10-66-3z"><text:p/></draw:path><draw:path draw:style-name="gr281" draw:text-style-name="P26" svg:width="0.0815in" svg:height="0.0689in" svg:x="3.6106in" svg:y="0.9854in" svg:viewBox="0 0 208 176" svg:d="M89 150v26c-22 0-40-6-55-16-15-11-25-26-30-45-5-21-5-37 0-51 5-15 15-28 29-38 15-10 31-18 49-22 20-5 39-5 56-1 17 3 32 11 43 22 11 12 19 26 24 42 5 18 4 35-3 50s-19 27-35 36l-13-23c13-8 22-16 26-26s4-20 1-33c-4-14-10-24-20-33-10-7-21-12-34-13s-26 0-38 3c-17 5-30 10-40 18-11 7-18 16-22 27-3 11-3 22 0 34 3 14 11 25 21 32 10 8 24 12 41 11z"><text:p/></draw:path></draw:g><draw:g draw:style-name="gr2"><draw:path draw:style-name="gr282" draw:text-style-name="P27" svg:width="0.9579in" svg:height="0.6425in" svg:x="5.9114in" svg:y="3.8583in" svg:viewBox="0 0 2434 1633" svg:d="M0 1633c0-544 0-1089 0-1633 811 0 1623 0 2434 0 0 544 0 1089 0 1633-811 0-1623 0-2434 0z"><text:p/></draw:path><draw:path draw:style-name="gr283" draw:text-style-name="P27" svg:width="0.0736in" svg:height="0.111in" svg:x="6.1354in" svg:y="3.9469in" svg:viewBox="0 0 188 283" svg:d="M0 283c0-94 0-189 0-283 13 0 27 0 40 0 0 83 0 167 0 250 50 0 98 0 148 0 0 11 0 22 0 33-63 0-125 0-188 0z"><text:p/></draw:path><draw:path draw:style-name="gr284" draw:text-style-name="P27" svg:width="0.0787in" svg:height="0.0843in" svg:x="6.2224in" svg:y="3.9756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285" draw:text-style-name="P27" svg:width="0.0752in" svg:height="0.1154in" svg:x="6.315in" svg:y="3.9756in" svg:viewBox="0 0 192 294" svg:d="M7 226l37 5c2 11 6 19 13 23 9 7 21 11 37 11 18 0 30-3 39-10 10-6 16-15 19-26 2-7 3-21 3-44-16 17-37 25-60 25-30 0-54-10-70-30-17-21-25-45-25-73 0-20 4-39 11-55 8-16 19-30 34-38 14-9 31-14 51-14 25 0 46 10 63 30v-25h33v177c0 32-3 55-10 69-7 13-18 23-34 32-15 7-33 11-54 11-26 0-48-6-64-17s-24-28-23-51zM38 104c0 27 6 47 17 59 12 12 26 18 43 18s31-6 43-18c11-12 17-32 17-58 0-25-6-44-18-57-12-12-25-19-42-19s-31 7-43 19c-11 13-17 32-17 56z"><text:p/></draw:path><draw:path draw:style-name="gr286" draw:text-style-name="P27" svg:width="0.0791in" svg:height="0.0843in" svg:x="6.4067in" svg:y="3.9756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287" draw:text-style-name="P27" svg:width="0.0748in" svg:height="0.0843in" svg:x="6.5in" svg:y="3.9756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288" draw:text-style-name="P27" svg:width="0.0783in" svg:height="0.1134in" svg:x="6.5795in" svg:y="3.9776in" svg:viewBox="0 0 200 289" svg:d="M20 284l-5-31c8 1 15 2 22 2 8 0 15-1 20-3 5-3 9-7 12-12 2-2 6-12 12-25 0-3 1-5 3-9l-84-206h40l46 119c6 15 11 31 16 47 4-15 9-30 14-45l47-121h37l-82 210c-8 22-15 38-20 46-7 12-15 20-23 25-9 5-19 8-31 8-7 0-15-2-24-5z"><text:p/></draw:path><draw:path draw:style-name="gr289" draw:text-style-name="P27" svg:width="0.0736in" svg:height="0.111in" svg:x="6.2366in" svg:y="4.1213in" svg:viewBox="0 0 188 283" svg:d="M0 283c0-94 0-189 0-283 13 0 27 0 40 0 0 83 0 167 0 250 50 0 98 0 148 0 0 11 0 22 0 33-63 0-125 0-188 0z"><text:p/></draw:path><draw:path draw:style-name="gr290" draw:text-style-name="P27" svg:width="0.1043in" svg:height="0.115in" svg:x="6.3256in" svg:y="4.1197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291" draw:text-style-name="P27" svg:width="0.0972in" svg:height="0.111in" svg:x="6.45in" svg:y="4.1213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draw:path draw:style-name="gr292" draw:text-style-name="P27" svg:width="0.1043in" svg:height="0.115in" svg:x="6.039in" svg:y="4.2941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293" draw:text-style-name="P27" svg:width="0.0795in" svg:height="0.0843in" svg:x="6.1555in" svg:y="4.3248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294" draw:text-style-name="P27" svg:width="0.0689in" svg:height="0.0823in" svg:x="6.2543in" svg:y="4.3248in" svg:viewBox="0 0 176 210" svg:d="M0 210v-205h33v29c16-23 39-34 69-34 13 0 25 2 36 7 11 4 19 10 24 17 6 8 10 16 12 26 1 6 2 17 2 34v126h-38v-125c0-14-1-25-4-32s-8-13-15-17-15-6-25-6c-15 0-29 5-40 14s-17 27-17 54v112z"><text:p/></draw:path><draw:path draw:style-name="gr295" draw:text-style-name="P27" svg:width="0.0417in" svg:height="0.1102in" svg:x="6.3386in" svg:y="4.298in" svg:viewBox="0 0 107 281" svg:d="M102 246l5 31c-10 2-20 4-28 4-14 0-24-3-32-7-7-4-12-9-15-16-3-6-5-19-5-41v-118h-27v-27h27v-51l37-21v72h38v27h-38v119c0 10 1 17 2 20 1 2 3 4 7 6 3 2 7 3 12 3s10 0 17-1z"><text:p/></draw:path><draw:path draw:style-name="gr296" draw:text-style-name="P27" svg:width="0.0461in" svg:height="0.0823in" svg:x="6.3929in" svg:y="4.3248in" svg:viewBox="0 0 118 210" svg:d="M0 210v-205h32v31c9-15 17-25 24-29 7-5 15-7 24-7 13 0 26 4 38 11l-12 32c-9-5-18-7-27-7-8 0-15 1-22 6-6 5-11 11-14 20-4 12-6 26-6 40v108z"><text:p/></draw:path><draw:path draw:style-name="gr297" draw:text-style-name="P27" svg:width="0.0795in" svg:height="0.0843in" svg:x="6.4425in" svg:y="4.3248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298" draw:text-style-name="P27" svg:width="0.0142in" svg:height="0.111in" svg:x="6.5406in" svg:y="4.2961in" svg:viewBox="0 0 37 283" svg:d="M0 283c0-94 0-189 0-283 12 0 25 0 37 0 0 94 0 189 0 283-12 0-25 0-37 0z"><text:p/></draw:path><draw:path draw:style-name="gr299" draw:text-style-name="P27" svg:width="0.0142in" svg:height="0.111in" svg:x="6.5772in" svg:y="4.2961in" svg:viewBox="0 0 37 283" svg:d="M0 283c0-94 0-189 0-283 12 0 25 0 37 0 0 94 0 189 0 283-12 0-25 0-37 0z"><text:p/></draw:path><draw:path draw:style-name="gr300" draw:text-style-name="P27" svg:width="0.0787in" svg:height="0.0843in" svg:x="6.6091in" svg:y="4.3248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301" draw:text-style-name="P27" svg:width="0.0461in" svg:height="0.0823in" svg:x="6.7067in" svg:y="4.3248in" svg:viewBox="0 0 118 210" svg:d="M0 210v-205h32v31c9-15 17-25 24-29 7-5 15-7 24-7 13 0 26 4 38 11l-12 32c-9-5-18-7-27-7-8 0-15 1-22 6-6 5-11 11-14 20-4 12-6 26-6 40v108z"><text:p/></draw:path></draw:g><draw:g draw:style-name="gr2"><draw:path draw:style-name="gr302" draw:text-style-name="P27" svg:width="0.8709in" svg:height="0.6425in" svg:x="4.7909in" svg:y="3.8583in" svg:viewBox="0 0 2213 1633" svg:d="M0 1633c0-544 0-1089 0-1633 738 0 1476 0 2213 0 0 544 0 1089 0 1633-737 0-1475 0-2213 0z"><text:p/></draw:path><draw:path draw:style-name="gr303" draw:text-style-name="P27" svg:width="0.0925in" svg:height="0.111in" svg:x="4.987in" svg:y="3.9469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304" draw:text-style-name="P27" svg:width="0.0142in" svg:height="0.111in" svg:x="5.1047in" svg:y="3.9469in" svg:viewBox="0 0 37 283" svg:d="M0 39c0-13 0-26 0-39 12 0 25 0 37 0 0 13 0 26 0 39-12 0-25 0-37 0zM0 283c0-68 0-137 0-205 12 0 25 0 37 0 0 68 0 137 0 205-12 0-25 0-37 0z"><text:p/></draw:path><draw:path draw:style-name="gr305" draw:text-style-name="P27" svg:width="0.0449in" svg:height="0.0134in" svg:x="5.135in" svg:y="4.0114in" svg:viewBox="0 0 115 35" svg:d="M0 35c0-12 0-24 0-35 38 0 77 0 115 0 0 11 0 23 0 35-38 0-77 0-115 0z"><text:p/></draw:path><draw:path draw:style-name="gr306" draw:text-style-name="P27" svg:width="0.1035in" svg:height="0.111in" svg:x="5.198in" svg:y="3.9469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307" draw:text-style-name="P27" svg:width="0.0787in" svg:height="0.0843in" svg:x="5.3098in" svg:y="3.9756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308" draw:text-style-name="P27" svg:width="0.0709in" svg:height="0.0843in" svg:x="5.4028in" svg:y="3.9756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309" draw:text-style-name="P27" svg:width="0.0937in" svg:height="0.111in" svg:x="5.0772in" svg:y="4.1213in" svg:viewBox="0 0 239 283" svg:d="M100 283c0-83 0-166 0-249-33 0-67 0-100 0 0-12 0-23 0-34 80 0 159 0 239 0 0 11 0 22 0 34-33 0-67 0-100 0 0 83 0 166 0 249-13 0-26 0-39 0z"><text:p/></draw:path><draw:path draw:style-name="gr310" draw:text-style-name="P27" svg:width="0.0795in" svg:height="0.111in" svg:x="5.1894in" svg:y="4.1213in" svg:viewBox="0 0 203 283" svg:d="M0 283c0-94 0-189 0-283 68 0 135 0 203 0 0 11 0 22 0 34-55 0-108 0-163 0 0 29 0 58 0 87 47 0 94 0 141 0 0 11 0 22 0 33-47 0-94 0-141 0 0 43 0 86 0 129-13 0-27 0-40 0z"><text:p/></draw:path><draw:path draw:style-name="gr311" draw:text-style-name="P27" svg:width="0.0937in" svg:height="0.111in" svg:x="5.2815in" svg:y="4.1213in" svg:viewBox="0 0 239 283" svg:d="M100 283c0-83 0-166 0-249-33 0-67 0-100 0 0-12 0-23 0-34 80 0 159 0 239 0 0 11 0 22 0 34-33 0-67 0-100 0 0 83 0 166 0 249-13 0-26 0-39 0z"><text:p/></draw:path><draw:path draw:style-name="gr312" draw:text-style-name="P27" svg:width="0.1173in" svg:height="0.0807in" svg:x="4.9406in" svg:y="4.3268in" svg:viewBox="0 0 299 206" svg:d="M67 206l-67-206h39l35 119 12 44c1-2 5-16 12-42l33-121h38l33 120 10 39 13-40 38-119h36l-70 206h-38l-34-123-8-35-44 158z"><text:p/></draw:path><draw:path draw:style-name="gr313" draw:text-style-name="P27" svg:width="0.0457in" svg:height="0.115in" svg:x="5.0583in" svg:y="4.2941in" svg:viewBox="0 0 117 293" svg:d="M0 293c29-97 59-196 88-293 10 0 20 0 29 0-28 97-58 196-87 293-10 0-20 0-30 0z"><text:p/></draw:path><draw:path draw:style-name="gr314" draw:text-style-name="P27" svg:width="0.0417in" svg:height="0.1102in" svg:x="5.1075in" svg:y="4.298in" svg:viewBox="0 0 107 281" svg:d="M102 246l5 31c-10 2-20 4-28 4-14 0-24-3-32-7-7-4-12-9-15-16-3-6-5-19-5-41v-118h-27v-27h27v-51l37-21v72h38v27h-38v119c0 10 1 17 2 20 1 2 3 4 7 6 3 2 7 3 12 3s10 0 17-1z"><text:p/></draw:path><draw:path draw:style-name="gr315" draw:text-style-name="P27" svg:width="0.0795in" svg:height="0.0843in" svg:x="5.1567in" svg:y="4.3248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316" draw:text-style-name="P27" svg:width="0.0697in" svg:height="0.0823in" svg:x="5.2547in" svg:y="4.3268in" svg:viewBox="0 0 178 210" svg:d="M145 206v-30c-17 23-40 34-69 34-13 0-26-1-37-6s-20-11-25-18c-6-7-9-16-12-26-1-7-2-18-2-33v-127h37v114c0 19 1 31 2 37 3 9 8 16 15 22 8 5 18 8 29 8s22-3 32-9c9-5 16-12 20-21 4-10 6-23 6-41v-110h37v206z"><text:p/></draw:path><draw:path draw:style-name="gr317" draw:text-style-name="P27" svg:width="0.0748in" svg:height="0.0843in" svg:x="5.3437in" svg:y="4.3248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318" draw:text-style-name="P27" svg:width="0.0689in" svg:height="0.111in" svg:x="5.4311in" svg:y="4.2961in" svg:viewBox="0 0 176 283" svg:d="M0 283v-283h37v101c17-19 39-28 65-28 15 0 29 3 41 9s20 14 25 25 8 26 8 46v130h-37v-131c0-16-4-29-12-37s-18-12-33-12c-11 0-21 3-30 8-10 5-17 12-21 22-4 9-6 21-6 38v112z"><text:p/></draw:path></draw:g><draw:path draw:style-name="gr319" draw:text-style-name="P28" svg:width="0.1295in" svg:height="0.2398in" svg:x="5.476in" svg:y="3.6185in" svg:viewBox="0 0 330 610" svg:d="M330 0c-110 203-220 407-330 610"><text:p/></draw:path><draw:path draw:style-name="gr320" draw:text-style-name="P28" svg:width="0.1189in" svg:height="0.2398in" svg:x="5.9787in" svg:y="3.6185in" svg:viewBox="0 0 303 610" svg:d="M0 0c101 203 202 407 303 610"><text:p/></draw:path><draw:g draw:style-name="gr2"><draw:path draw:style-name="gr321" draw:text-style-name="P25" svg:width="0.8709in" svg:height="0.6425in" svg:x="5.7244in" svg:y="2.2799in" svg:viewBox="0 0 2213 1633" svg:d="M0 1633c0-544 0-1089 0-1633 738 0 1476 0 2213 0 0 544 0 1089 0 1633-737 0-1475 0-2213 0z"><text:p/></draw:path><draw:path draw:style-name="gr322" draw:text-style-name="P25" svg:width="0.0878in" svg:height="0.111in" svg:x="5.785in" svg:y="2.4555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323" draw:text-style-name="P25" svg:width="0.0795in" svg:height="0.0807in" svg:x="5.8843in" svg:y="2.4862in" svg:viewBox="0 0 203 206" svg:d="M0 206l80-106-75-100h45l35 50c7 9 12 16 16 22 6-8 12-17 16-23l37-49h45l-75 100 79 106h-45l-44-64-11-14-58 78z"><text:p/></draw:path><draw:path draw:style-name="gr324" draw:text-style-name="P25" svg:width="0.0744in" svg:height="0.1134in" svg:x="5.9748in" svg:y="2.4843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325" draw:text-style-name="P25" svg:width="0.0791in" svg:height="0.0843in" svg:x="6.063in" svg:y="2.4843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326" draw:text-style-name="P25" svg:width="0.0689in" svg:height="0.0823in" svg:x="6.1614in" svg:y="2.4843in" svg:viewBox="0 0 176 210" svg:d="M0 210v-205h33v29c16-23 39-34 69-34 13 0 25 2 36 7 11 4 19 10 24 17 6 8 10 16 12 26 1 6 2 17 2 34v126h-38v-125c0-14-1-25-4-32s-8-13-15-17-15-6-25-6c-15 0-29 5-40 14s-17 27-17 54v112z"><text:p/></draw:path><draw:path draw:style-name="gr327" draw:text-style-name="P25" svg:width="0.0709in" svg:height="0.0843in" svg:x="6.2484in" svg:y="2.4843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328" draw:text-style-name="P25" svg:width="0.0142in" svg:height="0.111in" svg:x="6.3374in" svg:y="2.4555in" svg:viewBox="0 0 37 283" svg:d="M0 39c0-13 0-26 0-39 12 0 25 0 37 0 0 13 0 26 0 39-12 0-25 0-37 0zM0 283c0-68 0-137 0-205 12 0 25 0 37 0 0 68 0 137 0 205-12 0-25 0-37 0z"><text:p/></draw:path><draw:path draw:style-name="gr329" draw:text-style-name="P25" svg:width="0.0795in" svg:height="0.0843in" svg:x="6.3681in" svg:y="2.4843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330" draw:text-style-name="P25" svg:width="0.0689in" svg:height="0.0823in" svg:x="6.4669in" svg:y="2.4843in" svg:viewBox="0 0 176 210" svg:d="M0 210v-205h33v29c16-23 39-34 69-34 13 0 25 2 36 7 11 4 19 10 24 17 6 8 10 16 12 26 1 6 2 17 2 34v126h-38v-125c0-14-1-25-4-32s-8-13-15-17-15-6-25-6c-15 0-29 5-40 14s-17 27-17 54v112z"><text:p/></draw:path><draw:path draw:style-name="gr331" draw:text-style-name="P25" svg:width="0.089in" svg:height="0.111in" svg:x="6.0291in" svg:y="2.6303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332" draw:text-style-name="P25" svg:width="0.0697in" svg:height="0.0823in" svg:x="6.1386in" svg:y="2.6606in" svg:viewBox="0 0 178 210" svg:d="M145 206v-30c-17 23-40 34-69 34-13 0-26-1-37-6s-20-11-25-18c-6-7-9-16-12-26-1-7-2-18-2-33v-127h37v114c0 19 1 31 2 37 3 9 8 16 15 22 8 5 18 8 29 8s22-3 32-9c9-5 16-12 20-21 4-10 6-23 6-41v-110h37v206z"><text:p/></draw:path><draw:path draw:style-name="gr333" draw:text-style-name="P25" svg:width="0.0709in" svg:height="0.0843in" svg:x="6.2264in" svg:y="2.6591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/draw:g><draw:g draw:style-name="gr2"><draw:path draw:style-name="gr334" draw:text-style-name="P26" svg:width="0.9335in" svg:height="0.2335in" svg:x="4.7909in" svg:y="2.3386in" svg:viewBox="0 0 2372 594" svg:d="M0 0c791 198 1581 396 2372 594"><text:p/></draw:path><draw:path draw:style-name="gr335" draw:text-style-name="P26" svg:width="0.0736in" svg:height="0.0819in" svg:x="5.1343in" svg:y="2.3268in" svg:viewBox="0 0 188 209" svg:d="M162 32l26 6-30 105c-5 19-12 33-19 42-8 10-18 17-32 21-13 4-29 4-47-1s-32-11-42-21c-10-8-16-18-17-32-2-12 0-28 5-46l30-106 25 7-28 104c-5 16-7 27-6 36 1 8 5 16 11 21 7 6 15 11 25 13 19 5 34 4 44-1 10-7 19-21 25-43z"><text:p/></draw:path><draw:path draw:style-name="gr336" draw:text-style-name="P26" svg:width="0.0709in" svg:height="0.0823in" svg:x="5.1961in" svg:y="2.3512in" svg:viewBox="0 0 181 210" svg:d="M0 165l125-165 29 7 27 203-30-8-6-61-81-20-36 50zM77 103l66 17-6-55c-2-17-3-31-3-43-7 12-14 22-20 33z"><text:p/></draw:path><draw:path draw:style-name="gr337" draw:text-style-name="P26" svg:width="0.076in" svg:height="0.0882in" svg:x="5.2772in" svg:y="2.3638in" svg:viewBox="0 0 194 225" svg:d="M0 182l52-182 85 22c18 4 30 9 39 14 8 6 13 14 16 23s3 20 0 30c-3 13-11 22-22 29-12 6-27 9-46 6 5 5 9 10 12 14 5 8 10 18 14 29l19 58-31-8-15-44c-4-13-8-23-10-30-3-7-6-12-10-16-3-3-6-5-10-7-3-2-7-3-14-5l-30-7-23 81zM55 86l56 14c10 3 20 4 27 3 8 0 14-3 19-7 5-3 8-9 10-15 2-8 1-16-5-23-5-7-15-13-29-16l-61-16z"><text:p/></draw:path><draw:path draw:style-name="gr338" draw:text-style-name="P26" svg:width="0.063in" svg:height="0.0803in" svg:x="5.3642in" svg:y="2.3811in" svg:viewBox="0 0 161 205" svg:d="M19 198c15-53 30-106 46-161-22-4-43-10-65-15 2-8 4-15 6-22 52 13 104 26 155 38-2 8-4 15-6 23-22-6-43-11-64-17-15 54-31 108-46 161-9-2-17-4-26-7z"><text:p/></draw:path></draw:g><draw:g draw:style-name="gr2"><draw:path draw:style-name="gr339" draw:text-style-name="P24" svg:width="1.4933in" svg:height="1.4028in" svg:x="3.298in" svg:y="1.3453in" svg:viewBox="0 0 3794 3564" svg:d="M0 3564c0-1188 0-2376 0-3564 1265 0 2529 0 3794 0 0 1188 0 2376 0 3564-1265 0-2529 0-3794 0z"><text:p/></draw:path><draw:path draw:style-name="gr340" draw:text-style-name="P24" svg:width="0.1059in" svg:height="0.1299in" svg:x="3.4949in" svg:y="1.9783in" svg:viewBox="0 0 270 331" svg:d="M0 331v-331h133c23 0 42 1 54 3 17 3 32 8 44 16 12 7 21 17 28 32 7 14 11 29 11 44 0 28-10 53-29 72-19 20-54 29-104 29h-90v135zM47 157h91c30 0 52-5 65-16 13-10 19-25 19-44 0-14-4-26-11-35-8-11-18-17-30-20-8-2-23-3-44-3h-90z"><text:p/></draw:path><draw:path draw:style-name="gr341" draw:text-style-name="P24" svg:width="0.0181in" svg:height="0.1299in" svg:x="3.6272in" svg:y="1.9783in" svg:viewBox="0 0 47 331" svg:d="M0 331c0-110 0-221 0-331 16 0 31 0 47 0 0 110 0 221 0 331-16 0-31 0-47 0z"><text:p/></draw:path><draw:path draw:style-name="gr342" draw:text-style-name="P24" svg:width="0.122in" svg:height="0.1343in" svg:x="3.674in" svg:y="1.976in" svg:viewBox="0 0 311 342" svg:d="M264 221l47 11c-10 36-27 64-53 82-25 19-56 28-93 28-38 0-68-7-92-21-24-15-42-36-54-64-13-27-19-57-19-89 0-34 7-64 21-89 14-27 34-45 60-59 26-13 53-20 85-20 35 0 65 8 89 25s41 40 50 71l-46 11c-8-25-20-42-36-53-15-11-35-17-58-17-28 0-50 7-67 19-19 12-32 28-39 49-7 20-11 42-11 63 0 28 4 54 13 74 9 21 22 37 41 47 17 10 37 16 59 16 26 0 48-8 66-22s31-34 37-62z"><text:p/></draw:path><draw:path draw:style-name="gr343" draw:text-style-name="P24" svg:width="0.0906in" svg:height="0.1327in" svg:x="3.8118in" svg:y="1.978in" svg:viewBox="0 0 231 338" svg:d="M0 245l45-6c5 23 13 40 25 50s26 15 44 15c19 0 37-7 50-20 14-13 21-30 21-48 0-19-6-35-19-46-13-12-30-19-50-19-7 0-17 2-29 5l5-36c3 0 5 0 7 0 16 0 32-3 47-13 14-9 21-23 21-42 0-15-5-27-16-36-11-11-24-15-40-15-17 0-31 4-42 15-11 10-18 25-21 45l-45-8c5-27 17-49 36-64s42-22 70-22c19 0 37 4 53 11 16 9 28 19 37 32 9 14 13 28 13 43 0 14-4 27-12 39-8 13-21 22-37 28 21 5 38 14 50 28 12 15 18 32 18 54 0 28-11 53-34 73-22 19-51 30-84 30-31 0-57-9-78-26-20-17-32-40-35-67z"><text:p/></draw:path><draw:path draw:style-name="gr344" draw:text-style-name="P24" svg:width="0.0917in" svg:height="0.1303in" svg:x="3.9165in" svg:y="1.978in" svg:viewBox="0 0 234 332" svg:d="M234 293v39h-234c0-9 1-20 5-28 6-15 16-30 29-44 13-15 32-32 57-50 37-29 63-53 77-71 14-16 21-33 21-48 0-16-6-30-19-40-12-12-28-17-48-17s-37 5-50 17c-12 13-19 29-19 50l-45-6c3-30 15-54 35-71 20-16 47-24 80-24 34 0 61 8 81 26s30 39 30 66c0 13-3 26-9 39-6 12-15 26-29 40s-36 34-67 58c-25 21-42 35-50 42-7 7-13 14-18 22z"><text:p/></draw:path><draw:path draw:style-name="gr345" draw:text-style-name="P24" svg:width="0.1319in" svg:height="0.1299in" svg:x="4.0339in" svg:y="1.9783in" svg:viewBox="0 0 336 331" svg:d="M0 331v-331h70l83 234c7 22 13 38 17 49 4-12 10-29 19-53l86-230h61v331h-45v-277l-104 277h-41l-101-280v280z"><text:p/></draw:path><draw:path draw:style-name="gr346" draw:text-style-name="P24" svg:width="0.1094in" svg:height="0.1299in" svg:x="4.1839in" svg:y="1.9783in" svg:viewBox="0 0 279 331" svg:d="M0 331v-41l181-210c13-15 25-29 37-41h-197v-39h252v39l-199 229-20 24h225v39z"><text:p/></draw:path><draw:path draw:style-name="gr347" draw:text-style-name="P24" svg:width="0.0524in" svg:height="0.0157in" svg:x="4.3039in" svg:y="2.0535in" svg:viewBox="0 0 134 41" svg:d="M0 41c0-14 0-27 0-41 45 0 90 0 134 0 0 14 0 27 0 41-44 0-89 0-134 0z"><text:p/></draw:path><draw:path draw:style-name="gr348" draw:text-style-name="P24" svg:width="0.1028in" svg:height="0.1299in" svg:x="4.3783in" svg:y="1.9783in" svg:viewBox="0 0 262 331" svg:d="M0 331c0-110 0-221 0-331 85 0 169 0 254 0 0 13 0 26 0 39-69 0-139 0-207 0 0 34 0 68 0 101 65 0 129 0 194 0 0 13 0 27 0 40-65 0-129 0-194 0 0 37 0 74 0 112 71 0 143 0 215 0 0 13 0 26 0 39-88 0-174 0-262 0z"><text:p/></draw:path><draw:path draw:style-name="gr349" draw:text-style-name="P24" svg:width="0.0929in" svg:height="0.1299in" svg:x="4.5075in" svg:y="1.9783in" svg:viewBox="0 0 237 331" svg:d="M0 331c0-110 0-221 0-331 79 0 158 0 237 0 0 13 0 26 0 39-64 0-126 0-190 0 0 34 0 69 0 102 55 0 109 0 164 0 0 13 0 26 0 40-55 0-109 0-164 0 0 50 0 100 0 150-16 0-31 0-47 0z"><text:p/></draw:path></draw:g><draw:g draw:style-name="gr2"><draw:path draw:style-name="gr350" draw:text-style-name="P25" svg:width="0.9953in" svg:height="0.935in" svg:x="3.1732in" svg:y="3.5079in" svg:viewBox="0 0 2529 2376" svg:d="M0 2376c0-792 0-1584 0-2376 843 0 1686 0 2529 0 0 792 0 1584 0 2376-843 0-1686 0-2529 0z"><text:p/></draw:path><draw:path draw:style-name="gr351" draw:text-style-name="P25" svg:width="0.0937in" svg:height="0.115in" svg:x="3.3866in" svg:y="3.6531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352" draw:text-style-name="P25" svg:width="0.0417in" svg:height="0.1102in" svg:x="3.4933in" svg:y="3.6575in" svg:viewBox="0 0 107 281" svg:d="M102 246l5 31c-10 2-20 4-28 4-14 0-24-3-32-7-7-4-12-9-15-16-3-6-5-19-5-41v-118h-27v-27h27v-51l37-21v72h38v27h-38v119c0 10 1 17 2 20 1 2 3 4 7 6 3 2 7 3 12 3s10 0 17-1z"><text:p/></draw:path><draw:path draw:style-name="gr353" draw:text-style-name="P25" svg:width="0.0787in" svg:height="0.0843in" svg:x="3.5425in" svg:y="3.6839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354" draw:text-style-name="P25" svg:width="0.0744in" svg:height="0.1134in" svg:x="3.6402in" svg:y="3.6839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355" draw:text-style-name="P25" svg:width="0.0744in" svg:height="0.1134in" svg:x="3.7331in" svg:y="3.6839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356" draw:text-style-name="P25" svg:width="0.0787in" svg:height="0.0843in" svg:x="3.8213in" svg:y="3.6839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357" draw:text-style-name="P25" svg:width="0.0461in" svg:height="0.0823in" svg:x="3.9189in" svg:y="3.6839in" svg:viewBox="0 0 118 210" svg:d="M0 210v-205h32v31c9-15 17-25 24-29 7-5 15-7 24-7 13 0 26 4 38 11l-12 32c-9-5-18-7-27-7-8 0-15 1-22 6-6 5-11 11-14 20-4 12-6 26-6 40v108z"><text:p/></draw:path><draw:path draw:style-name="gr358" draw:text-style-name="P25" svg:width="0.0972in" svg:height="0.111in" svg:x="3.4642in" svg:y="3.8299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draw:path draw:style-name="gr359" draw:text-style-name="P25" svg:width="0.0461in" svg:height="0.0823in" svg:x="3.5815in" svg:y="3.8583in" svg:viewBox="0 0 118 210" svg:d="M0 210v-205h32v31c9-15 17-25 24-29 7-5 15-7 24-7 13 0 26 4 38 11l-12 32c-9-5-18-7-27-7-8 0-15 1-22 6-6 5-11 11-14 20-4 12-6 26-6 40v108z"><text:p/></draw:path><draw:path draw:style-name="gr360" draw:text-style-name="P25" svg:width="0.0142in" svg:height="0.111in" svg:x="3.637in" svg:y="3.8299in" svg:viewBox="0 0 37 283" svg:d="M0 39c0-13 0-26 0-39 12 0 25 0 37 0 0 13 0 26 0 39-12 0-25 0-37 0zM0 283c0-68 0-137 0-205 12 0 25 0 37 0 0 68 0 137 0 205-12 0-25 0-37 0z"><text:p/></draw:path><draw:path draw:style-name="gr361" draw:text-style-name="P25" svg:width="0.0783in" svg:height="0.0807in" svg:x="3.6642in" svg:y="3.8602in" svg:viewBox="0 0 200 206" svg:d="M82 206l-82-206h39l47 123c6 14 10 28 15 42 3-12 7-24 13-40l47-125h39l-80 206z"><text:p/></draw:path><draw:path draw:style-name="gr362" draw:text-style-name="P25" svg:width="0.0787in" svg:height="0.0843in" svg:x="3.7492in" svg:y="3.8583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363" draw:text-style-name="P25" svg:width="0.0461in" svg:height="0.0823in" svg:x="3.8469in" svg:y="3.8583in" svg:viewBox="0 0 118 210" svg:d="M0 210v-205h32v31c9-15 17-25 24-29 7-5 15-7 24-7 13 0 26 4 38 11l-12 32c-9-5-18-7-27-7-8 0-15 1-22 6-6 5-11 11-14 20-4 12-6 26-6 40v108z"><text:p/></draw:path><draw:path draw:style-name="gr364" draw:text-style-name="P25" svg:width="0.1102in" svg:height="0.111in" svg:x="3.4291in" svg:y="4.0043in" svg:viewBox="0 0 281 283" svg:d="M0 283l115-283h44l122 283h-46l-35-86h-125l-33 86zM87 167h101l-30-78c-10-24-18-44-22-59-4 18-10 36-17 54z"><text:p/></draw:path><draw:path draw:style-name="gr365" draw:text-style-name="P25" svg:width="0.0823in" svg:height="0.111in" svg:x="3.5429in" svg:y="4.0043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366" draw:text-style-name="P25" svg:width="0.0772in" svg:height="0.1134in" svg:x="3.6409in" svg:y="4.0039in" svg:viewBox="0 0 197 289" svg:d="M5 219l36-3c3 15 9 26 17 34 9 6 19 10 33 10 11 0 21-3 28-7 9-5 16-12 21-20 6-8 10-19 14-33 3-14 5-28 5-42 0-2 0-5 0-7-7 11-17 20-30 27-13 6-26 10-40 10-25 0-46-8-63-25s-26-40-26-68c0-29 9-51 27-69s41-26 68-26c19 0 36 5 52 15 17 9 29 24 37 42 9 19 13 45 13 80 0 36-4 65-13 87-8 21-20 37-37 48-16 11-35 17-57 17-24 0-43-6-58-19-15-12-24-29-27-51zM156 94c0-20-6-36-17-47-11-12-24-18-40-18-17 0-31 7-43 19-12 13-18 29-18 48 0 18 6 33 17 44 12 12 26 17 43 17s30-5 41-17c11-11 17-27 17-46z"><text:p/></draw:path><draw:path draw:style-name="gr367" draw:text-style-name="P25" svg:width="0.0776in" svg:height="0.1134in" svg:x="3.7335in" svg:y="4.0039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368" draw:text-style-name="P25" svg:width="0.0776in" svg:height="0.1134in" svg:x="3.8264in" svg:y="4.0039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369" draw:text-style-name="P25" svg:width="0.0795in" svg:height="0.0807in" svg:x="3.5854in" svg:y="4.2094in" svg:viewBox="0 0 203 206" svg:d="M0 206l80-106-75-100h45l35 50c7 9 12 16 16 22 6-8 12-17 16-23l37-49h45l-75 100 79 106h-45l-44-64-11-14-58 78z"><text:p/></draw:path><draw:path draw:style-name="gr370" draw:text-style-name="P25" svg:width="0.078in" svg:height="0.1114in" svg:x="3.6724in" svg:y="4.1803in" svg:viewBox="0 0 199 284" svg:d="M0 206l38-3c3 18 10 31 20 39 11 9 24 13 39 13 18 0 33-6 46-18 12-13 18-29 18-51 0-19-6-34-18-47-11-11-27-16-46-16-12 0-23 2-32 7-10 6-17 12-23 21l-35-5 29-146h149v34h-119l-16 75c18-12 37-17 57-17 25 0 47 8 65 25 18 18 27 39 27 66s-8 48-24 67c-19 23-46 34-78 34-28 0-50-7-67-21-18-14-28-34-30-57z"><text:p/></draw:path></draw:g><draw:g draw:style-name="gr2"><draw:path draw:style-name="gr371" draw:text-style-name="P26" svg:width="0.124in" svg:height="0.7594in" svg:x="3.6713in" svg:y="2.748in" svg:viewBox="0 0 316 1930" svg:d="M0 1930c106-644 210-1286 316-1930"><text:p/></draw:path><draw:path draw:style-name="gr372" draw:text-style-name="P26" svg:width="0.0815in" svg:height="0.0709in" svg:x="3.5965in" svg:y="3.2791in" svg:viewBox="0 0 208 181" svg:d="M92 180c-33-4-57-17-73-36s-22-42-18-69c3-16 10-31 21-44s25-22 42-27c17-4 35-5 55-2 20 2 38 9 51 18 15 11 25 23 31 38 6 16 8 31 5 47-3 18-10 33-21 45-12 12-25 22-41 27-17 4-34 5-52 3zM97 155c23 4 43 0 58-10 15-11 24-25 27-43 3-19-1-35-13-49-10-14-29-23-54-27-16-2-30-2-43 2s-23 10-32 18c-8 10-13 20-15 33-3 17 1 34 12 48 10 15 30 24 60 28z"><text:p/></draw:path><draw:path draw:style-name="gr373" draw:text-style-name="P26" svg:width="0.0811in" svg:height="0.0665in" svg:x="3.6094in" svg:y="3.2035in" svg:viewBox="0 0 207 170" svg:d="M141 31l11-24c21 8 36 20 45 35s12 33 9 52c-3 21-10 37-21 48s-25 20-43 24-36 4-54 2c-21-3-38-9-52-19s-24-22-30-37-7-31-5-47c3-18 11-33 23-44 13-12 29-18 48-21l2 26c-15 2-26 7-34 14-8 8-13 17-15 30-3 14-1 26 5 38 5 10 14 18 25 24 12 6 24 9 37 11 16 2 31 2 44-1s24-8 31-18c8-9 13-19 15-30 2-14 0-27-7-38s-18-20-34-25z"><text:p/></draw:path><draw:path draw:style-name="gr374" draw:text-style-name="P26" svg:width="0.026in" svg:height="0.013in" svg:x="3.6858in" svg:y="3.1854in" svg:viewBox="0 0 67 34" svg:d="M28 30l-28-4 4-26 28 4c10 2 18 4 23 8 6 5 10 10 12 18l-11 4c-1-5-4-8-8-11-4-2-10-4-18-6z"><text:p/></draw:path><draw:path draw:style-name="gr375" draw:text-style-name="P26" svg:width="0.0815in" svg:height="0.0693in" svg:x="3.6315in" svg:y="3.0673in" svg:viewBox="0 0 208 177" svg:d="M125 85l-24-4 13-78 74 11c8 13 14 27 17 40 3 14 4 27 1 41-3 18-9 34-20 48s-25 24-42 28c-17 6-35 8-55 5-19-3-37-9-52-20-15-10-25-22-31-38-6-15-7-32-4-51 2-13 6-25 13-35 6-10 14-18 22-23 10-4 22-8 36-9l2 24c-10 1-18 3-25 7-6 4-12 8-16 16-4 6-7 15-9 24-2 11-1 22 1 30s6 16 10 22c5 6 11 11 18 15 11 6 24 10 38 13 18 1 33 1 46-3 12-4 23-10 30-21 8-10 12-21 14-33 2-11 2-22-1-32-3-11-6-19-10-26l-37-4z"><text:p/></draw:path><draw:path draw:style-name="gr376" draw:text-style-name="P26" svg:width="0.0795in" svg:height="0.0634in" svg:x="3.6409in" svg:y="2.9957in" svg:viewBox="0 0 203 162" svg:d="M199 162l-199-29 11-69c2-13 5-22 7-28 3-9 7-16 13-22 6-5 13-9 22-11 9-3 18-4 28-2 17 2 30 9 40 21s13 30 8 56l-7 47 81 12zM99 122l8-48c2-15 1-27-4-35-6-7-14-12-25-13-9-2-16-1-23 3-6 3-11 8-14 13-2 4-4 11-5 23l-8 46z"><text:p/></draw:path><draw:path draw:style-name="gr377" draw:text-style-name="P26" svg:width="0.0795in" svg:height="0.0205in" svg:x="3.6524in" svg:y="2.9677in" svg:viewBox="0 0 203 53" svg:d="M199 53c-67-9-132-18-199-28 1-8 3-17 4-25 67 9 132 19 199 29-2 8-3 16-4 24z"><text:p/></draw:path><draw:path draw:style-name="gr378" draw:text-style-name="P26" svg:width="0.0815in" svg:height="0.0709in" svg:x="3.6606in" svg:y="2.8878in" svg:viewBox="0 0 208 181" svg:d="M92 180c-33-4-57-17-73-36s-22-42-18-69c3-16 10-31 21-44s25-22 42-27c17-4 35-5 55-2 20 2 38 9 51 18 15 11 25 23 31 38 6 16 8 31 5 47-3 18-10 33-21 45-12 12-25 22-41 27-17 4-34 5-52 3zM97 155c23 4 43 0 58-10 15-11 24-25 27-43 3-19-1-35-13-49-10-14-29-23-54-27-16-2-30-2-43 2s-23 10-32 18c-8 10-13 20-15 33-3 17 1 34 12 48 10 15 30 24 60 28z"><text:p/></draw:path></draw:g><draw:g draw:style-name="gr2"><draw:path draw:style-name="gr379" draw:text-style-name="P25" svg:width="0.8705in" svg:height="0.5843in" svg:x="1.9287in" svg:y="3.0988in" svg:viewBox="0 0 2212 1485" svg:d="M0 1485c0-495 0-990 0-1485 738 0 1475 0 2212 0 0 495 0 990 0 1485-737 0-1474 0-2212 0z"><text:p/></draw:path><draw:path draw:style-name="gr380" draw:text-style-name="P25" svg:width="0.1161in" svg:height="0.0823in" svg:x="2.0563in" svg:y="3.3618in" svg:viewBox="0 0 296 210" svg:d="M0 210v-205h33v29c7-11 16-19 27-25 12-6 25-9 39-9 16 0 29 3 39 9 11 7 18 15 22 27 18-24 40-36 68-36 22 0 39 6 50 17 12 11 18 29 18 52v141h-37v-130c0-14-1-24-4-29-2-7-6-12-13-15-6-4-14-6-22-6-16 0-28 5-39 14-10 10-15 25-15 47v119h-37v-133c0-16-3-27-9-36-5-7-15-11-29-11-10 0-20 3-29 7-9 6-15 14-19 24-4 9-6 24-6 43v106z"><text:p/></draw:path><draw:path draw:style-name="gr381" draw:text-style-name="P25" svg:width="0.0142in" svg:height="0.111in" svg:x="2.1965in" svg:y="3.3331in" svg:viewBox="0 0 37 283" svg:d="M0 39c0-13 0-26 0-39 12 0 25 0 37 0 0 13 0 26 0 39-12 0-25 0-37 0zM0 283c0-68 0-137 0-205 12 0 25 0 37 0 0 68 0 137 0 205-12 0-25 0-37 0z"><text:p/></draw:path><draw:path draw:style-name="gr382" draw:text-style-name="P25" svg:width="0.0748in" svg:height="0.0843in" svg:x="2.2283in" svg:y="3.3618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383" draw:text-style-name="P25" svg:width="0.0461in" svg:height="0.0823in" svg:x="2.315in" svg:y="3.3618in" svg:viewBox="0 0 118 210" svg:d="M0 210v-205h32v31c9-15 17-25 24-29 7-5 15-7 24-7 13 0 26 4 38 11l-12 32c-9-5-18-7-27-7-8 0-15 1-22 6-6 5-11 11-14 20-4 12-6 26-6 40v108z"><text:p/></draw:path><draw:path draw:style-name="gr384" draw:text-style-name="P25" svg:width="0.0795in" svg:height="0.0843in" svg:x="2.3646in" svg:y="3.3618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385" draw:text-style-name="P25" svg:width="0.0937in" svg:height="0.115in" svg:x="2.4594in" svg:y="3.3311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386" draw:text-style-name="P25" svg:width="0.0972in" svg:height="0.111in" svg:x="2.5764in" svg:y="3.3331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/draw:g><draw:g draw:style-name="gr2"><draw:path draw:style-name="gr387" draw:text-style-name="P26" svg:width="0.4976in" svg:height="0.3504in" svg:x="2.8in" svg:y="2.7484in" svg:viewBox="0 0 1265 891" svg:d="M0 891c421-297 843-594 1265-891"><text:p/></draw:path><draw:path draw:style-name="gr388" draw:text-style-name="P26" svg:width="0.0776in" svg:height="0.0752in" svg:x="2.9291in" svg:y="2.8681in" svg:viewBox="0 0 198 192" svg:d="M54 167l19-15c7 6 14 11 21 14 8 2 16 3 26 0 10-2 19-6 28-12 8-6 13-13 17-19 5-7 7-12 7-19-1-5-3-11-6-16-4-4-8-7-13-9-6-1-13-1-21 1-6 2-17 5-34 12s-30 11-38 12c-11 2-21 1-29-2s-15-7-21-14c-6-8-9-17-10-26-1-10 2-20 8-30 6-9 15-18 26-25 11-9 23-14 35-17s23-3 34 1c10 4 19 9 27 19l-21 16c-9-9-18-14-28-14-9 0-20 3-32 12-13 9-20 17-22 26-2 8-1 16 4 21 4 6 10 9 17 10 6 1 20-3 39-11 20-9 34-14 43-15 13-3 24-3 32 0 10 3 18 9 24 16 7 9 10 18 11 28 1 11-2 21-8 31-6 12-15 20-26 28-14 11-27 17-40 20-14 3-26 2-38-2-12-5-23-11-31-21z"><text:p/></draw:path><draw:path draw:style-name="gr389" draw:text-style-name="P26" svg:width="0.0661in" svg:height="0.0846in" svg:x="2.9811in" svg:y="2.8236in" svg:viewBox="0 0 169 216" svg:d="M120 216l-120-151 60-43c11-7 19-13 26-15 8-4 17-7 25-7 7 0 15 2 23 6 9 3 16 9 22 17 10 13 14 27 13 42s-13 29-36 45l-39 29 48 61zM79 122l40-29c14-10 21-19 23-28s0-17-7-27c-5-5-11-10-18-12-6-2-13-2-20 0-4 2-11 6-20 12l-41 29z"><text:p/></draw:path><draw:path draw:style-name="gr390" draw:text-style-name="P26" svg:width="0.0555in" svg:height="0.0654in" svg:x="3.0413in" svg:y="2.8008in" svg:viewBox="0 0 142 167" svg:d="M120 167c-39-51-80-102-120-152 7-5 14-10 22-15 40 51 80 101 120 152-7 4-15 9-22 15z"><text:p/></draw:path></draw:g><draw:g draw:style-name="gr2"><draw:path draw:style-name="gr391" draw:text-style-name="P26" svg:width="0.8087in" svg:height="0.1752in" svg:x="2.489in" svg:y="2.339in" svg:viewBox="0 0 2055 446" svg:d="M0 446c685-149 1370-297 2055-446"><text:p/></draw:path><draw:path draw:style-name="gr392" draw:text-style-name="P26" svg:width="0.0846in" svg:height="0.0811in" svg:x="2.765in" svg:y="2.3453in" svg:viewBox="0 0 216 207" svg:d="M45 207l-45-184 87-19c18-4 30-5 40-3 10 1 19 6 26 12 8 8 13 16 15 26 3 13 2 26-5 36-7 11-19 19-38 26 8 2 14 4 18 7 9 4 18 11 27 19l46 43-31 7-36-33c-10-9-18-17-25-21-6-5-10-8-15-10-4-2-9-3-13-3-3 0-8 1-14 3l-30 7 20 81zM46 97l56-12c12-2 20-5 26-9s10-9 13-14c2-6 2-11 1-18-2-8-7-15-16-19-8-3-18-4-33-1l-62 13z"><text:p/></draw:path><draw:path draw:style-name="gr393" draw:text-style-name="P26" svg:width="0.0917in" svg:height="0.0882in" svg:x="2.8413in" svg:y="2.3213in" svg:viewBox="0 0 234 225" svg:d="M45 225l-45-184 40-8 78 119c7 12 12 20 16 26 1-8 2-18 3-32l17-139 35-7 45 184-26 6-38-154-20 166-23 6-94-144 39 156z"><text:p/></draw:path><draw:path draw:style-name="gr394" draw:text-style-name="P26" svg:width="0.028in" svg:height="0.0744in" svg:x="2.9319in" svg:y="2.3157in" svg:viewBox="0 0 72 190" svg:d="M45 190c-15-62-30-123-45-184 9-2 18-4 26-6 15 62 31 123 46 184-9 2-18 4-27 6z"><text:p/></draw:path><draw:path draw:style-name="gr395" draw:text-style-name="P26" svg:width="0.028in" svg:height="0.0744in" svg:x="2.9626in" svg:y="2.3091in" svg:viewBox="0 0 72 190" svg:d="M45 190c-15-62-30-123-45-184 9-2 18-4 26-6 15 62 31 123 46 184-9 2-18 4-27 6z"><text:p/></draw:path></draw:g><draw:g draw:style-name="gr2"><draw:path draw:style-name="gr396" draw:text-style-name="P25" svg:width="0.9331in" svg:height="0.6425in" svg:x="1.5555in" svg:y="2.222in" svg:viewBox="0 0 2371 1633" svg:d="M0 1633c0-544 0-1089 0-1633 791 0 1580 0 2371 0 0 544 0 1089 0 1633-791 0-1580 0-2371 0z"><text:p/></draw:path><draw:path draw:style-name="gr397" draw:text-style-name="P25" svg:width="0.0902in" svg:height="0.111in" svg:x="1.8654in" svg:y="2.3976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398" draw:text-style-name="P25" svg:width="0.0925in" svg:height="0.111in" svg:x="1.9768in" svg:y="2.3976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399" draw:text-style-name="P25" svg:width="0.1087in" svg:height="0.111in" svg:x="2.0827in" svg:y="2.3976in" svg:viewBox="0 0 277 283" svg:d="M116 283v-119l-116-164h48l60 86c10 16 20 32 30 48 9-15 20-32 33-51l59-83h47l-121 164v119z"><text:p/></draw:path><draw:path draw:style-name="gr400" draw:text-style-name="P25" svg:width="0.0736in" svg:height="0.111in" svg:x="1.687in" svg:y="2.5724in" svg:viewBox="0 0 188 283" svg:d="M0 283c0-94 0-189 0-283 13 0 27 0 40 0 0 83 0 167 0 250 50 0 98 0 148 0 0 11 0 22 0 33-63 0-125 0-188 0z"><text:p/></draw:path><draw:path draw:style-name="gr401" draw:text-style-name="P25" svg:width="0.1102in" svg:height="0.111in" svg:x="1.7673in" svg:y="2.5724in" svg:viewBox="0 0 281 283" svg:d="M0 283l115-283h44l122 283h-46l-35-86h-125l-33 86zM87 167h101l-30-78c-10-24-18-44-22-59-4 18-10 36-17 54z"><text:p/></draw:path><draw:path draw:style-name="gr402" draw:text-style-name="P25" svg:width="0.0933in" svg:height="0.111in" svg:x="1.8913in" svg:y="2.5724in" svg:viewBox="0 0 238 283" svg:d="M0 283c0-94 0-189 0-283 14 0 27 0 41 0 53 74 106 149 159 223 0-74 0-149 0-223 13 0 25 0 38 0 0 94 0 189 0 283-14 0-27 0-41 0-53-73-106-148-159-222 0 74 0 149 0 222-13 0-25 0-38 0z"><text:p/></draw:path><draw:path draw:style-name="gr403" draw:text-style-name="P25" svg:width="0.0776in" svg:height="0.1134in" svg:x="2.0051in" svg:y="2.572in" svg:viewBox="0 0 198 289" svg:d="M57 131c-15-6-26-13-34-22-7-11-11-22-11-36 0-21 8-37 24-51 16-15 37-22 63-22 25 0 47 7 63 22 16 14 24 31 24 52 0 13-4 25-11 35-7 9-18 16-33 22 18 6 32 15 42 27 9 13 14 28 14 46 0 23-9 44-27 61-19 16-43 24-71 24-30 0-54-8-73-24-18-17-27-38-27-62 0-19 5-35 15-47s24-20 42-25zM50 72c0 14 5 24 14 33 9 8 21 13 36 13s25-5 34-13c9-9 14-19 14-31s-5-23-14-32c-9-8-20-13-34-13-15 0-27 5-36 13-9 9-14 19-14 30zM38 202c0 10 2 20 7 29s13 16 23 22c10 4 20 7 32 7 17 0 32-6 43-16s17-24 17-40c0-17-6-31-18-42-11-10-26-16-43-16-18 0-33 6-44 16-11 11-17 24-17 40z"><text:p/></draw:path><draw:path draw:style-name="gr404" draw:text-style-name="P25" svg:width="0.0764in" svg:height="0.1098in" svg:x="2.0992in" svg:y="2.5736in" svg:viewBox="0 0 195 280" svg:d="M0 34v-34h195v27c-19 20-39 45-58 77s-32 64-43 98c-7 23-12 50-14 78h-38c0-23 5-50 14-81 9-32 22-62 39-91 16-29 33-55 52-74z"><text:p/></draw:path><draw:path draw:style-name="gr405" draw:text-style-name="P25" svg:width="0.0783in" svg:height="0.1114in" svg:x="2.1886in" svg:y="2.572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draw:path draw:style-name="gr406" draw:text-style-name="P25" svg:width="0.0772in" svg:height="0.1134in" svg:x="2.2843in" svg:y="2.572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407" draw:text-style-name="P25" svg:width="0.6839in" svg:height="0.6425in" svg:x="-0.0004in" svg:y="2.222in" svg:viewBox="0 0 1738 1633" svg:d="M0 1633c0-544 0-1089 0-1633 579 0 1159 0 1738 0 0 544 0 1089 0 1633-579 0-1159 0-1738 0z"><text:p/></draw:path><draw:path draw:style-name="gr408" draw:text-style-name="P25" svg:width="0.1035in" svg:height="0.111in" svg:x="0.161in" svg:y="2.485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409" draw:text-style-name="P25" svg:width="0.0642in" svg:height="0.113in" svg:x="0.272in" svg:y="2.485in" svg:viewBox="0 0 164 288" svg:d="M0 203l36-5c1 22 5 37 13 44 7 9 18 12 31 12 10 0 18-1 25-6s12-10 15-18c3-7 4-19 4-35v-195h40v193c0 24-3 42-9 55s-16 23-28 30c-13 6-29 10-46 10-27 0-47-7-61-21s-21-36-20-64z"><text:p/></draw:path><draw:path draw:style-name="gr410" draw:text-style-name="P25" svg:width="0.0823in" svg:height="0.111in" svg:x="0.352in" svg:y="2.485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411" draw:text-style-name="P25" svg:width="0.078in" svg:height="0.1114in" svg:x="0.4504in" svg:y="2.4866in" svg:viewBox="0 0 199 284" svg:d="M0 206l38-3c3 18 10 31 20 39 11 9 24 13 39 13 18 0 33-6 46-18 12-13 18-29 18-51 0-19-6-34-18-47-11-11-27-16-46-16-12 0-23 2-32 7-10 6-17 12-23 21l-35-5 29-146h149v34h-119l-16 75c18-12 37-17 57-17 25 0 47 8 65 25 18 18 27 39 27 66s-8 48-24 67c-19 23-46 34-78 34-28 0-50-7-67-21-18-14-28-34-30-57z"><text:p/></draw:path></draw:g><draw:g draw:style-name="gr2"><draw:path draw:style-name="gr412" draw:text-style-name="P26" svg:width="0.8709in" svg:height="0in" svg:x="0.6843in" svg:y="2.5728in" svg:viewBox="0 0 2213 0" svg:d="M0 0c738 0 1476 0 2213 0"><text:p/></draw:path><draw:path draw:style-name="gr413" draw:text-style-name="P26" svg:width="0.0291in" svg:height="0.074in" svg:x="0.8248in" svg:y="2.4748in" svg:viewBox="0 0 75 189" svg:d="M75 189h-25v-147c-6 5-14 10-24 16-9 5-18 9-26 11v-21c14-7 26-14 37-23 10-8 18-17 22-25h16z"><text:p/></draw:path><draw:path draw:style-name="gr414" draw:text-style-name="P26" svg:width="0.0508in" svg:height="0.0752in" svg:x="0.8799in" svg:y="2.4748in" svg:viewBox="0 0 130 192" svg:d="M0 96c0-22 2-40 7-54s12-24 22-31 22-11 37-11c10 0 20 2 28 7 8 3 15 9 20 16 4 8 8 17 11 28 3 12 5 27 5 45 0 22-2 40-7 54-5 13-11 24-21 31s-22 11-36 11c-20 0-35-7-46-19-13-16-20-42-20-77zM25 96c0 31 4 52 12 62 7 10 17 15 29 15 11 0 21-5 28-15 8-10 12-31 12-62s-4-51-12-61c-7-11-17-15-29-15-11 0-20 4-27 13-9 12-13 32-13 63z"><text:p/></draw:path><draw:path draw:style-name="gr415" draw:text-style-name="P26" svg:width="0.0508in" svg:height="0.0752in" svg:x="0.9409in" svg:y="2.4748in" svg:viewBox="0 0 130 192" svg:d="M0 96c0-22 2-40 7-54s12-24 22-31 22-11 37-11c10 0 20 2 28 7 8 3 15 9 20 16 4 8 8 17 11 28 3 12 5 27 5 45 0 22-2 40-7 54-5 13-11 24-21 31s-22 11-36 11c-20 0-35-7-46-19-13-16-20-42-20-77zM25 96c0 31 4 52 12 62 7 10 17 15 29 15 11 0 21-5 28-15 8-10 12-31 12-62s-4-51-12-61c-7-11-17-15-29-15-11 0-20 4-27 13-9 12-13 32-13 63z"><text:p/></draw:path><draw:path draw:style-name="gr416" draw:text-style-name="P26" svg:width="0.0591in" svg:height="0.074in" svg:x="1.0055in" svg:y="2.4748in" svg:viewBox="0 0 151 189" svg:d="M0 189v-189h75c16 0 28 2 37 6 9 3 16 10 21 17 5 9 8 17 8 26 0 8-2 16-7 22-5 8-12 13-21 18 12 4 21 9 28 17s10 17 10 29c0 8-2 17-6 24-4 8-9 13-15 18-6 4-13 6-21 9-9 2-19 3-32 3zM27 80h43c11 0 20-1 25-2 7-2 12-6 15-10s5-10 5-17c0-6-2-12-5-16-3-5-7-8-13-10s-16-3-30-3h-40zM27 167h50c9 0 15 0 18-1 7-1 12-3 16-5 4-3 6-7 9-11s4-10 4-15c0-8-2-13-7-19-3-6-8-8-15-11-7-2-17-3-29-3h-46z"><text:p/></draw:path><draw:path draw:style-name="gr417" draw:text-style-name="P26" svg:width="0.0524in" svg:height="0.0559in" svg:x="1.076in" svg:y="2.4937in" svg:viewBox="0 0 134 143" svg:d="M104 123c-9 8-18 13-27 15-8 3-17 5-27 5-16 0-28-4-37-11-9-8-13-17-13-28 0-7 2-12 5-18s7-10 13-14c5-3 11-6 18-7 4-1 12-2 22-3 20-3 34-6 44-9 0-2 0-5 0-5 0-10-2-17-7-21-6-5-16-7-29-7-11 0-20 2-26 5-5 4-9 11-12 20l-25-3c2-9 6-18 11-23 5-6 13-11 22-14 10-3 21-5 34-5 12 0 23 1 31 4 7 3 13 6 16 11 4 4 6 9 8 15 1 5 1 11 1 21v32c0 22 1 35 2 40 1 7 3 12 6 17h-24c-3-4-5-10-6-17zM102 71c-9 4-23 7-41 9-10 1-17 3-22 5-4 1-7 4-10 8-2 2-3 6-3 11s3 11 8 15 12 6 22 6c9 0 18-2 25-5 8-5 13-10 17-17 3-5 4-13 4-23z"><text:p/></draw:path><draw:path draw:style-name="gr418" draw:text-style-name="P26" svg:width="0.0465in" svg:height="0.0559in" svg:x="1.1374in" svg:y="2.4937in" svg:viewBox="0 0 119 143" svg:d="M0 98l25-3c1 10 5 17 11 22s15 7 26 7 20-1 25-6 8-9 8-16c0-5-3-9-8-12-4-2-12-5-25-9-18-3-30-7-37-10-7-4-13-7-16-13-4-6-6-12-6-19 0-5 1-11 4-17 3-5 7-9 13-13 3-2 9-4 15-6 7-2 14-3 21-3 12 0 22 2 30 5 9 2 15 7 20 13 4 5 6 12 8 21l-25 3c-1-7-4-13-9-17s-12-6-22-6c-11 0-18 2-23 5-5 4-7 8-7 12 0 3 1 6 3 9s5 5 9 6c2 1 9 3 21 6 17 5 29 8 36 11s13 7 17 12c3 5 5 12 5 20s-2 15-6 22c-5 6-12 12-21 16-9 3-19 5-30 5-19 0-33-4-43-11-10-8-16-19-19-34z"><text:p/></draw:path><draw:path draw:style-name="gr419" draw:text-style-name="P26" svg:width="0.0528in" svg:height="0.0559in" svg:x="1.1937in" svg:y="2.4937in" svg:viewBox="0 0 135 143" svg:d="M111 96l23 3c-4 14-11 24-21 33-11 7-26 11-43 11-21 0-38-6-51-19-13-12-19-29-19-51 0-23 6-41 19-54 13-12 30-19 50-19s36 7 47 19c13 12 19 30 19 52 0 2 0 4 0 7h-110c1 15 6 27 14 34 9 9 19 12 32 12 9 0 17-1 24-6s12-12 16-22zM26 59h85c-1-12-4-21-10-26-8-10-19-14-32-14-12 0-22 3-30 11-8 7-12 17-13 29z"><text:p/></draw:path><draw:path draw:style-name="gr420" draw:text-style-name="P26" svg:width="0.0299in" svg:height="0.0083in" svg:x="1.2547in" svg:y="2.5177in" svg:viewBox="0 0 77 22" svg:d="M0 22c0-7 0-15 0-22 26 0 51 0 77 0 0 7 0 15 0 22-26 0-51 0-77 0z"><text:p/></draw:path><draw:path draw:style-name="gr421" draw:text-style-name="P26" svg:width="0.0626in" svg:height="0.074in" svg:x="1.2902in" svg:y="2.4748in" svg:viewBox="0 0 160 189" svg:d="M67 189c0-55 0-111 0-167-22 0-45 0-67 0 0-7 0-15 0-22 54 0 107 0 160 0 0 7 0 15 0 22-22 0-45 0-66 0 0 56 0 112 0 167-9 0-18 0-27 0z"><text:p/></draw:path><draw:path draw:style-name="gr422" draw:text-style-name="P26" svg:width="0.0713in" svg:height="0.074in" svg:x="1.3559in" svg:y="2.4748in" svg:viewBox="0 0 182 189" svg:d="M0 189l77-98-69-91h33l36 49c8 10 13 17 16 22 5-6 10-14 16-21l38-50h31l-69 91 73 98h-33l-49-66c-3-4-5-8-7-11-4 5-7 10-9 11l-51 66z"><text:p/></draw:path></draw:g><draw:g draw:style-name="gr2"><draw:path draw:style-name="gr423" draw:text-style-name="P26" svg:width="0.8087in" svg:height="0in" svg:x="2.489in" svg:y="1.5791in" svg:viewBox="0 0 2055 0" svg:d="M0 0c685 0 1370 0 2055 0"><text:p/></draw:path><draw:path draw:style-name="gr424" draw:text-style-name="P26" svg:width="0.0614in" svg:height="0.074in" svg:x="2.6949in" svg:y="1.4811in" svg:viewBox="0 0 157 189" svg:d="M0 189c0-63 0-126 0-189 9 0 18 0 27 0 0 26 0 51 0 78 35 0 69 0 103 0 0-27 0-52 0-78 9 0 18 0 27 0 0 63 0 126 0 189-9 0-18 0-27 0 0-30 0-59 0-89-34 0-68 0-103 0 0 30 0 59 0 89-9 0-18 0-27 0z"><text:p/></draw:path><draw:path draw:style-name="gr425" draw:text-style-name="P26" svg:width="0.0622in" svg:height="0.0764in" svg:x="2.7709in" svg:y="1.4799in" svg:viewBox="0 0 159 195" svg:d="M0 130l25-2c1 10 4 18 8 24s11 11 20 15c9 3 19 5 31 5 10 0 19-2 26-5 7-2 13-6 16-11 4-5 6-10 6-16s-2-11-5-16c-4-3-10-7-17-10-5-2-17-5-35-9s-30-9-38-12c-10-5-17-11-22-17-5-8-7-15-7-24 0-10 3-18 9-27 5-8 14-15 25-18 11-5 23-7 37-7s28 2 38 7c11 4 20 11 26 19 6 10 10 19 10 30l-27 1c-1-11-6-20-12-26-8-6-19-9-34-9-16 0-27 3-34 9-7 5-11 12-11 20 0 6 3 12 8 16s17 9 38 13c21 5 35 9 43 13 12 4 21 11 26 18 6 9 9 17 9 27 0 11-3 20-9 29s-15 15-27 20c-10 5-23 8-37 8-18 0-34-3-46-8s-22-13-29-22c-7-11-11-22-11-35z"><text:p/></draw:path><draw:path draw:style-name="gr426" draw:text-style-name="P26" svg:width="0.0614in" svg:height="0.0752in" svg:x="2.8807in" svg:y="1.4811in" svg:viewBox="0 0 157 192" svg:d="M130 0h27v109c0 19-2 34-7 45-4 12-13 20-25 27-11 7-26 11-46 11-18 0-34-3-46-10-12-5-20-15-25-26s-8-27-8-47v-109h27v109c0 15 2 28 5 35 3 8 9 14 16 18 8 5 18 6 29 6 20 0 33-3 41-12 8-8 12-24 12-47z"><text:p/></draw:path><draw:path draw:style-name="gr427" draw:text-style-name="P26" svg:width="0.0622in" svg:height="0.0764in" svg:x="2.9567in" svg:y="1.4799in" svg:viewBox="0 0 159 195" svg:d="M0 130l25-2c1 10 4 18 8 24s11 11 20 15c9 3 19 5 31 5 10 0 19-2 26-5 7-2 13-6 16-11 4-5 6-10 6-16s-2-11-5-16c-4-3-10-7-17-10-5-2-17-5-35-9s-30-9-38-12c-10-5-17-11-22-17-5-8-7-15-7-24 0-10 3-18 9-27 5-8 14-15 25-18 11-5 23-7 37-7s28 2 38 7c11 4 20 11 26 19 6 10 10 19 10 30l-27 1c-1-11-6-20-12-26-8-6-19-9-34-9-16 0-27 3-34 9-7 5-11 12-11 20 0 6 3 12 8 16s17 9 38 13c21 5 35 9 43 13 12 4 21 11 26 18 6 9 9 17 9 27 0 11-3 20-9 29s-15 15-27 20c-10 5-23 8-37 8-18 0-34-3-46-8s-22-13-29-22c-7-11-11-22-11-35z"><text:p/></draw:path><draw:path draw:style-name="gr428" draw:text-style-name="P26" svg:width="0.0591in" svg:height="0.074in" svg:x="3.0346in" svg:y="1.4811in" svg:viewBox="0 0 151 189" svg:d="M0 189v-189h75c16 0 28 2 37 6 9 3 16 10 21 17 5 9 8 17 8 26 0 8-2 16-7 22-5 8-12 13-21 18 12 4 21 9 28 17s10 17 10 29c0 8-2 17-6 24-4 8-9 13-15 18-6 4-13 6-21 9-9 2-19 3-32 3zM27 80h43c11 0 20-1 25-2 7-2 12-6 15-10s5-10 5-17c0-6-2-12-5-16-3-5-7-8-13-10s-16-3-30-3h-40zM27 167h50c9 0 15 0 18-1 7-1 12-3 16-5 4-3 6-7 9-11s4-10 4-15c0-8-2-13-7-19-3-6-8-8-15-11-7-2-17-3-29-3h-46z"><text:p/></draw:path></draw:g><draw:g draw:style-name="gr2"><draw:path draw:style-name="gr429" draw:text-style-name="P25" svg:width="1.1201in" svg:height="0.6425in" svg:x="1.3685in" svg:y="1.228in" svg:viewBox="0 0 2846 1633" svg:d="M0 1633c0-544 0-1089 0-1633 949 0 1897 0 2846 0 0 544 0 1089 0 1633-949 0-1897 0-2846 0z"><text:p/></draw:path><draw:path draw:style-name="gr430" draw:text-style-name="P25" svg:width="0.0925in" svg:height="0.113in" svg:x="1.5043in" svg:y="1.4035in" svg:viewBox="0 0 236 288" svg:d="M195 0h41v164c0 28-3 51-10 67-7 17-20 31-37 41-18 11-42 16-71 16-27 0-50-5-68-14-18-8-31-22-38-39-8-18-12-41-12-71v-164h41v163c0 24 2 43 7 54 5 12 13 21 25 27 12 7 26 10 42 10 29 0 49-7 62-19 12-12 18-37 18-72z"><text:p/></draw:path><draw:path draw:style-name="gr431" draw:text-style-name="P25" svg:width="0.0937in" svg:height="0.115in" svg:x="1.6177in" svg:y="1.402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32" draw:text-style-name="P25" svg:width="0.089in" svg:height="0.111in" svg:x="1.7335in" svg:y="1.4035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433" draw:text-style-name="P25" svg:width="0.0937in" svg:height="0.115in" svg:x="1.8866in" svg:y="1.402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34" draw:text-style-name="P25" svg:width="0.1173in" svg:height="0.0807in" svg:x="1.9902in" svg:y="1.4343in" svg:viewBox="0 0 299 206" svg:d="M67 206l-67-206h39l35 119 12 44c1-2 5-16 12-42l33-121h38l33 120 10 39 13-40 38-119h36l-70 206h-38l-34-123-8-35-44 158z"><text:p/></draw:path><draw:path draw:style-name="gr435" draw:text-style-name="P25" svg:width="0.0142in" svg:height="0.111in" svg:x="2.1197in" svg:y="1.4035in" svg:viewBox="0 0 37 283" svg:d="M0 39c0-13 0-26 0-39 12 0 25 0 37 0 0 13 0 26 0 39-12 0-25 0-37 0zM0 283c0-68 0-137 0-205 12 0 25 0 37 0 0 68 0 137 0 205-12 0-25 0-37 0z"><text:p/></draw:path><draw:path draw:style-name="gr436" draw:text-style-name="P25" svg:width="0.0417in" svg:height="0.1102in" svg:x="2.1476in" svg:y="1.4059in" svg:viewBox="0 0 107 281" svg:d="M102 246l5 31c-10 2-20 4-28 4-14 0-24-3-32-7-7-4-12-9-15-16-3-6-5-19-5-41v-118h-27v-27h27v-51l37-21v72h38v27h-38v119c0 10 1 17 2 20 1 2 3 4 7 6 3 2 7 3 12 3s10 0 17-1z"><text:p/></draw:path><draw:path draw:style-name="gr437" draw:text-style-name="P25" svg:width="0.0748in" svg:height="0.0843in" svg:x="2.1976in" svg:y="1.4323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438" draw:text-style-name="P25" svg:width="0.0689in" svg:height="0.111in" svg:x="2.2854in" svg:y="1.4035in" svg:viewBox="0 0 176 283" svg:d="M0 283v-283h37v101c17-19 39-28 65-28 15 0 29 3 41 9s20 14 25 25 8 26 8 46v130h-37v-131c0-16-4-29-12-37s-18-12-33-12c-11 0-21 3-30 8-10 5-17 12-21 22-4 9-6 21-6 38v112z"><text:p/></draw:path><draw:path draw:style-name="gr439" draw:text-style-name="P25" svg:width="0.0925in" svg:height="0.113in" svg:x="1.5854in" svg:y="1.5783in" svg:viewBox="0 0 236 288" svg:d="M195 0h41v164c0 28-3 51-10 67-7 17-20 31-37 41-18 11-42 16-71 16-27 0-50-5-68-14-18-8-31-22-38-39-8-18-12-41-12-71v-164h41v163c0 24 2 43 7 54 5 12 13 21 25 27 12 7 26 10 42 10 29 0 49-7 62-19 12-12 18-37 18-72z"><text:p/></draw:path><draw:path draw:style-name="gr440" draw:text-style-name="P25" svg:width="0.0937in" svg:height="0.115in" svg:x="1.6988in" svg:y="1.5764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41" draw:text-style-name="P25" svg:width="0.089in" svg:height="0.111in" svg:x="1.8146in" svg:y="1.5783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442" draw:text-style-name="P25" svg:width="0.0772in" svg:height="0.1134in" svg:x="1.9209in" svg:y="1.578in" svg:viewBox="0 0 197 289" svg:d="M0 210l38-4c4 19 11 33 22 41 10 8 22 13 37 13 18 0 32-6 44-17s18-25 18-42c0-16-6-29-17-39s-25-15-41-15c-7 0-16 1-27 4l4-31c3 0 5 0 6 0 16 0 29-4 41-11 12-8 18-20 18-36 0-12-5-23-14-32-9-8-20-12-34-12s-26 5-36 13c-9 9-15 21-18 38l-38-7c5-23 15-41 31-54 16-12 36-19 60-19 16 0 30 4 44 10 14 7 25 15 32 27s11 24 11 37c0 12-4 23-11 33s-17 18-31 24c18 4 32 12 43 24 10 12 15 27 15 45 0 25-10 46-29 64-19 17-43 25-72 25-26 0-48-7-66-21-18-15-28-34-30-58z"><text:p/></draw:path><draw:path draw:style-name="gr443" draw:text-style-name="P25" svg:width="0.0764in" svg:height="0.1098in" svg:x="2.0146in" svg:y="1.5799in" svg:viewBox="0 0 195 280" svg:d="M0 34v-34h195v27c-19 20-39 45-58 77s-32 64-43 98c-7 23-12 50-14 78h-38c0-23 5-50 14-81 9-32 22-62 39-91 16-29 33-55 52-74z"><text:p/></draw:path><draw:path draw:style-name="gr444" draw:text-style-name="P25" svg:width="0.0823in" svg:height="0.111in" svg:x="2.1016in" svg:y="1.5783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445" draw:text-style-name="P25" svg:width="0.0772in" svg:height="0.1134in" svg:x="2.1996in" svg:y="1.578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446" draw:text-style-name="P25" svg:width="0.6839in" svg:height="0.6425in" svg:x="-0.0004in" svg:y="1.4618in" svg:viewBox="0 0 1738 1633" svg:d="M0 1633c0-544 0-1089 0-1633 579 0 1159 0 1738 0 0 544 0 1089 0 1633-579 0-1159 0-1738 0z"><text:p/></draw:path><draw:path draw:style-name="gr447" draw:text-style-name="P25" svg:width="0.1134in" svg:height="0.111in" svg:x="0.1469in" svg:y="1.7248in" svg:viewBox="0 0 289 283" svg:d="M0 283v-283h60l71 200c7 19 11 33 15 42 3-10 9-25 16-45l74-197h53v283h-39v-237l-90 237h-35l-86-240v240z"><text:p/></draw:path><draw:path draw:style-name="gr448" draw:text-style-name="P25" svg:width="0.0142in" svg:height="0.111in" svg:x="0.2835in" svg:y="1.7248in" svg:viewBox="0 0 37 283" svg:d="M0 39c0-13 0-26 0-39 12 0 25 0 37 0 0 13 0 26 0 39-12 0-25 0-37 0zM0 283c0-68 0-137 0-205 12 0 25 0 37 0 0 68 0 137 0 205-12 0-25 0-37 0z"><text:p/></draw:path><draw:path draw:style-name="gr449" draw:text-style-name="P25" svg:width="0.0689in" svg:height="0.0823in" svg:x="0.3205in" svg:y="1.7535in" svg:viewBox="0 0 176 210" svg:d="M0 210v-205h33v29c16-23 39-34 69-34 13 0 25 2 36 7 11 4 19 10 24 17 6 8 10 16 12 26 1 6 2 17 2 34v126h-38v-125c0-14-1-25-4-32s-8-13-15-17-15-6-25-6c-15 0-29 5-40 14s-17 27-17 54v112z"><text:p/></draw:path><draw:path draw:style-name="gr450" draw:text-style-name="P25" svg:width="0.0142in" svg:height="0.111in" svg:x="0.4134in" svg:y="1.7248in" svg:viewBox="0 0 37 283" svg:d="M0 39c0-13 0-26 0-39 12 0 25 0 37 0 0 13 0 26 0 39-12 0-25 0-37 0zM0 283c0-68 0-137 0-205 12 0 25 0 37 0 0 68 0 137 0 205-12 0-25 0-37 0z"><text:p/></draw:path><draw:path draw:style-name="gr451" draw:text-style-name="P25" svg:width="0.089in" svg:height="0.111in" svg:x="0.4504in" svg:y="1.7248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/draw:g><draw:g draw:style-name="gr2"><draw:path draw:style-name="gr452" draw:text-style-name="P25" svg:width="0.6839in" svg:height="0.6425in" svg:x="-0.0004in" svg:y="0.7016in" svg:viewBox="0 0 1738 1633" svg:d="M0 1633c0-544 0-1089 0-1633 579 0 1159 0 1738 0 0 544 0 1089 0 1633-579 0-1159 0-1738 0z"><text:p/></draw:path><draw:path draw:style-name="gr453" draw:text-style-name="P25" svg:width="0.0925in" svg:height="0.111in" svg:x="0.1843in" svg:y="0.8776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454" draw:text-style-name="P25" svg:width="0.0795in" svg:height="0.0843in" svg:x="0.2961in" svg:y="0.9063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55" draw:text-style-name="P25" svg:width="0.0709in" svg:height="0.0843in" svg:x="0.389in" svg:y="0.9063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456" draw:text-style-name="P25" svg:width="0.0417in" svg:height="0.1102in" svg:x="0.4693in" svg:y="0.8795in" svg:viewBox="0 0 107 281" svg:d="M102 246l5 31c-10 2-20 4-28 4-14 0-24-3-32-7-7-4-12-9-15-16-3-6-5-19-5-41v-118h-27v-27h27v-51l37-21v72h38v27h-38v119c0 10 1 17 2 20 1 2 3 4 7 6 3 2 7 3 12 3s10 0 17-1z"><text:p/></draw:path><draw:path draw:style-name="gr457" draw:text-style-name="P25" svg:width="0.0748in" svg:height="0.0843in" svg:x="0.1677in" svg:y="1.0807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458" draw:text-style-name="P25" svg:width="0.0795in" svg:height="0.0843in" svg:x="0.2496in" svg:y="1.0807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59" draw:text-style-name="P25" svg:width="0.0689in" svg:height="0.0823in" svg:x="0.3484in" svg:y="1.0807in" svg:viewBox="0 0 176 210" svg:d="M0 210v-205h33v29c16-23 39-34 69-34 13 0 25 2 36 7 11 4 19 10 24 17 6 8 10 16 12 26 1 6 2 17 2 34v126h-38v-125c0-14-1-25-4-32s-8-13-15-17-15-6-25-6c-15 0-29 5-40 14s-17 27-17 54v112z"><text:p/></draw:path><draw:path draw:style-name="gr460" draw:text-style-name="P25" svg:width="0.0689in" svg:height="0.0823in" svg:x="0.4413in" svg:y="1.0807in" svg:viewBox="0 0 176 210" svg:d="M0 210v-205h33v29c16-23 39-34 69-34 13 0 25 2 36 7 11 4 19 10 24 17 6 8 10 16 12 26 1 6 2 17 2 34v126h-38v-125c0-14-1-25-4-32s-8-13-15-17-15-6-25-6c-15 0-29 5-40 14s-17 27-17 54v112z"><text:p/></draw:path></draw:g><draw:g draw:style-name="gr2"><draw:path draw:style-name="gr461" draw:text-style-name="P26" svg:width="0.6839in" svg:height="0.2335in" svg:x="0.6843in" svg:y="1.6957in" svg:viewBox="0 0 1738 594" svg:d="M0 594c579-198 1159-396 1738-594"><text:p/></draw:path><draw:path draw:style-name="gr462" draw:text-style-name="P26" svg:width="0.085in" svg:height="0.0894in" svg:x="0.8039in" svg:y="1.7646in" svg:viewBox="0 0 217 228" svg:d="M69 228c-23-59-46-119-69-177 8-3 17-6 25-9 10 24 19 49 29 73 32-11 64-22 96-34-9-24-18-48-28-73 9-2 17-5 25-8 23 59 47 119 70 178-9 3-17 5-26 8-11-28-21-55-32-83-33 11-64 21-97 33 11 28 22 56 32 84-8 3-17 5-25 8z"><text:p/></draw:path><draw:path draw:style-name="gr463" draw:text-style-name="P26" svg:width="0.0705in" svg:height="0.0764in" svg:x="0.8839in" svg:y="1.7465in" svg:viewBox="0 0 180 195" svg:d="M24 154l23-10c5 9 10 15 16 20 6 4 15 6 24 7 10 0 21-1 31-4 9-3 16-8 23-12 6-6 10-12 11-17 2-6 2-12 0-17-2-6-6-9-11-13-5-3-12-4-20-5-5 0-17 1-35 3-19 2-32 2-41 1-10-1-19-4-27-10-7-4-12-11-15-19-3-9-4-18-2-28 3-10 8-18 17-25 9-8 20-15 32-18 14-5 28-8 40-7s23 4 32 10c8 7 14 15 19 25l-24 10c-6-10-13-18-22-20-10-3-21-2-35 2-15 5-25 12-29 19-5 8-6 15-3 22 2 6 7 11 13 14 6 1 20 1 41 0 22-3 37-4 45-3 13 1 24 4 32 9 8 6 14 13 18 23 3 9 4 19 1 29-2 10-8 19-17 28-9 8-20 15-34 19-16 6-31 9-45 8-13-1-25-5-35-12-10-8-18-17-23-29z"><text:p/></draw:path><draw:path draw:style-name="gr464" draw:text-style-name="P26" svg:width="0.0772in" svg:height="0.0831in" svg:x="0.9787in" svg:y="1.7051in" svg:viewBox="0 0 197 212" svg:d="M122 8l25-8 40 102c7 18 11 33 10 45 0 12-4 23-13 34-9 10-22 18-40 24s-33 8-46 6c-13-1-25-7-34-16-9-10-17-23-24-43l-40-101 25-9 40 102c6 15 12 25 18 32 5 6 13 10 22 11 9 2 17 1 28-3 18-6 30-15 34-25 5-10 3-26-5-49z"><text:p/></draw:path><draw:path draw:style-name="gr465" draw:text-style-name="P26" svg:width="0.0705in" svg:height="0.0764in" svg:x="1.0587in" svg:y="1.687in" svg:viewBox="0 0 180 195" svg:d="M24 154l23-10c5 9 10 15 16 20 6 4 15 6 24 7 10 0 21-1 31-4 9-3 16-8 23-12 6-6 10-12 11-17 2-6 2-12 0-17-2-6-6-9-11-13-5-3-12-4-20-5-5 0-17 1-35 3-19 2-32 2-41 1-10-1-19-4-27-10-7-4-12-11-15-19-3-9-4-18-2-28 3-10 8-18 17-25 9-8 20-15 32-18 14-5 28-8 40-7s23 4 32 10c8 7 14 15 19 25l-24 10c-6-10-13-18-22-20-10-3-21-2-35 2-15 5-25 12-29 19-5 8-6 15-3 22 2 6 7 11 13 14 6 1 20 1 41 0 22-3 37-4 45-3 13 1 24 4 32 9 8 6 14 13 18 23 3 9 4 19 1 29-2 10-8 19-17 28-9 8-20 15-34 19-16 6-31 9-45 8-13-1-25-5-35-12-10-8-18-17-23-29z"><text:p/></draw:path><draw:path draw:style-name="gr466" draw:text-style-name="P26" svg:width="0.0764in" svg:height="0.0819in" svg:x="1.1232in" svg:y="1.6634in" svg:viewBox="0 0 195 209" svg:d="M69 209l-69-178 71-24c14-5 27-8 37-7 9 1 18 4 26 10 7 6 13 13 16 21s4 16 2 23c-2 9-7 17-14 24 13-1 24 2 33 7s16 13 20 24c3 8 4 17 3 25s-3 15-7 21c-4 5-10 11-17 15-8 5-18 10-30 14zM54 97l41-14c11-3 18-7 21-10 6-4 10-8 11-14 2-5 1-10-1-17-2-5-6-10-11-14-3-3-9-4-15-4s-16 2-29 7l-37 12zM86 179l46-16c9-3 14-6 17-8 6-2 10-5 13-9s5-7 6-13c0-5 0-10-2-16-3-6-7-12-13-15-6-4-13-5-20-5s-16 2-27 6l-43 15z"><text:p/></draw:path></draw:g><draw:g draw:style-name="gr2"><draw:path draw:style-name="gr467" draw:text-style-name="P26" svg:width="0.6839in" svg:height="0.1752in" svg:x="0.6843in" svg:y="1.1693in" svg:viewBox="0 0 1738 446" svg:d="M0 0c579 149 1159 297 1738 446"><text:p/></draw:path><draw:path draw:style-name="gr468" draw:text-style-name="P26" svg:width="0.0803in" svg:height="0.0866in" svg:x="0.8413in" svg:y="1.1134in" svg:viewBox="0 0 205 221" svg:d="M0 182c18-60 35-121 53-182 9 2 18 5 26 7-7 25-14 49-22 74 34 9 66 17 100 27 7-26 14-51 22-75 8 2 17 3 26 6-18 61-36 122-54 182-8-2-17-4-26-7 9-28 17-57 25-85-33-8-65-18-99-26-8 29-17 57-25 86-9-2-17-5-26-7z"><text:p/></draw:path><draw:path draw:style-name="gr469" draw:text-style-name="P26" svg:width="0.0677in" svg:height="0.0768in" svg:x="0.9205in" svg:y="1.1374in" svg:viewBox="0 0 173 196" svg:d="M2 109l25 5c-2 9-1 18 1 24 3 8 8 14 15 20 8 6 17 10 28 13 10 2 19 3 27 2s15-3 20-6c5-5 8-10 10-15 1-6 1-11-1-16-3-5-7-10-14-15-5-3-15-9-31-17-16-9-27-16-34-21-8-7-13-15-16-22-2-9-3-16 0-25s8-17 16-24c8-6 17-10 29-11 12-2 25-1 38 3 14 3 26 8 35 16 9 7 16 16 19 25 4 10 4 20 2 31l-26-6c2-11 0-20-5-28-6-7-16-13-31-17-15-3-26-3-35 0-8 4-13 9-16 16-2 7-1 13 3 19 4 5 15 12 34 22 18 10 31 17 38 22 10 8 16 17 19 25 4 9 4 18 1 28s-7 18-16 25c-8 7-18 12-31 14-12 1-25 0-39-3-18-5-32-11-42-19-11-7-18-17-22-29-4-11-4-23-1-36z"><text:p/></draw:path><draw:path draw:style-name="gr470" draw:text-style-name="P26" svg:width="0.074in" svg:height="0.0819in" svg:x="1.0272in" svg:y="1.1594in" svg:viewBox="0 0 189 209" svg:d="M163 33l26 6-31 105c-5 19-12 32-19 42-8 10-18 16-32 20-13 4-29 4-47-1s-32-11-42-21c-10-8-16-19-17-32-2-12 0-28 5-47l31-105 25 7-29 104c-5 16-7 27-6 36 1 8 5 16 11 21 7 6 15 11 25 13 19 5 33 4 44-1 10-6 18-21 25-43z"><text:p/></draw:path><draw:path draw:style-name="gr471" draw:text-style-name="P26" svg:width="0.0677in" svg:height="0.0768in" svg:x="1.0996in" svg:y="1.1835in" svg:viewBox="0 0 173 196" svg:d="M2 109l25 5c-2 9-1 18 1 24 3 8 8 14 15 20 8 6 17 10 28 13 10 2 19 3 27 2s15-3 20-6c5-5 8-10 10-15 1-6 1-11-1-16-3-5-7-10-14-15-5-3-15-9-31-17-16-9-27-16-34-21-8-7-13-15-16-22-2-9-3-16 0-25s8-17 16-24c8-6 17-10 29-11 12-2 25-1 38 3 14 3 26 8 35 16 9 7 16 16 19 25 4 10 4 20 2 31l-26-6c2-11 0-20-5-28-6-7-16-13-31-17-15-3-26-3-35 0-8 4-13 9-16 16-2 7-1 13 3 19 4 5 15 12 34 22 18 10 31 17 38 22 10 8 16 17 19 25 4 9 4 18 1 28s-7 18-16 25c-8 7-18 12-31 14-12 1-25 0-39-3-18-5-32-11-42-19-11-7-18-17-22-29-4-11-4-23-1-36z"><text:p/></draw:path><draw:path draw:style-name="gr472" draw:text-style-name="P26" svg:width="0.0697in" svg:height="0.0807in" svg:x="1.1689in" svg:y="1.1976in" svg:viewBox="0 0 178 206" svg:d="M0 182l53-182 72 19c15 3 26 8 34 15 8 5 13 13 16 22s3 18 1 26c-3 8-7 14-14 20s-15 9-26 11c11 7 19 15 23 25 5 9 5 18 2 29-2 9-7 16-13 22-6 7-12 11-19 14-7 2-14 4-23 3-9 0-20-2-32-5zM57 83l41 11c11 2 19 4 24 4 7 0 13-2 17-5 5-4 8-9 10-15 1-6 1-12 0-17-2-6-5-10-11-13-5-3-14-7-27-10l-38-10zM32 167l49 13c8 1 14 3 18 3 6 0 11 0 16-1 4-1 8-3 12-7s6-8 8-15 2-13-1-19-7-11-13-15c-6-3-14-6-26-10l-44-11z"><text:p/></draw:path></draw:g><draw:g draw:style-name="gr2"><draw:path draw:style-name="gr473" draw:text-style-name="P27" svg:width="1.1819in" svg:height="0.7012in" svg:x="1.4933in" svg:y="0.0587in" svg:viewBox="0 0 3003 1782" svg:d="M0 1782c0-594 0-1188 0-1782 1001 0 2002 0 3003 0 0 594 0 1188 0 1782-1001 0-2002 0-3003 0z"><text:p/></draw:path><draw:path draw:style-name="gr474" draw:text-style-name="P27" svg:width="0.1516in" svg:height="0.111in" svg:x="1.9169in" svg:y="0.2638in" svg:viewBox="0 0 386 283" svg:d="M79 283l-79-283h41l46 186c4 20 9 39 13 58 8-31 12-48 14-52l55-192h49l42 144c11 36 19 68 25 100 3-19 9-39 15-62l45-182h41l-79 283h-42l-63-215c-5-18-8-30-9-33-4 12-7 23-10 32l-63 216z"><text:p/></draw:path><draw:path draw:style-name="gr475" draw:text-style-name="P27" svg:width="0.0142in" svg:height="0.111in" svg:x="2.0906in" svg:y="0.2638in" svg:viewBox="0 0 37 283" svg:d="M0 39c0-13 0-26 0-39 12 0 25 0 37 0 0 13 0 26 0 39-12 0-25 0-37 0zM0 283c0-68 0-137 0-205 12 0 25 0 37 0 0 68 0 137 0 205-12 0-25 0-37 0z"><text:p/></draw:path><draw:path draw:style-name="gr476" draw:text-style-name="P27" svg:width="0.0795in" svg:height="0.111in" svg:x="2.1291in" svg:y="0.2638in" svg:viewBox="0 0 203 283" svg:d="M0 283c0-94 0-189 0-283 68 0 135 0 203 0 0 11 0 22 0 34-55 0-108 0-163 0 0 29 0 58 0 87 47 0 94 0 141 0 0 11 0 22 0 33-47 0-94 0-141 0 0 43 0 86 0 129-13 0-27 0-40 0z"><text:p/></draw:path><draw:path draw:style-name="gr477" draw:text-style-name="P27" svg:width="0.0142in" svg:height="0.111in" svg:x="2.2283in" svg:y="0.2638in" svg:viewBox="0 0 37 283" svg:d="M0 39c0-13 0-26 0-39 12 0 25 0 37 0 0 13 0 26 0 39-12 0-25 0-37 0zM0 283c0-68 0-137 0-205 12 0 25 0 37 0 0 68 0 137 0 205-12 0-25 0-37 0z"><text:p/></draw:path><draw:path draw:style-name="gr478" draw:text-style-name="P27" svg:width="0.1134in" svg:height="0.111in" svg:x="1.6311in" svg:y="0.4382in" svg:viewBox="0 0 289 283" svg:d="M0 283v-283h60l71 200c7 19 11 33 15 42 3-10 9-25 16-45l74-197h53v283h-39v-237l-90 237h-35l-86-240v240z"><text:p/></draw:path><draw:path draw:style-name="gr479" draw:text-style-name="P27" svg:width="0.1035in" svg:height="0.111in" svg:x="1.7701in" svg:y="0.4382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480" draw:text-style-name="P27" svg:width="0.0795in" svg:height="0.111in" svg:x="1.8894in" svg:y="0.4382in" svg:viewBox="0 0 203 283" svg:d="M0 283c0-94 0-189 0-283 68 0 135 0 203 0 0 11 0 22 0 34-55 0-108 0-163 0 0 29 0 58 0 87 47 0 94 0 141 0 0 11 0 22 0 33-47 0-94 0-141 0 0 43 0 86 0 129-13 0-27 0-40 0z"><text:p/></draw:path><draw:path draw:style-name="gr481" draw:text-style-name="P27" svg:width="0.0783in" svg:height="0.1114in" svg:x="1.9815in" svg:y="0.4382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draw:path draw:style-name="gr482" draw:text-style-name="P27" svg:width="0.0823in" svg:height="0.111in" svg:x="2.072in" svg:y="0.4382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draw:path draw:style-name="gr483" draw:text-style-name="P27" svg:width="0.1516in" svg:height="0.111in" svg:x="2.1654in" svg:y="0.4382in" svg:viewBox="0 0 386 283" svg:d="M79 283l-79-283h41l46 186c4 20 9 39 13 58 8-31 12-48 14-52l55-192h49l42 144c11 36 19 68 25 100 3-19 9-39 15-62l45-182h41l-79 283h-42l-63-215c-5-18-8-30-9-33-4 12-7 23-10 32l-63 216z"><text:p/></draw:path><draw:path draw:style-name="gr484" draw:text-style-name="P27" svg:width="0.1094in" svg:height="0.115in" svg:x="2.3366in" svg:y="0.4366in" svg:viewBox="0 0 279 293" svg:d="M150 178v-34h129v105c-20 15-40 25-61 33-21 7-42 11-64 11-30 0-56-6-80-18-25-12-43-29-55-51-13-23-19-48-19-76s6-54 18-78c13-23 31-41 54-52 23-12 48-18 79-18 21 0 41 4 59 10 18 7 31 16 41 27 11 13 18 28 23 47l-36 10c-5-15-11-27-17-35-7-8-17-15-29-20-13-4-27-7-42-7-18 0-34 3-46 7-13 6-24 12-32 21-9 8-15 18-19 28-8 18-12 36-12 57 0 25 5 47 14 64 9 16 23 30 40 38 18 8 36 12 56 12 17 0 34-3 51-9 16-7 28-13 37-20v-52z"><text:p/></draw:path><draw:path draw:style-name="gr485" draw:text-style-name="P27" svg:width="0.0772in" svg:height="0.1134in" svg:x="2.4642in" svg:y="0.4382in" svg:viewBox="0 0 197 289" svg:d="M0 145c0-34 4-61 11-81 7-21 18-37 33-47 15-11 33-17 55-17 16 0 30 3 42 9 13 6 23 15 31 27 7 11 14 25 18 42 5 16 7 39 7 67 0 33-4 60-11 80-7 21-18 37-33 47-14 11-33 17-54 17-29 0-52-9-69-29-20-23-30-63-30-115zM38 145c0 46 6 77 18 93 11 15 26 22 43 22 16 0 31-7 42-22 12-16 18-47 18-93 0-47-6-78-17-94-12-15-27-22-43-22-18 0-31 7-42 21-13 16-19 48-19 95z"><text:p/></draw:path></draw:g><draw:g draw:style-name="gr2"><draw:path draw:style-name="gr486" draw:text-style-name="P26" svg:width="0.622in" svg:height="0.5846in" svg:x="2.6756in" svg:y="0.7602in" svg:viewBox="0 0 1581 1486" svg:d="M0 0c527 495 1054 991 1581 1486"><text:p/></draw:path><draw:path draw:style-name="gr487" draw:text-style-name="P26" svg:width="0.0783in" svg:height="0.0748in" svg:x="2.9551in" svg:y="0.937in" svg:viewBox="0 0 200 191" svg:d="M20 65l19 14c-7 8-11 15-12 22-2 7-1 15 3 24 3 9 9 16 17 24 7 7 14 12 22 15 8 2 15 3 21 2 6 0 12-3 16-7 3-4 6-8 7-14 0-6-1-12-4-20-2-4-8-15-17-29-10-15-16-26-18-33-4-11-4-19-2-27 1-9 6-15 12-22 7-7 16-11 25-13 11-2 21-1 33 4 11 3 21 10 30 19 11 10 19 20 23 31 5 10 6 21 4 31-3 10-8 20-16 28l-19-18c7-8 11-17 10-27-1-9-7-19-18-28-11-10-21-16-30-17s-17 1-22 7c-5 5-7 10-7 17 0 6 6 17 16 35 12 17 19 29 22 38 5 11 6 21 5 31-2 9-7 16-15 24-7 6-16 11-26 14-11 2-23 1-35-3-12-5-22-11-33-21-13-12-21-24-26-35-5-12-6-23-4-36 3-11 9-22 19-30z"><text:p/></draw:path><draw:path draw:style-name="gr488" draw:text-style-name="P26" svg:width="0.0886in" svg:height="0.0614in" svg:x="3in" svg:y="0.9791in" svg:viewBox="0 0 226 157" svg:d="M0 134l142-134 53 50c9 8 16 15 20 21 6 8 9 15 11 23 1 7 0 15-3 23s-8 16-15 22c-12 12-26 17-42 18s-34-7-53-26l-36-34-58 55zM94 81l35 34c12 11 23 17 33 18 9 0 18-3 26-11 6-6 10-12 11-18 1-8 0-13-3-20-2-3-8-9-16-17l-36-33z"><text:p/></draw:path><draw:path draw:style-name="gr489" draw:text-style-name="P26" svg:width="0.063in" svg:height="0.0594in" svg:x="3.0531in" svg:y="1.0291in" svg:viewBox="0 0 161 152" svg:d="M0 134c48-45 95-89 142-134 6 6 13 12 19 18-47 45-94 89-142 134-6-6-13-13-19-18z"><text:p/></draw:path></draw:g><draw:g draw:style-name="gr2"><draw:path draw:style-name="gr490" draw:text-style-name="P25" svg:width="0.6969in" svg:height="0.6425in" svg:x="5.7248in" svg:y="0.7602in" svg:viewBox="0 0 1771 1633" svg:d="M0 1633c0-544 0-1089 0-1633 590 0 1181 0 1771 0 0 544 0 1089 0 1633-590 0-1181 0-1771 0z"><text:p/></draw:path><draw:path draw:style-name="gr491" draw:text-style-name="P25" svg:width="0.0878in" svg:height="0.111in" svg:x="5.9386in" svg:y="0.8488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492" draw:text-style-name="P25" svg:width="0.0689in" svg:height="0.0823in" svg:x="6.0476in" svg:y="0.8776in" svg:viewBox="0 0 176 210" svg:d="M0 210v-205h33v29c16-23 39-34 69-34 13 0 25 2 36 7 11 4 19 10 24 17 6 8 10 16 12 26 1 6 2 17 2 34v126h-38v-125c0-14-1-25-4-32s-8-13-15-17-15-6-25-6c-15 0-29 5-40 14s-17 27-17 54v112z"><text:p/></draw:path><draw:path draw:style-name="gr493" draw:text-style-name="P25" svg:width="0.0744in" svg:height="0.113in" svg:x="6.135in" svg:y="0.8488in" svg:viewBox="0 0 190 288" svg:d="M155 283v-26c-14 21-34 31-60 31-18 0-34-5-49-14-14-8-26-21-34-37s-12-35-12-56 4-40 11-57c7-15 18-29 33-38 15-8 31-13 49-13 13 0 24 3 35 7 10 6 19 13 25 21v-101h37v283zM38 181c0 26 6 45 18 58 12 14 26 20 42 20s29-6 41-19c11-12 17-31 17-57 0-28-6-48-17-61-12-13-25-20-43-20-16 0-30 7-41 19-11 13-17 32-17 60z"><text:p/></draw:path><draw:path draw:style-name="gr494" draw:text-style-name="P25" svg:width="0.0937in" svg:height="0.115in" svg:x="5.9094in" svg:y="1.0213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495" draw:text-style-name="P25" svg:width="0.0417in" svg:height="0.1102in" svg:x="6.0161in" svg:y="1.0256in" svg:viewBox="0 0 107 281" svg:d="M102 246l5 31c-10 2-20 4-28 4-14 0-24-3-32-7-7-4-12-9-15-16-3-6-5-19-5-41v-118h-27v-27h27v-51l37-21v72h38v27h-38v119c0 10 1 17 2 20 1 2 3 4 7 6 3 2 7 3 12 3s10 0 17-1z"><text:p/></draw:path><draw:path draw:style-name="gr496" draw:text-style-name="P25" svg:width="0.0795in" svg:height="0.0843in" svg:x="6.065in" svg:y="1.052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497" draw:text-style-name="P25" svg:width="0.0744in" svg:height="0.1134in" svg:x="6.163in" svg:y="1.052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498" draw:text-style-name="P25" svg:width="0.0795in" svg:height="0.0807in" svg:x="5.9874in" svg:y="1.2283in" svg:viewBox="0 0 203 206" svg:d="M0 206l80-106-75-100h45l35 50c7 9 12 16 16 22 6-8 12-17 16-23l37-49h45l-75 100 79 106h-45l-44-64-11-14-58 78z"><text:p/></draw:path><draw:path draw:style-name="gr499" draw:text-style-name="P25" svg:width="0.078in" svg:height="0.1134in" svg:x="6.0736in" svg:y="1.1976in" svg:viewBox="0 0 199 289" svg:d="M194 70l-38 3c-3-13-8-23-14-29-10-10-22-15-36-15-11 0-22 3-31 9-11 8-20 20-27 35-6 16-10 37-10 65 9-12 20-21 33-28 13-6 26-9 40-9 24 0 45 8 62 25s26 40 26 67c0 17-4 33-12 49-8 15-20 26-34 35-14 8-31 12-48 12-31 0-56-10-76-32-19-21-29-56-29-105 0-55 11-95 33-119 18-22 44-33 76-33 23 0 42 7 58 19 15 12 24 30 27 51zM43 193c0 12 3 23 8 33 6 12 13 20 23 26 9 5 20 8 31 8 15 0 28-6 39-18 11-11 17-27 17-47s-5-35-16-46-26-17-42-17c-17 0-31 6-42 17-12 11-18 26-18 44z"><text:p/></draw:path></draw:g><draw:g draw:style-name="gr2"><draw:path draw:style-name="gr500" draw:text-style-name="P26" svg:width="0.9335in" svg:height="0.4673in" svg:x="4.7909in" svg:y="1.111in" svg:viewBox="0 0 2372 1188" svg:d="M0 1188c791-396 1581-792 2372-1188"><text:p/></draw:path><draw:path draw:style-name="gr501" draw:text-style-name="P26" svg:width="0.0831in" svg:height="0.0768in" svg:x="5.0902in" svg:y="1.3012in" svg:viewBox="0 0 212 196" svg:d="M114 116l-11-19 74-38 35 61c-7 15-15 27-25 37-10 11-21 19-34 26-16 9-34 13-52 13-19 1-35-5-50-14-15-10-27-23-36-39s-14-33-15-50c-1-18 4-34 13-47 10-14 24-25 41-34 13-6 26-10 39-12 12-1 23 1 33 5s19 11 28 20l-17 17c-8-7-15-12-21-15-7-2-15-3-24-2-9 0-18 2-27 7-10 6-19 11-25 19-6 6-10 14-12 21s-2 14-2 22c2 12 6 24 12 36 9 15 18 26 30 33 11 7 23 10 36 10s25-3 37-9c9-5 18-12 25-21 8-8 13-16 16-22l-18-31z"><text:p/></draw:path><draw:path draw:style-name="gr502" draw:text-style-name="P26" svg:width="0.0661in" svg:height="0.0846in" svg:x="5.1559in" svg:y="1.2661in" svg:viewBox="0 0 169 216" svg:d="M95 216l-95-168 66-33c12-5 21-9 28-11 9-4 18-5 25-4 8 1 16 5 23 10 8 5 14 12 19 20 8 14 10 28 6 43-4 14-18 28-43 41l-44 22 38 67zM69 115l45-22c14-8 23-15 27-23 3-9 2-18-4-28-4-6-9-12-16-15-6-2-12-3-19-2-4 1-12 4-22 9l-45 22z"><text:p/></draw:path><draw:path draw:style-name="gr503" draw:text-style-name="P26" svg:width="0.0461in" svg:height="0.0701in" svg:x="5.2228in" svg:y="1.2469in" svg:viewBox="0 0 118 179" svg:d="M95 179c-32-56-63-112-95-167 8-5 16-8 24-12 32 55 63 111 94 167-7 3-15 8-23 12z"><text:p/></draw:path><draw:path draw:style-name="gr504" draw:text-style-name="P26" svg:width="0.078in" svg:height="0.0764in" svg:x="5.2591in" svg:y="1.2173in" svg:viewBox="0 0 199 195" svg:d="M16 142c-15-28-20-53-13-76 7-24 23-42 48-55 17-8 34-12 51-11s33 6 47 16c14 9 26 22 35 39 10 17 15 34 15 51 1 17-4 32-13 46-10 13-22 23-38 31-16 9-33 13-50 12-18-1-34-7-48-16-14-10-25-23-34-37zM40 130c11 20 26 33 44 39 18 5 36 3 54-5 17-10 28-23 33-39 5-18 2-37-10-58-8-14-17-24-27-31-10-8-22-12-35-12-12-1-24 1-36 7-17 8-28 21-35 37-6 17-2 38 12 62z"><text:p/></draw:path><draw:path draw:style-name="gr505" draw:text-style-name="P26" svg:width="0.0244in" svg:height="0.0811in" svg:x="5.3374in" svg:y="1.189in" svg:viewBox="0 0 63 207" svg:d="M46 207c-15-67-31-132-46-199 6-2 12-5 18-8 15 65 30 132 45 197-5 3-11 7-17 10z"><text:p/></draw:path><draw:path draw:style-name="gr506" draw:text-style-name="P26" svg:width="0.0756in" svg:height="0.0835in" svg:x="5.0681in" svg:y="1.4563in" svg:viewBox="0 0 193 213" svg:d="M28 213l-28-200 27-13 166 131-27 13-49-40-74 37 10 60zM39 120l62-31-45-37c-14-11-25-20-33-28 3 12 6 25 8 37z"><text:p/></draw:path><draw:path draw:style-name="gr507" draw:text-style-name="P26" svg:width="0.0819in" svg:height="0.0835in" svg:x="5.1161in" svg:y="1.4197in" svg:viewBox="0 0 209 213" svg:d="M95 213l-95-167 61-30c14-7 25-11 33-13 11-3 21-4 32-1 13 2 26 8 37 17 11 10 21 22 29 36 8 13 13 25 15 37 2 11 3 21 2 29-2 10-4 17-8 24-4 6-9 13-16 19s-16 12-27 17zM108 181l36-18c12-7 21-13 26-17 6-6 9-11 11-17 3-8 3-17 1-27-2-11-6-23-14-35-9-18-20-29-32-35-11-7-21-10-31-8-8 0-19 5-33 11l-37 19z"><text:p/></draw:path><draw:path draw:style-name="gr508" draw:text-style-name="P26" svg:width="0.076in" svg:height="0.0764in" svg:x="5.1953in" svg:y="1.3827in" svg:viewBox="0 0 194 195" svg:d="M164 95l27-6c5 20 4 39-3 55-8 16-21 28-40 37-19 11-36 15-52 14-17-1-32-8-46-18s-26-25-35-40c-10-17-15-34-15-51 0-16 4-31 14-44 9-13 21-23 37-32 18-8 35-12 52-9 16 3 32 10 45 23l-21 17c-11-10-21-16-31-17-11-2-23 1-35 7-13 6-23 15-29 26-6 10-7 22-5 34s6 23 12 34c8 13 17 25 27 33 11 9 22 12 35 13 12 0 23-3 34-7 13-8 22-16 28-28 5-12 5-26 1-41z"><text:p/></draw:path><draw:path draw:style-name="gr509" draw:text-style-name="P26" svg:width="0.0244in" svg:height="0.0811in" svg:x="5.2685in" svg:y="1.3567in" svg:viewBox="0 0 63 207" svg:d="M46 207c-15-67-31-132-46-199 6-2 12-5 18-8 15 65 30 132 45 197-5 3-11 7-17 10z"><text:p/></draw:path><draw:path draw:style-name="gr510" draw:text-style-name="P26" svg:width="0.076in" svg:height="0.0764in" svg:x="5.2933in" svg:y="1.3335in" svg:viewBox="0 0 194 195" svg:d="M164 95l27-6c5 20 4 39-3 55-8 16-21 28-40 37-19 11-36 15-52 14-17-1-32-8-46-18s-26-25-35-40c-10-17-15-34-15-51 0-16 4-31 14-44 9-13 21-23 37-32 18-8 35-12 52-9 16 3 32 10 45 23l-21 17c-11-10-21-16-31-17-11-2-23 1-35 7-13 6-23 15-29 26-6 10-7 22-5 34s6 23 12 34c8 13 17 25 27 33 11 9 22 12 35 13 12 0 23-3 34-7 13-8 22-16 28-28 5-12 5-26 1-41z"><text:p/></draw:path><draw:path draw:style-name="gr511" draw:text-style-name="P26" svg:width="0.1043in" svg:height="0.0992in" svg:x="5.3535in" svg:y="1.2846in" svg:viewBox="0 0 266 253" svg:d="M95 253l-95-167 36-18 109 97c10 9 17 16 22 20-1-7-3-18-5-32l-23-137 32-16 95 167-24 12-79-140 27 166-21 10-131-116 80 141z"><text:p/></draw:path><draw:path draw:style-name="gr512" draw:text-style-name="P26" svg:width="0.0661in" svg:height="0.0846in" svg:x="5.435in" svg:y="1.2591in" svg:viewBox="0 0 169 216" svg:d="M95 216l-95-168 66-33c12-5 21-9 28-11 9-4 18-5 25-4 8 1 16 5 23 10 8 5 14 12 19 20 8 14 10 28 6 43-4 14-18 28-43 41l-44 22 38 67zM69 115l45-22c14-8 23-15 27-23 3-9 2-18-4-28-4-6-9-12-16-15-6-2-12-3-19-2-4 1-12 4-22 9l-45 22z"><text:p/></draw:path></draw:g><draw:g draw:style-name="gr2"><draw:path draw:style-name="gr513" draw:text-style-name="P25" svg:width="0.6839in" svg:height="0.6425in" svg:x="3.1114in" svg:y="0.0004in" svg:viewBox="0 0 1738 1633" svg:d="M0 1633c0-544 0-1089 0-1633 579 0 1159 0 1738 0 0 544 0 1089 0 1633-579 0-1159 0-1738 0z"><text:p/></draw:path><draw:path draw:style-name="gr514" draw:text-style-name="P25" svg:width="0.0795in" svg:height="0.111in" svg:x="3.3236in" svg:y="0.089in" svg:viewBox="0 0 203 283" svg:d="M0 283c0-94 0-189 0-283 68 0 135 0 203 0 0 11 0 22 0 34-55 0-108 0-163 0 0 29 0 58 0 87 47 0 94 0 141 0 0 11 0 22 0 33-47 0-94 0-141 0 0 43 0 86 0 129-13 0-27 0-40 0z"><text:p/></draw:path><draw:path draw:style-name="gr515" draw:text-style-name="P25" svg:width="0.0791in" svg:height="0.0843in" svg:x="3.4173in" svg:y="0.1177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516" draw:text-style-name="P25" svg:width="0.0689in" svg:height="0.0823in" svg:x="3.5154in" svg:y="0.1177in" svg:viewBox="0 0 176 210" svg:d="M0 210v-205h33v29c16-23 39-34 69-34 13 0 25 2 36 7 11 4 19 10 24 17 6 8 10 16 12 26 1 6 2 17 2 34v126h-38v-125c0-14-1-25-4-32s-8-13-15-17-15-6-25-6c-15 0-29 5-40 14s-17 27-17 54v112z"><text:p/></draw:path><draw:path draw:style-name="gr517" draw:text-style-name="P25" svg:width="0.0902in" svg:height="0.111in" svg:x="3.2598in" svg:y="0.2634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518" draw:text-style-name="P25" svg:width="0.1516in" svg:height="0.111in" svg:x="3.3602in" svg:y="0.2634in" svg:viewBox="0 0 386 283" svg:d="M79 283l-79-283h41l46 186c4 20 9 39 13 58 8-31 12-48 14-52l55-192h49l42 144c11 36 19 68 25 100 3-19 9-39 15-62l45-182h41l-79 283h-42l-63-215c-5-18-8-30-9-33-4 12-7 23-10 32l-63 216z"><text:p/></draw:path><draw:path draw:style-name="gr519" draw:text-style-name="P25" svg:width="0.1134in" svg:height="0.111in" svg:x="3.5346in" svg:y="0.2634in" svg:viewBox="0 0 289 283" svg:d="M0 283v-283h60l71 200c7 19 11 33 15 42 3-10 9-25 16-45l74-197h53v283h-39v-237l-90 237h-35l-86-240v240z"><text:p/></draw:path><draw:path draw:style-name="gr520" draw:text-style-name="P25" svg:width="0.0795in" svg:height="0.0807in" svg:x="3.3677in" svg:y="0.4685in" svg:viewBox="0 0 203 206" svg:d="M0 206l80-106-75-100h45l35 50c7 9 12 16 16 22 6-8 12-17 16-23l37-49h45l-75 100 79 106h-45l-44-64-11-14-58 78z"><text:p/></draw:path><draw:path draw:style-name="gr521" draw:text-style-name="P25" svg:width="0.0783in" svg:height="0.1114in" svg:x="3.452in" svg:y="0.4378in" svg:viewBox="0 0 200 284" svg:d="M200 251v33h-200c0-8 1-16 4-24 6-13 14-25 25-37 12-13 28-27 49-43 33-26 54-45 66-60s18-29 18-42-5-26-16-35-25-14-41-14c-18 0-33 5-43 15-11 10-17 25-17 43l-38-5c3-27 13-46 30-60 17-15 40-22 69-22 28 0 51 7 68 22 18 15 26 34 26 57 0 11-2 22-7 33-6 11-14 23-25 35-12 12-31 28-57 49-22 18-37 29-43 36-7 7-12 12-16 19z"><text:p/></draw:path></draw:g><draw:g draw:style-name="gr2"><draw:path draw:style-name="gr522" draw:text-style-name="P25" svg:width="0.6839in" svg:height="0.6425in" svg:x="4.7291in" svg:y="0in" svg:viewBox="0 0 1738 1633" svg:d="M0 1633c0-544 0-1089 0-1633 579 0 1159 0 1738 0 0 544 0 1089 0 1633-579 0-1159 0-1738 0z"><text:p/></draw:path><draw:path draw:style-name="gr523" draw:text-style-name="P25" svg:width="0.0933in" svg:height="0.111in" svg:x="4.913in" svg:y="0.0886in" svg:viewBox="0 0 238 283" svg:d="M0 283c0-94 0-189 0-283 14 0 27 0 41 0 53 74 106 149 159 223 0-74 0-149 0-223 13 0 25 0 38 0 0 94 0 189 0 283-14 0-27 0-41 0-53-73-106-148-159-222 0 74 0 149 0 222-13 0-25 0-38 0z"><text:p/></draw:path><draw:path draw:style-name="gr524" draw:text-style-name="P25" svg:width="0.0937in" svg:height="0.111in" svg:x="5.024in" svg:y="0.0886in" svg:viewBox="0 0 239 283" svg:d="M100 283c0-83 0-166 0-249-33 0-67 0-100 0 0-12 0-23 0-34 80 0 159 0 239 0 0 11 0 22 0 34-33 0-67 0-100 0 0 83 0 166 0 249-13 0-26 0-39 0z"><text:p/></draw:path><draw:path draw:style-name="gr525" draw:text-style-name="P25" svg:width="0.1043in" svg:height="0.115in" svg:x="5.1311in" svg:y="0.0866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526" draw:text-style-name="P25" svg:width="0.0937in" svg:height="0.111in" svg:x="4.787in" svg:y="0.263in" svg:viewBox="0 0 239 283" svg:d="M100 283c0-83 0-166 0-249-33 0-67 0-100 0 0-12 0-23 0-34 80 0 159 0 239 0 0 11 0 22 0 34-33 0-67 0-100 0 0 83 0 166 0 249-13 0-26 0-39 0z"><text:p/></draw:path><draw:path draw:style-name="gr527" draw:text-style-name="P25" svg:width="0.0689in" svg:height="0.111in" svg:x="4.8972in" svg:y="0.263in" svg:viewBox="0 0 176 283" svg:d="M0 283v-283h37v101c17-19 39-28 65-28 15 0 29 3 41 9s20 14 25 25 8 26 8 46v130h-37v-131c0-16-4-29-12-37s-18-12-33-12c-11 0-21 3-30 8-10 5-17 12-21 22-4 9-6 21-6 38v112z"><text:p/></draw:path><draw:path draw:style-name="gr528" draw:text-style-name="P25" svg:width="0.0787in" svg:height="0.0843in" svg:x="4.985in" svg:y="0.2917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529" draw:text-style-name="P25" svg:width="0.0461in" svg:height="0.0823in" svg:x="5.0827in" svg:y="0.2917in" svg:viewBox="0 0 118 210" svg:d="M0 210v-205h32v31c9-15 17-25 24-29 7-5 15-7 24-7 13 0 26 4 38 11l-12 32c-9-5-18-7-27-7-8 0-15 1-22 6-6 5-11 11-14 20-4 12-6 26-6 40v108z"><text:p/></draw:path><draw:path draw:style-name="gr530" draw:text-style-name="P25" svg:width="0.1161in" svg:height="0.0823in" svg:x="5.1378in" svg:y="0.2917in" svg:viewBox="0 0 296 210" svg:d="M0 210v-205h33v29c7-11 16-19 27-25 12-6 25-9 39-9 16 0 29 3 39 9 11 7 18 15 22 27 18-24 40-36 68-36 22 0 39 6 50 17 12 11 18 29 18 52v141h-37v-130c0-14-1-24-4-29-2-7-6-12-13-15-6-4-14-6-22-6-16 0-28 5-39 14-10 10-15 25-15 47v119h-37v-133c0-16-3-27-9-36-5-7-15-11-29-11-10 0-20 3-29 7-9 6-15 14-19 24-4 9-6 24-6 43v106z"><text:p/></draw:path><draw:path draw:style-name="gr531" draw:text-style-name="P25" svg:width="0.0795in" svg:height="0.0843in" svg:x="5.2717in" svg:y="0.2917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532" draw:text-style-name="P25" svg:width="0.0795in" svg:height="0.0807in" svg:x="4.985in" svg:y="0.4681in" svg:viewBox="0 0 203 206" svg:d="M0 206l80-106-75-100h45l35 50c7 9 12 16 16 22 6-8 12-17 16-23l37-49h45l-75 100 79 106h-45l-44-64-11-14-58 78z"><text:p/></draw:path><draw:path draw:style-name="gr533" draw:text-style-name="P25" svg:width="0.0764in" svg:height="0.1098in" svg:x="5.0728in" svg:y="0.439in" svg:viewBox="0 0 195 280" svg:d="M0 34v-34h195v27c-19 20-39 45-58 77s-32 64-43 98c-7 23-12 50-14 78h-38c0-23 5-50 14-81 9-32 22-62 39-91 16-29 33-55 52-74z"><text:p/></draw:path></draw:g><draw:g draw:style-name="gr2"><draw:path draw:style-name="gr534" draw:text-style-name="P26" svg:width="0.248in" svg:height="0.7012in" svg:x="4.6047in" svg:y="0.6437in" svg:viewBox="0 0 631 1782" svg:d="M0 1782c210-594 421-1188 631-1782"><text:p/></draw:path><draw:path draw:style-name="gr535" draw:text-style-name="P26" svg:width="0.0886in" svg:height="0.0654in" svg:x="4.6024in" svg:y="1.026in" svg:viewBox="0 0 226 167" svg:d="M167 167l-167-128 10-26 216-13-10 27-65 2-27 76 52 36zM107 92l21-62-59 2c-18 1-33 1-44 1 11 6 22 13 33 21z"><text:p/></draw:path><draw:path draw:style-name="gr536" draw:text-style-name="P26" svg:width="0.0866in" svg:height="0.0724in" svg:x="4.6197in" svg:y="0.9437in" svg:viewBox="0 0 221 185" svg:d="M191 185l-191-60 22-61c5-14 9-25 14-31 6-10 14-17 23-22 12-6 25-10 40-11 15 0 30 2 47 7 15 5 27 11 37 17 10 7 18 13 24 21 5 7 9 14 11 21 3 8 3 15 2 25 0 9-3 18-6 30zM176 153l14-37c4-12 6-22 6-29s-1-14-4-19c-4-7-11-15-20-20-9-7-20-12-35-17-20-6-35-8-48-5s-23 8-30 15c-4 6-9 16-14 30l-14 38z"><text:p/></draw:path><draw:path draw:style-name="gr537" draw:text-style-name="P26" svg:width="0.0811in" svg:height="0.0685in" svg:x="4.6524in" svg:y="0.8709in" svg:viewBox="0 0 207 175" svg:d="M149 41l15-21c19 11 32 25 39 42 6 16 6 34-1 52-7 20-17 35-29 44-13 10-29 15-47 17-18 1-36-1-54-6-20-7-36-15-48-28-12-12-19-25-22-41-3-15-2-31 4-47 6-17 16-31 29-40 15-9 31-14 51-13l-3 26c-15 0-27 3-36 9-9 5-15 15-19 27-5 13-6 26-2 37 4 12 10 21 20 28 10 8 22 13 34 17 16 5 31 8 44 7 14-1 25-6 35-13 9-8 15-17 19-28 5-14 5-27 1-38-5-12-15-22-30-31z"><text:p/></draw:path></draw:g><draw:g draw:style-name="gr2"><draw:path draw:style-name="gr538" draw:text-style-name="P25" svg:width="0.6839in" svg:height="0.6425in" svg:x="3.9201in" svg:y="0in" svg:viewBox="0 0 1738 1633" svg:d="M0 1633c0-544 0-1089 0-1633 579 0 1159 0 1738 0 0 544 0 1089 0 1633-579 0-1159 0-1738 0z"><text:p/></draw:path><draw:path draw:style-name="gr539" draw:text-style-name="P25" svg:width="0.0795in" svg:height="0.111in" svg:x="4.1323in" svg:y="0.0886in" svg:viewBox="0 0 203 283" svg:d="M0 283c0-94 0-189 0-283 68 0 135 0 203 0 0 11 0 22 0 34-55 0-108 0-163 0 0 29 0 58 0 87 47 0 94 0 141 0 0 11 0 22 0 33-47 0-94 0-141 0 0 43 0 86 0 129-13 0-27 0-40 0z"><text:p/></draw:path><draw:path draw:style-name="gr540" draw:text-style-name="P25" svg:width="0.0791in" svg:height="0.0843in" svg:x="4.226in" svg:y="0.1173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541" draw:text-style-name="P25" svg:width="0.0689in" svg:height="0.0823in" svg:x="4.324in" svg:y="0.1173in" svg:viewBox="0 0 176 210" svg:d="M0 210v-205h33v29c16-23 39-34 69-34 13 0 25 2 36 7 11 4 19 10 24 17 6 8 10 16 12 26 1 6 2 17 2 34v126h-38v-125c0-14-1-25-4-32s-8-13-15-17-15-6-25-6c-15 0-29 5-40 14s-17 27-17 54v112z"><text:p/></draw:path><draw:path draw:style-name="gr542" draw:text-style-name="P25" svg:width="0.0937in" svg:height="0.111in" svg:x="4.0433in" svg:y="0.263in" svg:viewBox="0 0 239 283" svg:d="M100 283c0-83 0-166 0-249-33 0-67 0-100 0 0-12 0-23 0-34 80 0 159 0 239 0 0 11 0 22 0 34-33 0-67 0-100 0 0 83 0 166 0 249-13 0-26 0-39 0z"><text:p/></draw:path><draw:path draw:style-name="gr543" draw:text-style-name="P25" svg:width="0.0791in" svg:height="0.0843in" svg:x="4.1299in" svg:y="0.2917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544" draw:text-style-name="P25" svg:width="0.0748in" svg:height="0.0843in" svg:x="4.2236in" svg:y="0.2917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545" draw:text-style-name="P25" svg:width="0.0689in" svg:height="0.111in" svg:x="4.3114in" svg:y="0.263in" svg:viewBox="0 0 176 283" svg:d="M0 283v-283h37v101c17-19 39-28 65-28 15 0 29 3 41 9s20 14 25 25 8 26 8 46v130h-37v-131c0-16-4-29-12-37s-18-12-33-12c-11 0-21 3-30 8-10 5-17 12-21 22-4 9-6 21-6 38v112z"><text:p/></draw:path><draw:path draw:style-name="gr546" draw:text-style-name="P25" svg:width="0.0795in" svg:height="0.0843in" svg:x="4.3984in" svg:y="0.2917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547" draw:text-style-name="P25" svg:width="0.0795in" svg:height="0.0807in" svg:x="4.1764in" svg:y="0.4681in" svg:viewBox="0 0 203 206" svg:d="M0 206l80-106-75-100h45l35 50c7 9 12 16 16 22 6-8 12-17 16-23l37-49h45l-75 100 79 106h-45l-44-64-11-14-58 78z"><text:p/></draw:path><draw:path draw:style-name="gr548" draw:text-style-name="P25" svg:width="0.078in" svg:height="0.1134in" svg:x="4.2626in" svg:y="0.4374in" svg:viewBox="0 0 199 289" svg:d="M194 70l-38 3c-3-13-8-23-14-29-10-10-22-15-36-15-11 0-22 3-31 9-11 8-20 20-27 35-6 16-10 37-10 65 9-12 20-21 33-28 13-6 26-9 40-9 24 0 45 8 62 25s26 40 26 67c0 17-4 33-12 49-8 15-20 26-34 35-14 8-31 12-48 12-31 0-56-10-76-32-19-21-29-56-29-105 0-55 11-95 33-119 18-22 44-33 76-33 23 0 42 7 58 19 15 12 24 30 27 51zM43 193c0 12 3 23 8 33 6 12 13 20 23 26 9 5 20 8 31 8 15 0 28-6 39-18 11-11 17-27 17-47s-5-35-16-46-26-17-42-17c-17 0-31 6-42 17-12 11-18 26-18 44z"><text:p/></draw:path></draw:g><draw:g draw:style-name="gr2"><draw:path draw:style-name="gr549" draw:text-style-name="P26" svg:width="0.0618in" svg:height="0.7016in" svg:x="4.1693in" svg:y="0.6433in" svg:viewBox="0 0 158 1783" svg:d="M0 1783c53-594 106-1189 158-1783"><text:p/></draw:path><draw:path draw:style-name="gr550" draw:text-style-name="P26" svg:width="0.0815in" svg:height="0.0685in" svg:x="4.0874in" svg:y="1.0457in" svg:viewBox="0 0 208 175" svg:d="M126 81l-24-1 7-80 74 7c9 12 16 26 20 39s5 27 4 40c-2 19-7 35-17 50-10 14-22 24-39 31-16 6-35 9-54 7-20-2-38-7-54-16-16-8-28-20-35-35s-9-32-8-51c2-14 5-25 11-36s13-19 22-25c9-5 21-9 34-11l5 23c-10 2-19 5-25 9s-11 9-15 17c-4 7-7 16-8 25-1 12 0 21 3 30 3 8 7 16 13 21 5 6 12 10 19 13 11 6 25 10 39 11 18 1 33 0 45-6 13-5 22-12 28-22 7-11 11-22 12-35 1-10 0-21-4-32-3-10-7-18-11-24l-37-3z"><text:p/></draw:path><draw:path draw:style-name="gr551" draw:text-style-name="P26" svg:width="0.0795in" svg:height="0.0602in" svg:x="4.0929in" svg:y="0.9736in" svg:viewBox="0 0 203 154" svg:d="M200 154l-200-16 6-70c1-13 3-22 5-28 2-10 6-17 11-23s12-10 21-13 18-5 28-4c17 2 31 8 42 19 10 11 14 29 12 55l-4 48 82 6zM98 120l4-48c2-16-1-27-6-34-6-8-15-12-27-12-8 0-15 0-22 4-6 3-10 9-13 14-1 5-3 12-4 23l-4 47z"><text:p/></draw:path><draw:path draw:style-name="gr552" draw:text-style-name="P26" svg:width="0.0795in" svg:height="0.0157in" svg:x="4.0992in" svg:y="0.9465in" svg:viewBox="0 0 203 41" svg:d="M200 41c-67-5-133-10-200-16 1-8 1-17 2-25 67 6 133 10 201 16-1 8-2 17-3 25z"><text:p/></draw:path><draw:path draw:style-name="gr553" draw:text-style-name="P26" svg:width="0.0815in" svg:height="0.0709in" svg:x="4.1031in" svg:y="0.8638in" svg:viewBox="0 0 208 181" svg:d="M99 180c-34-3-59-13-76-31s-25-41-23-67c2-18 8-33 18-46s23-23 40-29c16-6 34-8 54-6 21 1 39 6 54 15s25 21 32 35c7 15 10 31 9 47-2 18-8 34-18 47s-23 22-39 29c-17 5-34 8-51 6zM101 155c24 2 43-3 58-14s23-26 25-45c0-19-4-35-17-48s-32-20-57-23c-16-1-30 1-43 5-12 4-22 11-30 20-7 11-12 21-13 34-1 18 4 34 15 47 12 14 33 22 62 24z"><text:p/></draw:path></draw:g><draw:g draw:style-name="gr2"><draw:path draw:style-name="gr554" draw:text-style-name="P25" svg:width="0.6969in" svg:height="0.6425in" svg:x="5.7248in" svg:y="1.5201in" svg:viewBox="0 0 1771 1633" svg:d="M0 1633c0-544 0-1089 0-1633 590 0 1181 0 1771 0 0 544 0 1089 0 1633-590 0-1181 0-1771 0z"><text:p/></draw:path><draw:path draw:style-name="gr555" draw:text-style-name="P25" svg:width="0.0925in" svg:height="0.111in" svg:x="5.8374in" svg:y="1.6957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556" draw:text-style-name="P25" svg:width="0.0787in" svg:height="0.0843in" svg:x="5.9496in" svg:y="1.7244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557" draw:text-style-name="P25" svg:width="0.0791in" svg:height="0.0843in" svg:x="6.0425in" svg:y="1.7244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558" draw:text-style-name="P25" svg:width="0.0417in" svg:height="0.1102in" svg:x="6.1323in" svg:y="1.698in" svg:viewBox="0 0 107 281" svg:d="M102 246l5 31c-10 2-20 4-28 4-14 0-24-3-32-7-7-4-12-9-15-16-3-6-5-19-5-41v-118h-27v-27h27v-51l37-21v72h38v27h-38v119c0 10 1 17 2 20 1 2 3 4 7 6 3 2 7 3 12 3s10 0 17-1z"><text:p/></draw:path><draw:path draw:style-name="gr559" draw:text-style-name="P25" svg:width="0.0787in" svg:height="0.0843in" svg:x="6.1815in" svg:y="1.7244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560" draw:text-style-name="P25" svg:width="0.0461in" svg:height="0.0823in" svg:x="6.2795in" svg:y="1.7244in" svg:viewBox="0 0 118 210" svg:d="M0 210v-205h32v31c9-15 17-25 24-29 7-5 15-7 24-7 13 0 26 4 38 11l-12 32c-9-5-18-7-27-7-8 0-15 1-22 6-6 5-11 11-14 20-4 12-6 26-6 40v108z"><text:p/></draw:path><draw:path draw:style-name="gr561" draw:text-style-name="P25" svg:width="0.0795in" svg:height="0.0807in" svg:x="5.9874in" svg:y="1.9008in" svg:viewBox="0 0 203 206" svg:d="M0 206l80-106-75-100h45l35 50c7 9 12 16 16 22 6-8 12-17 16-23l37-49h45l-75 100 79 106h-45l-44-64-11-14-58 78z"><text:p/></draw:path><draw:path draw:style-name="gr562" draw:text-style-name="P25" svg:width="0.0772in" svg:height="0.1134in" svg:x="6.0744in" svg:y="1.8701in" svg:viewBox="0 0 197 289" svg:d="M0 210l38-4c4 19 11 33 22 41 10 8 22 13 37 13 18 0 32-6 44-17s18-25 18-42c0-16-6-29-17-39s-25-15-41-15c-7 0-16 1-27 4l4-31c3 0 5 0 6 0 16 0 29-4 41-11 12-8 18-20 18-36 0-12-5-23-14-32-9-8-20-12-34-12s-26 5-36 13c-9 9-15 21-18 38l-38-7c5-23 15-41 31-54 16-12 36-19 60-19 16 0 30 4 44 10 14 7 25 15 32 27s11 24 11 37c0 12-4 23-11 33s-17 18-31 24c18 4 32 12 43 24 10 12 15 27 15 45 0 25-10 46-29 64-19 17-43 25-72 25-26 0-48-7-66-21-18-15-28-34-30-58z"><text:p/></draw:path></draw:g><draw:path draw:style-name="gr563" draw:text-style-name="P26" svg:width="0.9331in" svg:height="0in" svg:x="4.7913in" svg:y="1.8713in" svg:viewBox="0 0 2371 0" svg:d="M0 0c791 0 1580 0 2371 0"><text:p/></draw:path><draw:g draw:style-name="gr2"><draw:path draw:style-name="gr564" draw:text-style-name="P25" svg:width="0.6839in" svg:height="0.6425in" svg:x="5.5382in" svg:y="0.0004in" svg:viewBox="0 0 1738 1633" svg:d="M0 1633c0-544 0-1089 0-1633 579 0 1159 0 1738 0 0 544 0 1089 0 1633-579 0-1159 0-1738 0z"><text:p/></draw:path><draw:path draw:style-name="gr565" draw:text-style-name="P25" svg:width="0.0902in" svg:height="0.111in" svg:x="5.6201in" svg:y="0.089in" svg:viewBox="0 0 230 283" svg:d="M0 283v-283h114c19 0 35 1 45 3 15 2 28 6 38 13 10 6 18 16 24 27 6 12 9 25 9 39 0 25-8 44-25 61-16 17-46 25-88 25h-77v115zM40 135h77c26 0 45-5 56-13 11-10 16-23 16-39 0-12-3-21-10-30-6-8-14-14-25-17-7-1-19-2-37-2h-77z"><text:p/></draw:path><draw:path draw:style-name="gr566" draw:text-style-name="P25" svg:width="0.0937in" svg:height="0.115in" svg:x="5.726in" svg:y="0.087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567" draw:text-style-name="P25" svg:width="0.1079in" svg:height="0.111in" svg:x="5.8772in" svg:y="0.089in" svg:viewBox="0 0 275 283" svg:d="M116 283l-116-283h42l78 206c6 17 12 32 16 47 5-16 10-32 16-47l82-206h41l-118 283z"><text:p/></draw:path><draw:path draw:style-name="gr568" draw:text-style-name="P25" svg:width="0.0795in" svg:height="0.0843in" svg:x="5.9827in" svg:y="0.1177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569" draw:text-style-name="P25" svg:width="0.0142in" svg:height="0.111in" svg:x="6.0807in" svg:y="0.089in" svg:viewBox="0 0 37 283" svg:d="M0 283c0-94 0-189 0-283 12 0 25 0 37 0 0 94 0 189 0 283-12 0-25 0-37 0z"><text:p/></draw:path><draw:path draw:style-name="gr570" draw:text-style-name="P25" svg:width="0.0417in" svg:height="0.1102in" svg:x="6.1094in" svg:y="0.0909in" svg:viewBox="0 0 107 281" svg:d="M102 246l5 31c-10 2-20 4-28 4-14 0-24-3-32-7-7-4-12-9-15-16-3-6-5-19-5-41v-118h-27v-27h27v-51l37-21v72h38v27h-38v119c0 10 1 17 2 20 1 2 3 4 7 6 3 2 7 3 12 3s10 0 17-1z"><text:p/></draw:path><draw:path draw:style-name="gr571" draw:text-style-name="P25" svg:width="0.0937in" svg:height="0.115in" svg:x="5.6512in" svg:y="0.2614in" svg:viewBox="0 0 239 293" svg:d="M0 196l38-2c2 14 6 26 12 34 7 10 17 17 31 23 13 5 29 8 45 8 15 0 28-2 40-6 11-4 20-11 26-18 5-8 8-15 8-24s-3-16-8-23-14-12-27-17c-8-3-26-7-52-14-28-5-48-12-59-17-14-7-25-16-32-27-7-10-11-21-11-34 0-15 4-28 13-41s21-22 38-29c17-6 35-9 54-9 23 0 43 4 60 10 17 7 30 17 39 30s14 27 15 44l-38 3c-2-18-9-31-21-40s-29-13-53-13c-23 0-40 3-51 12-11 8-17 19-17 30 0 10 4 18 12 25 7 7 28 13 59 21 33 6 55 12 67 17 17 8 30 17 39 29 8 12 12 25 12 41 0 15-5 29-14 42s-22 23-39 31c-18 7-37 11-58 11-27 0-50-4-68-11-18-8-33-19-43-34-11-15-16-33-17-52z"><text:p/></draw:path><draw:path draw:style-name="gr572" draw:text-style-name="P25" svg:width="0.0787in" svg:height="0.0843in" svg:x="5.761in" svg:y="0.2921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573" draw:text-style-name="P25" svg:width="0.0689in" svg:height="0.0823in" svg:x="5.8594in" svg:y="0.2921in" svg:viewBox="0 0 176 210" svg:d="M0 210v-205h33v29c16-23 39-34 69-34 13 0 25 2 36 7 11 4 19 10 24 17 6 8 10 16 12 26 1 6 2 17 2 34v126h-38v-125c0-14-1-25-4-32s-8-13-15-17-15-6-25-6c-15 0-29 5-40 14s-17 27-17 54v112z"><text:p/></draw:path><draw:path draw:style-name="gr574" draw:text-style-name="P25" svg:width="0.0709in" svg:height="0.0843in" svg:x="5.9465in" svg:y="0.2921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575" draw:text-style-name="P25" svg:width="0.0787in" svg:height="0.0843in" svg:x="6.0295in" svg:y="0.2921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576" draw:text-style-name="P25" svg:width="0.0795in" svg:height="0.0807in" svg:x="5.7941in" svg:y="0.4685in" svg:viewBox="0 0 203 206" svg:d="M0 206l80-106-75-100h45l35 50c7 9 12 16 16 22 6-8 12-17 16-23l37-49h45l-75 100 79 106h-45l-44-64-11-14-58 78z"><text:p/></draw:path><draw:path draw:style-name="gr577" draw:text-style-name="P25" svg:width="0.0823in" svg:height="0.111in" svg:x="5.876in" svg:y="0.4382in" svg:viewBox="0 0 210 283" svg:d="M132 283c0-22 0-45 0-68-43 0-88 0-132 0 0-10 0-21 0-32 47-60 94-122 140-183 10 0 19 0 29 0 0 61 0 123 0 183 14 0 27 0 41 0 0 11 0 22 0 32-14 0-27 0-41 0 0 23 0 46 0 68-12 0-25 0-37 0zM132 183c0-42 0-84 0-126-31 42-63 84-95 126 32 0 64 0 95 0z"><text:p/></draw:path></draw:g><draw:g draw:style-name="gr2"><draw:path draw:style-name="gr578" draw:text-style-name="P26" svg:width="0.8705in" svg:height="0.7012in" svg:x="4.7913in" svg:y="0.6437in" svg:viewBox="0 0 2212 1782" svg:d="M0 1782c738-594 1475-1188 2212-1782"><text:p/></draw:path><draw:path draw:style-name="gr579" draw:text-style-name="P26" svg:width="0.0843in" svg:height="0.0815in" svg:x="5.0925in" svg:y="0.9661in" svg:viewBox="0 0 215 208" svg:d="M74 208l-74-189 23-19 192 94-23 18-56-30-64 53 23 56zM63 114l52-42-52-26c-15-9-28-16-38-22 6 12 12 23 17 34z"><text:p/></draw:path><draw:path draw:style-name="gr580" draw:text-style-name="P26" svg:width="0.0866in" svg:height="0.0835in" svg:x="5.1339in" svg:y="0.913in" svg:viewBox="0 0 221 213" svg:d="M130 213l-130-144 53-42c11-9 21-16 29-20 10-4 21-7 31-7 13 0 27 4 40 10 13 7 25 16 37 29 10 12 18 22 23 33 5 10 7 20 8 29 1 8 0 17-2 24s-6 14-11 22c-6 7-13 15-23 21zM135 180l33-27c10-8 17-15 21-21 4-7 7-12 7-19 1-8-1-17-5-27-5-9-12-20-22-31-13-15-27-24-39-28-13-4-23-4-33-1-7 3-17 9-29 18l-32 26z"><text:p/></draw:path><draw:path draw:style-name="gr581" draw:text-style-name="P26" svg:width="0.0787in" svg:height="0.0752in" svg:x="5.2055in" svg:y="0.8622in" svg:viewBox="0 0 201 192" svg:d="M165 80l25-12c10 19 13 38 10 55-4 17-14 31-30 45-16 13-33 21-49 23s-32-1-49-8c-16-8-31-18-43-32-14-15-22-30-27-46-4-16-3-32 3-46 6-15 16-28 30-38 15-13 31-20 48-21 18-1 34 4 51 14l-17 21c-13-8-25-11-36-11-11 1-21 6-32 14-11 10-19 20-22 31-3 12-2 24 2 35 5 11 12 21 20 31 11 11 23 20 35 26s24 8 36 6 23-7 33-14c11-10 18-21 21-33 2-12-1-26-9-40z"><text:p/></draw:path></draw:g><draw:g draw:style-name="gr2"><draw:path draw:style-name="gr582" draw:text-style-name="P25" svg:width="0.9827in" svg:height="0.5843in" svg:x="5.289in" svg:y="3.0406in" svg:viewBox="0 0 2497 1485" svg:d="M0 1485c0-495 0-990 0-1485 832 0 1665 0 2497 0 0 495 0 990 0 1485-832 0-1665 0-2497 0z"><text:p/></draw:path><draw:path draw:style-name="gr583" draw:text-style-name="P25" svg:width="0.0878in" svg:height="0.111in" svg:x="5.4059in" svg:y="3.187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584" draw:text-style-name="P25" svg:width="0.0795in" svg:height="0.0807in" svg:x="5.5047in" svg:y="3.2177in" svg:viewBox="0 0 203 206" svg:d="M0 206l80-106-75-100h45l35 50c7 9 12 16 16 22 6-8 12-17 16-23l37-49h45l-75 100 79 106h-45l-44-64-11-14-58 78z"><text:p/></draw:path><draw:path draw:style-name="gr585" draw:text-style-name="P25" svg:width="0.0744in" svg:height="0.1134in" svg:x="5.5953in" svg:y="3.2157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586" draw:text-style-name="P25" svg:width="0.0791in" svg:height="0.0843in" svg:x="5.6835in" svg:y="3.2157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587" draw:text-style-name="P25" svg:width="0.0689in" svg:height="0.0823in" svg:x="5.7819in" svg:y="3.2157in" svg:viewBox="0 0 176 210" svg:d="M0 210v-205h33v29c16-23 39-34 69-34 13 0 25 2 36 7 11 4 19 10 24 17 6 8 10 16 12 26 1 6 2 17 2 34v126h-38v-125c0-14-1-25-4-32s-8-13-15-17-15-6-25-6c-15 0-29 5-40 14s-17 27-17 54v112z"><text:p/></draw:path><draw:path draw:style-name="gr588" draw:text-style-name="P25" svg:width="0.0709in" svg:height="0.0843in" svg:x="5.8689in" svg:y="3.2157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589" draw:text-style-name="P25" svg:width="0.0142in" svg:height="0.111in" svg:x="5.9579in" svg:y="3.187in" svg:viewBox="0 0 37 283" svg:d="M0 39c0-13 0-26 0-39 12 0 25 0 37 0 0 13 0 26 0 39-12 0-25 0-37 0zM0 283c0-68 0-137 0-205 12 0 25 0 37 0 0 68 0 137 0 205-12 0-25 0-37 0z"><text:p/></draw:path><draw:path draw:style-name="gr590" draw:text-style-name="P25" svg:width="0.0795in" svg:height="0.0843in" svg:x="5.9886in" svg:y="3.2157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591" draw:text-style-name="P25" svg:width="0.0689in" svg:height="0.0823in" svg:x="6.0874in" svg:y="3.2157in" svg:viewBox="0 0 176 210" svg:d="M0 210v-205h33v29c16-23 39-34 69-34 13 0 25 2 36 7 11 4 19 10 24 17 6 8 10 16 12 26 1 6 2 17 2 34v126h-38v-125c0-14-1-25-4-32s-8-13-15-17-15-6-25-6c-15 0-29 5-40 14s-17 27-17 54v112z"><text:p/></draw:path><draw:path draw:style-name="gr592" draw:text-style-name="P25" svg:width="0.0925in" svg:height="0.111in" svg:x="5.5209in" svg:y="3.3618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593" draw:text-style-name="P25" svg:width="0.0787in" svg:height="0.0843in" svg:x="5.6331in" svg:y="3.3902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594" draw:text-style-name="P25" svg:width="0.0791in" svg:height="0.0843in" svg:x="5.726in" svg:y="3.3902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595" draw:text-style-name="P25" svg:width="0.0744in" svg:height="0.113in" svg:x="5.8185in" svg:y="3.3618in" svg:viewBox="0 0 190 288" svg:d="M155 283v-26c-14 21-34 31-60 31-18 0-34-5-49-14-14-8-26-21-34-37s-12-35-12-56 4-40 11-57c7-15 18-29 33-38 15-8 31-13 49-13 13 0 24 3 35 7 10 6 19 13 25 21v-101h37v283zM38 181c0 26 6 45 18 58 12 14 26 20 42 20s29-6 41-19c11-12 17-31 17-57 0-28-6-48-17-61-12-13-25-20-43-20-16 0-30 7-41 19-11 13-17 32-17 60z"><text:p/></draw:path><draw:path draw:style-name="gr596" draw:text-style-name="P25" svg:width="0.0787in" svg:height="0.0843in" svg:x="5.9118in" svg:y="3.3902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597" draw:text-style-name="P25" svg:width="0.0461in" svg:height="0.0823in" svg:x="6.0094in" svg:y="3.3902in" svg:viewBox="0 0 118 210" svg:d="M0 210v-205h32v31c9-15 17-25 24-29 7-5 15-7 24-7 13 0 26 4 38 11l-12 32c-9-5-18-7-27-7-8 0-15 1-22 6-6 5-11 11-14 20-4 12-6 26-6 40v108z"><text:p/></draw:path></draw:g><draw:g draw:style-name="gr2"><draw:path draw:style-name="gr598" draw:text-style-name="P26" svg:width="0.4976in" svg:height="0.2921in" svg:x="4.7909in" svg:y="2.748in" svg:viewBox="0 0 1265 743" svg:d="M0 0c421 248 843 495 1265 743"><text:p/></draw:path><draw:path draw:style-name="gr599" draw:text-style-name="P26" svg:width="0.0791in" svg:height="0.0783in" svg:x="4.8732in" svg:y="2.7098in" svg:viewBox="0 0 202 200" svg:d="M93 117l13-19 71 42-39 59c-17 2-32 1-47-1-14-3-28-8-40-15-17-10-30-22-39-37s-13-31-12-47c2-17 8-33 18-49 11-15 24-27 40-37s32-14 50-13c17 1 34 7 50 17 13 7 22 16 30 25 7 10 12 20 13 29 1 11-1 22-5 35l-25-8c3-9 4-17 4-24-1-7-4-14-9-21-5-6-12-13-20-17-10-7-20-11-29-12-10-1-19 0-26 1-8 2-15 5-21 10-11 7-21 17-28 28-10 14-15 27-16 40-1 12 2 23 8 35 7 10 16 18 28 25 9 6 20 9 32 11 11 2 21 2 28 1l20-29z"><text:p/></draw:path><draw:path draw:style-name="gr600" draw:text-style-name="P26" svg:width="0.0835in" svg:height="0.0681in" svg:x="4.9354in" svg:y="2.7421in" svg:viewBox="0 0 213 174" svg:d="M0 160l107-160 63 37c11 7 19 13 24 17 8 6 13 12 16 20 3 6 4 14 3 23s-4 17-9 25c-9 14-21 22-37 27-15 3-35-1-58-15l-43-25-43 65zM79 90l43 25c14 8 26 12 35 10 10-2 17-7 24-16 4-7 6-14 6-20-1-7-3-13-8-18-3-3-10-7-20-13l-43-25z"><text:p/></draw:path><draw:path draw:style-name="gr601" draw:text-style-name="P26" svg:width="0.0504in" svg:height="0.0681in" svg:x="4.9996in" svg:y="2.7795in" svg:viewBox="0 0 129 174" svg:d="M0 160c36-53 71-107 107-160 8 5 14 9 22 13-35 53-70 108-106 161-8-5-15-9-23-14z"><text:p/></draw:path><draw:path draw:style-name="gr602" draw:text-style-name="P26" svg:width="0.0783in" svg:height="0.0764in" svg:x="5.0358in" svg:y="2.8051in" svg:viewBox="0 0 200 195" svg:d="M17 52c17-27 38-43 64-49 25-7 50-2 74 12 16 9 28 21 35 36 8 14 12 30 10 45-2 17-8 33-19 49-11 17-24 29-39 38-16 8-32 13-49 12-18-1-34-7-49-15-16-10-27-22-34-37-8-14-11-30-9-46 1-16 7-31 16-45zM39 66c-13 18-16 36-13 54 4 18 14 31 31 41 17 9 35 12 53 8 19-4 35-16 48-37 9-13 14-25 16-37 1-14-1-25-6-35-6-10-14-20-26-26-16-10-33-12-52-10-18 4-35 17-51 42z"><text:p/></draw:path><draw:path draw:style-name="gr603" draw:text-style-name="P26" svg:width="0.0209in" svg:height="0.0217in" svg:x="5.0933in" svg:y="2.8925in" svg:viewBox="0 0 54 56" svg:d="M16 22l14-22 24 14-15 22c-5 8-11 14-17 17s-14 4-22 3v-11c5 1 10 0 14-3 4-2 9-6 13-13z"><text:p/></draw:path><draw:path draw:style-name="gr604" draw:text-style-name="P26" svg:width="0.0768in" svg:height="0.0846in" svg:x="4.7039in" svg:y="2.7591in" svg:viewBox="0 0 196 216" svg:d="M0 123l171-123 25 15-38 201-25-16 13-59-72-43-50 39zM92 85l59 35 11-55c4-17 7-30 10-41-9 9-19 17-30 26z"><text:p/></draw:path><draw:path draw:style-name="gr605" draw:text-style-name="P26" svg:width="0.0843in" svg:height="0.0835in" svg:x="4.7756in" svg:y="2.7858in" svg:viewBox="0 0 215 213" svg:d="M0 160l107-160 58 35c13 7 23 14 29 19 8 8 14 17 17 26 4 13 5 26 2 40-3 13-10 27-19 42-8 12-17 21-26 29-10 8-19 14-27 17-9 3-18 5-26 5-7 0-15-1-24-3-10-3-19-8-30-14zM36 154l36 22c11 6 21 10 28 12 8 2 15 2 20 1 9-2 18-7 26-13 9-7 17-16 25-28 11-17 17-31 17-44 0-12-3-23-9-30-5-6-14-13-27-21l-36-20z"><text:p/></draw:path><draw:path draw:style-name="gr606" draw:text-style-name="P26" svg:width="0.0764in" svg:height="0.0756in" svg:x="4.8528in" svg:y="2.8358in" svg:viewBox="0 0 195 193" svg:d="M134 150l19 19c-16 14-34 22-52 24-19 2-37-2-55-13-19-11-32-23-39-37-6-14-9-29-6-46 3-16 9-33 20-48 11-17 24-29 39-38 15-8 31-12 48-11s33 6 48 15c16 10 28 23 34 38 6 14 6 31 1 48l-26-8c4-14 3-26-1-35-4-10-11-18-22-24-13-9-26-11-39-11-12 1-24 4-34 13-10 7-18 16-25 26-9 14-15 27-17 39-3 12-1 24 5 34s14 19 24 25c13 8 26 10 40 9 13-1 26-8 38-19z"><text:p/></draw:path><draw:path draw:style-name="gr607" draw:text-style-name="P26" svg:width="0.0209in" svg:height="0.0217in" svg:x="4.9047in" svg:y="2.9201in" svg:viewBox="0 0 54 56" svg:d="M16 22l14-22 24 14-15 22c-5 8-11 14-17 17s-14 4-22 3v-11c5 1 10 0 14-3 4-2 9-6 13-13z"><text:p/></draw:path><draw:path draw:style-name="gr608" draw:text-style-name="P26" svg:width="0.0744in" svg:height="0.0768in" svg:x="4.9701in" svg:y="2.9039in" svg:viewBox="0 0 190 196" svg:d="M10 85l22 10c-4 10-6 17-6 25 0 7 3 15 9 22 5 8 13 14 22 20 9 5 17 8 25 9 8 2 15 1 21-1 6-3 11-5 13-11 3-5 5-9 4-15 0-6-3-12-8-19-3-3-11-12-24-24s-21-22-25-29c-6-9-9-18-9-26 0-9 2-16 7-24 6-7 13-14 23-17 9-5 20-6 31-4s23 6 34 13c13 7 23 15 30 25s11 19 11 29c0 11-3 21-8 30l-24-12c5-10 7-20 3-29-3-8-11-17-23-23-14-9-24-12-33-11s-16 5-20 12c-4 5-5 12-3 17 2 7 10 17 25 31 14 14 24 25 29 32 8 10 11 20 12 29 0 9-2 19-8 27-6 9-14 15-24 20-9 4-20 5-33 4-12-1-25-6-37-13-15-9-27-18-34-29-8-10-12-21-12-33s3-24 10-35z"><text:p/></draw:path><draw:path draw:style-name="gr609" draw:text-style-name="P26" svg:width="0.0835in" svg:height="0.0681in" svg:x="5.0272in" svg:y="2.9335in" svg:viewBox="0 0 213 174" svg:d="M0 160l107-160 63 37c11 7 19 13 24 17 8 6 13 12 16 20 3 6 4 14 3 23s-4 17-9 25c-9 14-21 22-37 27-15 3-35-1-58-15l-43-25-43 65zM79 90l43 25c14 8 26 12 35 10 10-2 17-7 24-16 4-7 6-14 6-20-1-7-3-13-8-18-3-3-10-7-20-13l-43-25z"><text:p/></draw:path><draw:path draw:style-name="gr610" draw:text-style-name="P26" svg:width="0.0504in" svg:height="0.0681in" svg:x="5.0909in" svg:y="2.9717in" svg:viewBox="0 0 129 174" svg:d="M0 160c36-53 71-107 107-160 8 5 14 9 22 13-35 53-70 108-106 161-8-5-15-9-23-14z"><text:p/></draw:path></draw:g><draw:g draw:style-name="gr2"><draw:path draw:style-name="gr611" draw:text-style-name="P26" svg:width="0.1866in" svg:height="0.7012in" svg:x="3.4846in" svg:y="0.6437in" svg:viewBox="0 0 475 1782" svg:d="M0 0c158 594 317 1188 475 1782"><text:p/></draw:path><draw:path draw:style-name="gr612" draw:text-style-name="P26" svg:width="0.0811in" svg:height="0.0717in" svg:x="3.5906in" svg:y="0.9071in" svg:viewBox="0 0 207 183" svg:d="M78 4c31-7 59-5 82 7 22 12 37 31 44 57 5 17 4 33-1 49-5 15-14 28-27 39-14 10-30 18-50 22-20 5-37 6-55 2-17-3-32-12-44-24-12-11-19-25-24-41-4-18-4-34 1-50s15-29 28-39c14-10 29-18 46-22zM84 29c-23 5-39 16-50 31-10 15-12 31-8 49 5 19 16 32 33 40 16 10 36 11 61 5 16-4 28-9 39-17 10-8 17-18 21-29s4-22 1-35c-5-17-15-30-31-41-15-9-38-10-66-3z"><text:p/></draw:path><draw:path draw:style-name="gr613" draw:text-style-name="P26" svg:width="0.0815in" svg:height="0.0689in" svg:x="3.6106in" svg:y="0.9858in" svg:viewBox="0 0 208 176" svg:d="M89 150v26c-22 0-40-6-55-16-15-11-25-26-30-45-5-21-5-37 0-51 5-15 15-28 29-38 15-10 31-18 49-22 20-5 39-5 56-1 17 3 32 11 43 22 11 12 19 26 24 42 5 18 4 35-3 50s-19 27-35 36l-13-23c13-8 22-16 26-26s4-20 1-33c-4-14-10-24-20-33-10-7-21-12-34-13s-26 0-38 3c-17 5-30 10-40 18-11 7-18 16-22 27-3 11-3 22 0 34 3 14 11 25 21 32 10 8 24 12 41 11z"><text:p/></draw:path></draw:g><draw:g draw:style-name="gr2"><draw:path draw:style-name="gr614" draw:text-style-name="P27" svg:width="0.9579in" svg:height="0.6425in" svg:x="5.9114in" svg:y="3.8587in" svg:viewBox="0 0 2434 1633" svg:d="M0 1633c0-544 0-1089 0-1633 811 0 1623 0 2434 0 0 544 0 1089 0 1633-811 0-1623 0-2434 0z"><text:p/></draw:path><draw:path draw:style-name="gr615" draw:text-style-name="P27" svg:width="0.0736in" svg:height="0.111in" svg:x="6.1354in" svg:y="3.9472in" svg:viewBox="0 0 188 283" svg:d="M0 283c0-94 0-189 0-283 13 0 27 0 40 0 0 83 0 167 0 250 50 0 98 0 148 0 0 11 0 22 0 33-63 0-125 0-188 0z"><text:p/></draw:path><draw:path draw:style-name="gr616" draw:text-style-name="P27" svg:width="0.0787in" svg:height="0.0843in" svg:x="6.2224in" svg:y="3.976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617" draw:text-style-name="P27" svg:width="0.0752in" svg:height="0.1154in" svg:x="6.315in" svg:y="3.976in" svg:viewBox="0 0 192 294" svg:d="M7 226l37 5c2 11 6 19 13 23 9 7 21 11 37 11 18 0 30-3 39-10 10-6 16-15 19-26 2-7 3-21 3-44-16 17-37 25-60 25-30 0-54-10-70-30-17-21-25-45-25-73 0-20 4-39 11-55 8-16 19-30 34-38 14-9 31-14 51-14 25 0 46 10 63 30v-25h33v177c0 32-3 55-10 69-7 13-18 23-34 32-15 7-33 11-54 11-26 0-48-6-64-17s-24-28-23-51zM38 104c0 27 6 47 17 59 12 12 26 18 43 18s31-6 43-18c11-12 17-32 17-58 0-25-6-44-18-57-12-12-25-19-42-19s-31 7-43 19c-11 13-17 32-17 56z"><text:p/></draw:path><draw:path draw:style-name="gr618" draw:text-style-name="P27" svg:width="0.0791in" svg:height="0.0843in" svg:x="6.4067in" svg:y="3.976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619" draw:text-style-name="P27" svg:width="0.0748in" svg:height="0.0843in" svg:x="6.5in" svg:y="3.976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620" draw:text-style-name="P27" svg:width="0.0783in" svg:height="0.1134in" svg:x="6.5795in" svg:y="3.978in" svg:viewBox="0 0 200 289" svg:d="M20 284l-5-31c8 1 15 2 22 2 8 0 15-1 20-3 5-3 9-7 12-12 2-2 6-12 12-25 0-3 1-5 3-9l-84-206h40l46 119c6 15 11 31 16 47 4-15 9-30 14-45l47-121h37l-82 210c-8 22-15 38-20 46-7 12-15 20-23 25-9 5-19 8-31 8-7 0-15-2-24-5z"><text:p/></draw:path><draw:path draw:style-name="gr621" draw:text-style-name="P27" svg:width="0.0736in" svg:height="0.111in" svg:x="6.2366in" svg:y="4.1217in" svg:viewBox="0 0 188 283" svg:d="M0 283c0-94 0-189 0-283 13 0 27 0 40 0 0 83 0 167 0 250 50 0 98 0 148 0 0 11 0 22 0 33-63 0-125 0-188 0z"><text:p/></draw:path><draw:path draw:style-name="gr622" draw:text-style-name="P27" svg:width="0.1043in" svg:height="0.115in" svg:x="6.3256in" svg:y="4.1201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623" draw:text-style-name="P27" svg:width="0.0972in" svg:height="0.111in" svg:x="6.45in" svg:y="4.1217in" svg:viewBox="0 0 248 283" svg:d="M0 283v-283h104c22 0 40 1 52 4 18 3 32 11 45 20 15 13 27 29 35 49s12 42 12 67c0 22-3 41-8 57-5 17-12 31-21 42-8 11-17 19-27 26-10 5-22 10-36 14-14 3-30 4-47 4zM40 250h64c19 0 35-2 46-6 11-3 20-8 27-14 9-9 17-20 22-35 5-16 8-34 8-56 0-29-5-52-16-68-10-16-22-26-37-32-11-3-28-5-51-5h-63z"><text:p/></draw:path><draw:path draw:style-name="gr624" draw:text-style-name="P27" svg:width="0.1043in" svg:height="0.115in" svg:x="6.039in" svg:y="4.2945in" svg:viewBox="0 0 266 293" svg:d="M225 189l41 9c-8 31-23 55-45 70-22 16-49 25-80 25-32 0-58-7-78-19-21-12-36-30-47-54s-16-49-16-76c0-29 6-55 18-77s29-39 51-50c23-11 46-17 73-17 30 0 55 7 76 22 21 14 35 34 43 60l-39 9c-7-21-17-36-31-45-13-10-30-14-50-14-23 0-42 5-57 16-16 10-27 24-33 42-7 18-10 35-10 54 0 24 4 45 11 64 8 17 19 31 35 40 16 8 32 13 50 13 22 0 41-6 57-18 15-12 26-31 31-54z"><text:p/></draw:path><draw:path draw:style-name="gr625" draw:text-style-name="P27" svg:width="0.0795in" svg:height="0.0843in" svg:x="6.1555in" svg:y="4.3252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626" draw:text-style-name="P27" svg:width="0.0689in" svg:height="0.0823in" svg:x="6.2543in" svg:y="4.3252in" svg:viewBox="0 0 176 210" svg:d="M0 210v-205h33v29c16-23 39-34 69-34 13 0 25 2 36 7 11 4 19 10 24 17 6 8 10 16 12 26 1 6 2 17 2 34v126h-38v-125c0-14-1-25-4-32s-8-13-15-17-15-6-25-6c-15 0-29 5-40 14s-17 27-17 54v112z"><text:p/></draw:path><draw:path draw:style-name="gr627" draw:text-style-name="P27" svg:width="0.0417in" svg:height="0.1102in" svg:x="6.3386in" svg:y="4.2984in" svg:viewBox="0 0 107 281" svg:d="M102 246l5 31c-10 2-20 4-28 4-14 0-24-3-32-7-7-4-12-9-15-16-3-6-5-19-5-41v-118h-27v-27h27v-51l37-21v72h38v27h-38v119c0 10 1 17 2 20 1 2 3 4 7 6 3 2 7 3 12 3s10 0 17-1z"><text:p/></draw:path><draw:path draw:style-name="gr628" draw:text-style-name="P27" svg:width="0.0461in" svg:height="0.0823in" svg:x="6.3929in" svg:y="4.3252in" svg:viewBox="0 0 118 210" svg:d="M0 210v-205h32v31c9-15 17-25 24-29 7-5 15-7 24-7 13 0 26 4 38 11l-12 32c-9-5-18-7-27-7-8 0-15 1-22 6-6 5-11 11-14 20-4 12-6 26-6 40v108z"><text:p/></draw:path><draw:path draw:style-name="gr629" draw:text-style-name="P27" svg:width="0.0795in" svg:height="0.0843in" svg:x="6.4425in" svg:y="4.3252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630" draw:text-style-name="P27" svg:width="0.0142in" svg:height="0.111in" svg:x="6.5406in" svg:y="4.2965in" svg:viewBox="0 0 37 283" svg:d="M0 283c0-94 0-189 0-283 12 0 25 0 37 0 0 94 0 189 0 283-12 0-25 0-37 0z"><text:p/></draw:path><draw:path draw:style-name="gr631" draw:text-style-name="P27" svg:width="0.0142in" svg:height="0.111in" svg:x="6.5772in" svg:y="4.2965in" svg:viewBox="0 0 37 283" svg:d="M0 283c0-94 0-189 0-283 12 0 25 0 37 0 0 94 0 189 0 283-12 0-25 0-37 0z"><text:p/></draw:path><draw:path draw:style-name="gr632" draw:text-style-name="P27" svg:width="0.0787in" svg:height="0.0843in" svg:x="6.6091in" svg:y="4.3252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633" draw:text-style-name="P27" svg:width="0.0461in" svg:height="0.0823in" svg:x="6.7067in" svg:y="4.3252in" svg:viewBox="0 0 118 210" svg:d="M0 210v-205h32v31c9-15 17-25 24-29 7-5 15-7 24-7 13 0 26 4 38 11l-12 32c-9-5-18-7-27-7-8 0-15 1-22 6-6 5-11 11-14 20-4 12-6 26-6 40v108z"><text:p/></draw:path></draw:g><draw:g draw:style-name="gr2"><draw:path draw:style-name="gr634" draw:text-style-name="P27" svg:width="0.8709in" svg:height="0.6425in" svg:x="4.7909in" svg:y="3.8587in" svg:viewBox="0 0 2213 1633" svg:d="M0 1633c0-544 0-1089 0-1633 738 0 1476 0 2213 0 0 544 0 1089 0 1633-737 0-1475 0-2213 0z"><text:p/></draw:path><draw:path draw:style-name="gr635" draw:text-style-name="P27" svg:width="0.0925in" svg:height="0.111in" svg:x="4.987in" svg:y="3.9472in" svg:viewBox="0 0 236 283" svg:d="M0 283c0-94 0-189 0-283 13 0 27 0 40 0 0 38 0 78 0 116 52 0 104 0 156 0 0-38 0-78 0-116 13 0 27 0 40 0 0 94 0 189 0 283-13 0-27 0-40 0 0-44 0-88 0-133-52 0-104 0-156 0 0 45 0 89 0 133-13 0-27 0-40 0z"><text:p/></draw:path><draw:path draw:style-name="gr636" draw:text-style-name="P27" svg:width="0.0142in" svg:height="0.111in" svg:x="5.1047in" svg:y="3.9472in" svg:viewBox="0 0 37 283" svg:d="M0 39c0-13 0-26 0-39 12 0 25 0 37 0 0 13 0 26 0 39-12 0-25 0-37 0zM0 283c0-68 0-137 0-205 12 0 25 0 37 0 0 68 0 137 0 205-12 0-25 0-37 0z"><text:p/></draw:path><draw:path draw:style-name="gr637" draw:text-style-name="P27" svg:width="0.0449in" svg:height="0.0134in" svg:x="5.135in" svg:y="4.0118in" svg:viewBox="0 0 115 35" svg:d="M0 35c0-12 0-24 0-35 38 0 77 0 115 0 0 11 0 23 0 35-38 0-77 0-115 0z"><text:p/></draw:path><draw:path draw:style-name="gr638" draw:text-style-name="P27" svg:width="0.1035in" svg:height="0.111in" svg:x="5.198in" svg:y="3.9472in" svg:viewBox="0 0 264 283" svg:d="M0 283v-283h133c27 0 47 3 61 7 14 6 25 15 33 28 9 13 13 27 13 43 0 19-7 36-21 50s-35 23-64 26c11 5 19 10 24 14 12 11 23 23 33 38l52 77h-49l-40-58c-12-17-22-30-29-40-8-9-14-15-20-18-6-4-11-7-18-9-4-1-11-1-22-1h-46v126zM40 123h85c18 0 32-1 42-5 11-3 19-9 24-17 5-7 8-16 8-24 0-14-5-25-16-33-10-8-26-13-49-13h-94z"><text:p/></draw:path><draw:path draw:style-name="gr639" draw:text-style-name="P27" svg:width="0.0787in" svg:height="0.0843in" svg:x="5.3098in" svg:y="3.976in" svg:viewBox="0 0 201 215" svg:d="M163 144l37 5c-6 20-17 37-34 48-16 13-37 18-62 18-32 0-57-9-76-28s-28-44-28-78 9-61 28-80c19-20 44-29 74-29 29 0 53 9 71 28 19 19 28 46 28 80 0 1 0 5 0 9h-163c1 22 8 39 21 51 12 13 28 18 46 18 13 0 25-4 34-10 10-7 18-17 24-32zM39 88h124c-2-17-6-30-14-39-12-13-28-20-46-20s-32 6-44 16c-12 11-19 25-20 43z"><text:p/></draw:path><draw:path draw:style-name="gr640" draw:text-style-name="P27" svg:width="0.0709in" svg:height="0.0843in" svg:x="5.4028in" svg:y="3.976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641" draw:text-style-name="P27" svg:width="0.0937in" svg:height="0.111in" svg:x="5.0772in" svg:y="4.1217in" svg:viewBox="0 0 239 283" svg:d="M100 283c0-83 0-166 0-249-33 0-67 0-100 0 0-12 0-23 0-34 80 0 159 0 239 0 0 11 0 22 0 34-33 0-67 0-100 0 0 83 0 166 0 249-13 0-26 0-39 0z"><text:p/></draw:path><draw:path draw:style-name="gr642" draw:text-style-name="P27" svg:width="0.0795in" svg:height="0.111in" svg:x="5.1894in" svg:y="4.1217in" svg:viewBox="0 0 203 283" svg:d="M0 283c0-94 0-189 0-283 68 0 135 0 203 0 0 11 0 22 0 34-55 0-108 0-163 0 0 29 0 58 0 87 47 0 94 0 141 0 0 11 0 22 0 33-47 0-94 0-141 0 0 43 0 86 0 129-13 0-27 0-40 0z"><text:p/></draw:path><draw:path draw:style-name="gr643" draw:text-style-name="P27" svg:width="0.0937in" svg:height="0.111in" svg:x="5.2815in" svg:y="4.1217in" svg:viewBox="0 0 239 283" svg:d="M100 283c0-83 0-166 0-249-33 0-67 0-100 0 0-12 0-23 0-34 80 0 159 0 239 0 0 11 0 22 0 34-33 0-67 0-100 0 0 83 0 166 0 249-13 0-26 0-39 0z"><text:p/></draw:path><draw:path draw:style-name="gr644" draw:text-style-name="P27" svg:width="0.1173in" svg:height="0.0807in" svg:x="4.9406in" svg:y="4.3268in" svg:viewBox="0 0 299 206" svg:d="M67 206l-67-206h39l35 119 12 44c1-2 5-16 12-42l33-121h38l33 120 10 39 13-40 38-119h36l-70 206h-38l-34-123-8-35-44 158z"><text:p/></draw:path><draw:path draw:style-name="gr645" draw:text-style-name="P27" svg:width="0.0457in" svg:height="0.115in" svg:x="5.0583in" svg:y="4.2945in" svg:viewBox="0 0 117 293" svg:d="M0 293c29-97 59-196 88-293 10 0 20 0 29 0-28 97-58 196-87 293-10 0-20 0-30 0z"><text:p/></draw:path><draw:path draw:style-name="gr646" draw:text-style-name="P27" svg:width="0.0417in" svg:height="0.1102in" svg:x="5.1075in" svg:y="4.2984in" svg:viewBox="0 0 107 281" svg:d="M102 246l5 31c-10 2-20 4-28 4-14 0-24-3-32-7-7-4-12-9-15-16-3-6-5-19-5-41v-118h-27v-27h27v-51l37-21v72h38v27h-38v119c0 10 1 17 2 20 1 2 3 4 7 6 3 2 7 3 12 3s10 0 17-1z"><text:p/></draw:path><draw:path draw:style-name="gr647" draw:text-style-name="P27" svg:width="0.0795in" svg:height="0.0843in" svg:x="5.1567in" svg:y="4.3252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648" draw:text-style-name="P27" svg:width="0.0697in" svg:height="0.0823in" svg:x="5.2547in" svg:y="4.3268in" svg:viewBox="0 0 178 210" svg:d="M145 206v-30c-17 23-40 34-69 34-13 0-26-1-37-6s-20-11-25-18c-6-7-9-16-12-26-1-7-2-18-2-33v-127h37v114c0 19 1 31 2 37 3 9 8 16 15 22 8 5 18 8 29 8s22-3 32-9c9-5 16-12 20-21 4-10 6-23 6-41v-110h37v206z"><text:p/></draw:path><draw:path draw:style-name="gr649" draw:text-style-name="P27" svg:width="0.0748in" svg:height="0.0843in" svg:x="5.3437in" svg:y="4.3252in" svg:viewBox="0 0 191 215" svg:d="M154 135l37 4c-4 24-14 42-31 57-16 13-37 19-60 19-30 0-54-9-72-28-19-18-28-44-28-78 0-23 4-43 12-59s20-29 36-38c16-8 33-12 52-12 23 0 43 6 58 17s25 28 29 48l-36 5c-3-14-10-24-18-31-9-6-19-10-31-10-19 0-35 7-46 19-12 13-18 32-18 60 0 27 6 47 17 59 11 13 26 19 45 19 14 0 25-4 35-12s16-22 19-39z"><text:p/></draw:path><draw:path draw:style-name="gr650" draw:text-style-name="P27" svg:width="0.0689in" svg:height="0.111in" svg:x="5.4311in" svg:y="4.2965in" svg:viewBox="0 0 176 283" svg:d="M0 283v-283h37v101c17-19 39-28 65-28 15 0 29 3 41 9s20 14 25 25 8 26 8 46v130h-37v-131c0-16-4-29-12-37s-18-12-33-12c-11 0-21 3-30 8-10 5-17 12-21 22-4 9-6 21-6 38v112z"><text:p/></draw:path></draw:g><draw:path draw:style-name="gr651" draw:text-style-name="P28" svg:width="0.1295in" svg:height="0.2398in" svg:x="5.476in" svg:y="3.6185in" svg:viewBox="0 0 330 610" svg:d="M330 0c-110 203-220 407-330 610"><text:p/></draw:path><draw:path draw:style-name="gr652" draw:text-style-name="P28" svg:width="0.1189in" svg:height="0.2398in" svg:x="5.9787in" svg:y="3.6185in" svg:viewBox="0 0 303 610" svg:d="M0 0c101 203 202 407 303 610"><text:p/></draw:path><draw:g draw:style-name="gr2"><draw:path draw:style-name="gr653" draw:text-style-name="P25" svg:width="0.8709in" svg:height="0.6425in" svg:x="5.7244in" svg:y="2.2803in" svg:viewBox="0 0 2213 1633" svg:d="M0 1633c0-544 0-1089 0-1633 738 0 1476 0 2213 0 0 544 0 1089 0 1633-737 0-1475 0-2213 0z"><text:p/></draw:path><draw:path draw:style-name="gr654" draw:text-style-name="P25" svg:width="0.0878in" svg:height="0.111in" svg:x="5.785in" svg:y="2.4559in" svg:viewBox="0 0 224 283" svg:d="M0 283c0-94 0-189 0-283 73 0 144 0 217 0 0 11 0 22 0 34-59 0-118 0-177 0 0 29 0 57 0 86 56 0 110 0 166 0 0 11 0 22 0 33-56 0-110 0-166 0 0 32 0 65 0 97 62 0 122 0 184 0 0 11 0 22 0 33-75 0-149 0-224 0z"><text:p/></draw:path><draw:path draw:style-name="gr655" draw:text-style-name="P25" svg:width="0.0795in" svg:height="0.0807in" svg:x="5.8843in" svg:y="2.4866in" svg:viewBox="0 0 203 206" svg:d="M0 206l80-106-75-100h45l35 50c7 9 12 16 16 22 6-8 12-17 16-23l37-49h45l-75 100 79 106h-45l-44-64-11-14-58 78z"><text:p/></draw:path><draw:path draw:style-name="gr656" draw:text-style-name="P25" svg:width="0.0744in" svg:height="0.1134in" svg:x="5.9748in" svg:y="2.4846in" svg:viewBox="0 0 190 289" svg:d="M0 289v-284h34v26c8-10 17-18 27-24 10-4 22-7 37-7 18 0 34 5 49 14 14 8 25 22 32 37 7 17 11 35 11 55 0 21-4 40-12 57s-20 30-35 39c-16 8-31 13-48 13-13 0-24-3-34-7-10-5-18-12-24-19v100zM33 109c0 26 6 45 17 58 12 13 26 19 42 19 17 0 30-6 42-19 12-14 18-34 18-61 0-26-6-46-17-59-12-13-25-20-41-20s-30 7-43 21c-12 14-18 34-18 61z"><text:p/></draw:path><draw:path draw:style-name="gr657" draw:text-style-name="P25" svg:width="0.0791in" svg:height="0.0843in" svg:x="6.063in" svg:y="2.4846in" svg:viewBox="0 0 202 215" svg:d="M156 185c-13 11-27 19-39 24-12 4-26 6-41 6-24 0-43-5-56-17-13-11-20-25-20-42 0-10 2-19 7-28 5-8 12-15 20-19 8-6 17-10 27-13 7-1 19-2 34-4 29-4 51-8 66-12 0-5 0-8 0-10 0-14-4-23-11-29-9-8-24-12-42-12s-31 3-39 8c-9 6-15 16-19 31l-37-4c3-15 9-27 17-36 7-9 18-16 33-21 14-4 31-7 50-7 18 0 33 2 45 7 12 3 21 9 26 15 6 6 10 14 12 24 1 5 2 17 2 32v46c0 33 1 54 2 62 2 9 5 17 9 24h-38c-4-7-7-15-8-25zM154 107c-14 5-34 9-61 13-15 2-26 4-33 7-6 3-11 7-15 11-3 5-5 11-5 17 0 10 4 17 11 24 8 6 19 9 34 9 14 0 27-3 38-8 11-7 19-14 25-25 4-8 6-20 6-35z"><text:p/></draw:path><draw:path draw:style-name="gr658" draw:text-style-name="P25" svg:width="0.0689in" svg:height="0.0823in" svg:x="6.1614in" svg:y="2.4846in" svg:viewBox="0 0 176 210" svg:d="M0 210v-205h33v29c16-23 39-34 69-34 13 0 25 2 36 7 11 4 19 10 24 17 6 8 10 16 12 26 1 6 2 17 2 34v126h-38v-125c0-14-1-25-4-32s-8-13-15-17-15-6-25-6c-15 0-29 5-40 14s-17 27-17 54v112z"><text:p/></draw:path><draw:path draw:style-name="gr659" draw:text-style-name="P25" svg:width="0.0709in" svg:height="0.0843in" svg:x="6.2484in" svg:y="2.4846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draw:path draw:style-name="gr660" draw:text-style-name="P25" svg:width="0.0142in" svg:height="0.111in" svg:x="6.3374in" svg:y="2.4559in" svg:viewBox="0 0 37 283" svg:d="M0 39c0-13 0-26 0-39 12 0 25 0 37 0 0 13 0 26 0 39-12 0-25 0-37 0zM0 283c0-68 0-137 0-205 12 0 25 0 37 0 0 68 0 137 0 205-12 0-25 0-37 0z"><text:p/></draw:path><draw:path draw:style-name="gr661" draw:text-style-name="P25" svg:width="0.0795in" svg:height="0.0843in" svg:x="6.3681in" svg:y="2.4846in" svg:viewBox="0 0 203 215" svg:d="M0 108c0-39 11-67 34-86 18-15 41-22 68-22 29 0 54 9 73 28s28 44 28 77c0 26-4 47-13 62-8 15-20 28-36 36s-34 12-52 12c-30 0-55-9-74-28-19-18-28-45-28-79zM38 108c0 26 6 45 18 59 12 13 28 19 46 19 17 0 33-6 45-19 12-14 18-34 18-60s-6-45-18-58c-13-13-28-20-45-20-18 0-34 7-46 20s-18 32-18 59z"><text:p/></draw:path><draw:path draw:style-name="gr662" draw:text-style-name="P25" svg:width="0.0689in" svg:height="0.0823in" svg:x="6.4669in" svg:y="2.4846in" svg:viewBox="0 0 176 210" svg:d="M0 210v-205h33v29c16-23 39-34 69-34 13 0 25 2 36 7 11 4 19 10 24 17 6 8 10 16 12 26 1 6 2 17 2 34v126h-38v-125c0-14-1-25-4-32s-8-13-15-17-15-6-25-6c-15 0-29 5-40 14s-17 27-17 54v112z"><text:p/></draw:path><draw:path draw:style-name="gr663" draw:text-style-name="P25" svg:width="0.089in" svg:height="0.111in" svg:x="6.0291in" svg:y="2.6307in" svg:viewBox="0 0 227 283" svg:d="M0 283v-283h113c22 0 41 3 54 8 14 6 25 15 33 28 8 11 12 24 12 37 0 12-3 23-10 34s-18 19-32 26c18 5 32 14 42 25 10 12 15 27 15 43 0 13-3 26-9 38-6 11-13 19-22 26-9 6-20 11-33 14s-30 4-48 4zM40 119h65c17 0 30-1 37-3 10-4 18-8 23-14 5-7 8-15 8-25s-2-18-7-25-12-12-21-15c-9-2-24-3-45-3h-60zM40 250h75c12 0 21 0 27-1 9-2 17-5 23-9 6-3 11-8 15-15s6-15 6-24c0-10-3-20-9-27-6-8-14-14-24-17s-25-5-43-5h-70z"><text:p/></draw:path><draw:path draw:style-name="gr664" draw:text-style-name="P25" svg:width="0.0697in" svg:height="0.0823in" svg:x="6.1386in" svg:y="2.661in" svg:viewBox="0 0 178 210" svg:d="M145 206v-30c-17 23-40 34-69 34-13 0-26-1-37-6s-20-11-25-18c-6-7-9-16-12-26-1-7-2-18-2-33v-127h37v114c0 19 1 31 2 37 3 9 8 16 15 22 8 5 18 8 29 8s22-3 32-9c9-5 16-12 20-21 4-10 6-23 6-41v-110h37v206z"><text:p/></draw:path><draw:path draw:style-name="gr665" draw:text-style-name="P25" svg:width="0.0709in" svg:height="0.0843in" svg:x="6.2264in" svg:y="2.6594in" svg:viewBox="0 0 181 215" svg:d="M0 149l37-5c2 14 8 24 17 31 10 7 23 11 40 11s28-3 37-9c8-7 12-14 12-24 0-7-4-14-11-17-5-4-17-8-37-13-28-6-47-12-58-16-10-5-18-12-24-20-5-8-8-18-8-28 0-8 2-17 7-25 4-8 10-14 18-20 6-4 14-7 24-10s21-4 32-4c18 0 32 2 45 7 13 4 23 11 29 19s11 19 13 32l-36 5c-2-11-7-19-15-25-7-6-18-9-33-9-17 0-29 3-37 7-7 6-11 13-11 19 0 5 2 9 5 12 3 4 8 7 14 10 4 1 15 4 34 8 25 7 44 12 54 17 10 4 18 10 24 18s9 18 9 30-4 22-11 32c-7 11-17 19-31 25-14 5-28 8-45 8-29 0-50-5-65-17-15-11-25-28-29-49z"><text:p/></draw:path></draw:g><draw:g draw:style-name="gr2"><draw:path draw:style-name="gr666" draw:text-style-name="P26" svg:width="0.9335in" svg:height="0.2335in" svg:x="4.7909in" svg:y="2.339in" svg:viewBox="0 0 2372 594" svg:d="M0 0c791 198 1581 396 2372 594"><text:p/></draw:path><draw:path draw:style-name="gr667" draw:text-style-name="P26" svg:width="0.0736in" svg:height="0.0819in" svg:x="5.1343in" svg:y="2.3272in" svg:viewBox="0 0 188 209" svg:d="M162 32l26 6-30 105c-5 19-12 33-19 42-8 10-18 17-32 21-13 4-29 4-47-1s-32-11-42-21c-10-8-16-18-17-32-2-12 0-28 5-46l30-106 25 7-28 104c-5 16-7 27-6 36 1 8 5 16 11 21 7 6 15 11 25 13 19 5 34 4 44-1 10-7 19-21 25-43z"><text:p/></draw:path><draw:path draw:style-name="gr668" draw:text-style-name="P26" svg:width="0.0709in" svg:height="0.0823in" svg:x="5.1961in" svg:y="2.3512in" svg:viewBox="0 0 181 210" svg:d="M0 165l125-165 29 7 27 203-30-8-6-61-81-20-36 50zM77 103l66 17-6-55c-2-17-3-31-3-43-7 12-14 22-20 33z"><text:p/></draw:path><draw:path draw:style-name="gr669" draw:text-style-name="P26" svg:width="0.076in" svg:height="0.0882in" svg:x="5.2772in" svg:y="2.3642in" svg:viewBox="0 0 194 225" svg:d="M0 182l52-182 85 22c18 4 30 9 39 14 8 6 13 14 16 23s3 20 0 30c-3 13-11 22-22 29-12 6-27 9-46 6 5 5 9 10 12 14 5 8 10 18 14 29l19 58-31-8-15-44c-4-13-8-23-10-30-3-7-6-12-10-16-3-3-6-5-10-7-3-2-7-3-14-5l-30-7-23 81zM55 86l56 14c10 3 20 4 27 3 8 0 14-3 19-7 5-3 8-9 10-15 2-8 1-16-5-23-5-7-15-13-29-16l-61-16z"><text:p/></draw:path><draw:path draw:style-name="gr670" draw:text-style-name="P26" svg:width="0.063in" svg:height="0.0803in" svg:x="5.3642in" svg:y="2.3815in" svg:viewBox="0 0 161 205" svg:d="M19 198c15-53 30-106 46-161-22-4-43-10-65-15 2-8 4-15 6-22 52 13 104 26 155 38-2 8-4 15-6 23-22-6-43-11-64-17-15 54-31 108-46 161-9-2-17-4-26-7z"><text:p/></draw:path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2178532" text:continue-list="list8422517629519658429" text:style-name="Outline">
        <text:list-item>
          <text:h text:style-name="P16" text:outline-level="1"/>
        </text:list-item>
        <text:list-item>
          <text:h text:style-name="P18" text:outline-level="1">Hardware details</text:h>
        </text:list-item>
        <text:list-item>
          <text:h text:style-name="P16" text:outline-level="1">Power</text:h>
        </text:list-item>
      </text:list>
      <text:list xml:id="list697127589409905300" text:style-name="WW8Num14">
        <text:list-item>
          <text:p text:style-name="P5">12 V nominal primary power rail, direct connection to stepper drivers, hot end switches and PWM switches;</text:p>
        </text:list-item>
        <text:list-item>
          <text:p text:style-name="P5">Dedicated heated bed power rail 12 V nominal / 24 V max;</text:p>
        </text:list-item>
        <text:list-item>
          <text:p text:style-name="P5">5V 1A switching converter (MCP16321) for USB Host;</text:p>
        </text:list-item>
        <text:list-item>
          <text:p text:style-name="P5">5V-&gt;3.3V 0.5A LDO;</text:p>
        </text:list-item>
        <text:list-item>
          <text:p text:style-name="P5">NTC fuses on both power inputs;</text:p>
        </text:list-item>
        <text:list-item>
          <text:p text:style-name="P5">Voltage monitoring.</text:p>
        </text:list-item>
      </text:list>
      <text:list xml:id="list42199813" text:continue-list="list42178532" text:style-name="Outline">
        <text:list-item>
          <text:h text:style-name="P16" text:outline-level="1">Motor Drivers</text:h>
        </text:list-item>
      </text:list>
      <text:list xml:id="list3136193804869222606" text:style-name="WW8Num15">
        <text:list-item>
          <text:p text:style-name="P23">5 x stepper drivers (A4988):</text:p>
          <text:list>
            <text:list-item>
              <text:p text:style-name="P23">3 x movement;</text:p>
            </text:list-item>
            <text:list-item>
              <text:p text:style-name="P23">2 x extruders;</text:p>
            </text:list-item>
            <text:list-item>
              <text:p text:style-name="P19">Z-axis driver with dual output connector;</text:p>
            </text:list-item>
          </text:list>
        </text:list-item>
        <text:list-item>
          <text:p text:style-name="P19">2 x PWM channels for onboard stepper driver current setting (movement and extruders separate);</text:p>
        </text:list-item>
        <text:list-item>
          <text:p text:style-name="P19">Fixed 16x microstep setting.</text:p>
        </text:list-item>
      </text:list>
      <text:list xml:id="list42190168" text:continue-list="list42199813" text:style-name="Outline">
        <text:list-header>
          <text:h text:style-name="P16" text:outline-level="1" text:is-list-header="true">Power outputs</text:h>
        </text:list-header>
      </text:list>
      <text:list xml:id="list164048291440014262" text:style-name="L1">
        <text:list-item>
          <text:p text:style-name="P6">5 x PWM low side drives:</text:p>
          <text:list>
            <text:list-item>
              <text:p text:style-name="P15">1 x 12V (24V max) 30A for heated bed:</text:p>
              <text:list>
                <text:list-item>
                  <text:p text:style-name="P15">dedicated power rail;</text:p>
                </text:list-item>
                <text:list-item>
                  <text:p text:style-name="P15">LED indication;</text:p>
                </text:list-item>
                <text:list-item>
                  <text:p text:style-name="P15">inductive load protection;</text:p>
                </text:list-item>
                <text:list-item>
                  <text:p text:style-name="P15">low-frequency software drive;</text:p>
                </text:list-item>
              </text:list>
            </text:list-item>
            <text:list-item>
              <text:p text:style-name="P15">2 x 12V 30A for hot ends:</text:p>
              <text:list>
                <text:list-item>
                  <text:p text:style-name="P15">LED indication;</text:p>
                </text:list-item>
                <text:list-item>
                  <text:p text:style-name="P15">low-frequency software drive;</text:p>
                </text:list-item>
              </text:list>
            </text:list-item>
            <text:list-item>
              <text:p text:style-name="P15">2 x 12V 30A AUX outputs for printing fans, lighting, etc:</text:p>
              <text:list>
                <text:list-item>
                  <text:p text:style-name="P15">two parallel connectors each;</text:p>
                </text:list-item>
                <text:list-item>
                  <text:p text:style-name="P15">inductive load protection;</text:p>
                </text:list-item>
              </text:list>
            </text:list-item>
          </text:list>
        </text:list-item>
        <text:list-item>
          <text:p text:style-name="P15">4 x fixed voltage outputs:</text:p>
          <text:list>
            <text:list-item>
              <text:p text:style-name="P15">5.0 V dual connector;</text:p>
            </text:list-item>
            <text:list-item>
              <text:p text:style-name="P15">12.0 V dual connector.</text:p>
            </text:list-item>
          </text:list>
        </text:list-item>
      </text:list>
      <text:list xml:id="list42178617" text:continue-list="list42190168" text:style-name="Outline">
        <text:list-item>
          <text:h text:style-name="P16" text:outline-level="1"><text:soft-page-break/>Thermal Management</text:h>
        </text:list-item>
      </text:list>
      <text:list xml:id="list9100867313591324326" text:style-name="L2">
        <text:list-item>
          <text:p text:style-name="P7">7 x thermistor channels: </text:p>
          <text:list>
            <text:list-item>
              <text:p text:style-name="P7">2 x onboard temperature monitoring;</text:p>
            </text:list-item>
            <text:list-item>
              <text:p text:style-name="P7">5 x external;</text:p>
            </text:list-item>
            <text:list-item>
              <text:p text:style-name="P7">integrated 12-bit ADC with switchable Vref (VDD / 0.25VDD).</text:p>
            </text:list-item>
          </text:list>
        </text:list-item>
      </text:list>
      <text:list xml:id="list42181437" text:continue-list="list42178617" text:style-name="Outline">
        <text:list-item>
          <text:h text:style-name="P16" text:outline-level="1">Fan Control</text:h>
        </text:list-item>
      </text:list>
      <text:list xml:id="list7556467676552207945" text:style-name="L3">
        <text:list-item>
          <text:p text:style-name="P8">6 x fan connectors with screw terminal / 3-pin PC connectors with tacho function:</text:p>
          <text:list>
            <text:list-item>
              <text:p text:style-name="P20">2 x PWM channels shared with AUX outputs, dual connectors each;</text:p>
            </text:list-item>
            <text:list-item>
              <text:p text:style-name="P20">2 x fixed 12 V fans.</text:p>
            </text:list-item>
          </text:list>
        </text:list-item>
      </text:list>
      <text:list xml:id="list42187693" text:continue-list="list42181437" text:style-name="Outline">
        <text:list-item>
          <text:h text:style-name="P16" text:outline-level="1">Communications</text:h>
        </text:list-item>
      </text:list>
      <text:list xml:id="list39880147128294067" text:style-name="L4">
        <text:list-item>
          <text:p text:style-name="P21">Dual role USB interface connected over USB switch:</text:p>
          <text:list>
            <text:list-item>
              <text:p text:style-name="P21">USB device Mini-B for PC communication;</text:p>
            </text:list-item>
            <text:list-item>
              <text:p text:style-name="P21">USB host motherboard-style header to panel-mounted Type A connector, for MSD / Android;</text:p>
            </text:list-item>
          </text:list>
        </text:list-item>
        <text:list-item>
          <text:p text:style-name="P21">Onboard MicroSD card for local file storage;</text:p>
        </text:list-item>
        <text:list-item>
          <text:p text:style-name="P21">100MB Ethernet:</text:p>
          <text:list>
            <text:list-item>
              <text:p text:style-name="P21">Web page control panel;</text:p>
            </text:list-item>
            <text:list-item>
              <text:p text:style-name="P21">TCP Port 22 connection to the G-Code console;</text:p>
            </text:list-item>
          </text:list>
        </text:list-item>
        <text:list-item>
          <text:p text:style-name="P21">Expansion header:</text:p>
          <text:list>
            <text:list-item>
              <text:p text:style-name="P21">SPI;</text:p>
            </text:list-item>
            <text:list-item>
              <text:p text:style-name="P21">4 x ADC/GPIO;</text:p>
            </text:list-item>
            <text:list-item>
              <text:p text:style-name="P21">11 x GPIO;</text:p>
            </text:list-item>
            <text:list-item>
              <text:p text:style-name="P21">dedicated nRESET input;</text:p>
            </text:list-item>
            <text:list-item>
              <text:p text:style-name="P21">3.3 V and 5.0 V power;</text:p>
            </text:list-item>
          </text:list>
        </text:list-item>
        <text:list-item>
          <text:p text:style-name="P21">UART-based system expansion bus;</text:p>
        </text:list-item>
        <text:list-item>
          <text:p text:style-name="P21">Landing pattern for MRF24WG0Mx;</text:p>
        </text:list-item>
      </text:list>
      <text:list xml:id="list42186904" text:continue-list="list42187693" text:style-name="Outline">
        <text:list-item>
          <text:h text:style-name="P16" text:outline-level="1">User Interface</text:h>
        </text:list-item>
      </text:list>
      <text:list xml:id="list6421752057004666211" text:style-name="WW8Num7">
        <text:list-item>
          <text:p text:style-name="P9">Control panel options:</text:p>
          <text:list>
            <text:list-item>
              <text:p text:style-name="P9">QVGA TFT with touch screen and mechanical controls, connected over expansion header;</text:p>
            </text:list-item>
            <text:list-item>
              <text:p text:style-name="P9">Legacy RepRap Display Controller support through adapter connected to expansion header;</text:p>
            </text:list-item>
            <text:list-item>
              <text:p text:style-name="P9">Android smartphone/tablet through USB Host connector;</text:p>
            </text:list-item>
          </text:list>
        </text:list-item>
        <text:list-item>
          <text:p text:style-name="P9">HTTP/web interface over Ethernet / WiFi.</text:p>
        </text:list-item>
      </text:list>
      <text:list xml:id="list42194716" text:continue-list="list42186904" text:style-name="Outline">
        <text:list-item>
          <text:h text:style-name="P16" text:outline-level="1"><text:soft-page-break/>Misc.</text:h>
        </text:list-item>
      </text:list>
      <text:list xml:id="list8181820558839859134" text:style-name="L5">
        <text:list-item>
          <text:p text:style-name="P22">6 x endstops with GPIO/ADC/comparator reading to support analog inputs (optical, force sensors);</text:p>
        </text:list-item>
        <text:list-item>
          <text:p text:style-name="P22">Possible expansion modules:</text:p>
          <text:list>
            <text:list-item>
              <text:p text:style-name="P22">multizone heated bed;</text:p>
            </text:list-item>
            <text:list-item>
              <text:p text:style-name="P22">chamber heater;</text:p>
            </text:list-item>
            <text:list-item>
              <text:p text:style-name="P22">additional extruders;</text:p>
            </text:list-item>
            <text:list-item>
              <text:p text:style-name="P22">lighting.</text:p>
            </text:list-item>
          </text:list>
        </text:list-item>
      </text:list>
      <text:list xml:id="list42189813" text:continue-list="list42194716" text:style-name="Outline">
        <text:list-item>
          <text:h text:style-name="P16" text:outline-level="1">MCU Resources</text:h>
        </text:list-item>
      </text:list>
      <text:p text:style-name="P1">Timers (9):</text:p>
      <text:list xml:id="list1347659038781949830" text:style-name="WW8Num6">
        <text:list-item>
          <text:p text:style-name="P10">1 x internal timekeeping;</text:p>
        </text:list-item>
        <text:list-item>
          <text:p text:style-name="P10">5 x stepper OC;</text:p>
        </text:list-item>
        <text:list-item>
          <text:p text:style-name="P10">1 x hardware common PWM time base;</text:p>
        </text:list-item>
        <text:list-item>
          <text:p text:style-name="P10">1 x software PWM;</text:p>
        </text:list-item>
        <text:list-item>
          <text:p text:style-name="P10">1 x spare;</text:p>
        </text:list-item>
      </text:list>
      <text:p text:style-name="P1"/>
      <text:p text:style-name="P1">OC (9):</text:p>
      <text:list xml:id="list1339366467483859050" text:style-name="L6">
        <text:list-item>
          <text:p text:style-name="P11">5 x steppers;</text:p>
        </text:list-item>
        <text:list-item>
          <text:p text:style-name="P11">2 x stepper drivers current setting PWMs;</text:p>
        </text:list-item>
        <text:list-item>
          <text:p text:style-name="P11">2 x printing fans / AUX.</text:p>
        </text:list-item>
      </text:list>
      <text:p text:style-name="P1"/>
      <text:p text:style-name="P1">Communication interfaces:</text:p>
      <text:list xml:id="list1217140987702494863" text:style-name="L7">
        <text:list-item>
          <text:p text:style-name="P12">Ethernet RMII to LAN8720a PHY;</text:p>
        </text:list-item>
        <text:list-item>
          <text:p text:style-name="P12">USB to Device / Host connectors through USB switch;</text:p>
        </text:list-item>
        <text:list-item>
          <text:p text:style-name="P12">UART1 to debug;</text:p>
        </text:list-item>
        <text:list-item>
          <text:p text:style-name="P12">UART2 to expansion bus;</text:p>
        </text:list-item>
        <text:list-item>
          <text:p text:style-name="P12">SPI1 to onboard microSD card;</text:p>
        </text:list-item>
        <text:list-item>
          <text:p text:style-name="P12">SPI2 to expansion header (TFT Display / SD Card on RepRap Controller);</text:p>
        </text:list-item>
        <text:list-item>
          <text:p text:style-name="P12">SPI3 to MRF24WG0Mx.</text:p>
        </text:list-item>
      </text:list>
      <text:p text:style-name="P1"/>
      <text:p text:style-name="P1">ADC (22):</text:p>
      <text:list xml:id="list2046792993064279298" text:style-name="WW8Num3">
        <text:list-item>
          <text:p text:style-name="P13">7 x thermistors;</text:p>
        </text:list-item>
        <text:list-item>
          <text:p text:style-name="P13">4 x power rails: heated bed 12..24 V, main 12 V, 5.0 V, 3.3 V;</text:p>
        </text:list-item>
        <text:list-item>
          <text:p text:style-name="P13">USB Host VBUS voltage;</text:p>
        </text:list-item>
        <text:list-item>
          <text:p text:style-name="P13">6 x end stops / force sensors;</text:p>
        </text:list-item>
        <text:list-item>
          <text:p text:style-name="P13">4 x to expansion header (touch screen inputs) shared with GPIO.</text:p>
        </text:list-item>
      </text:list>
      <text:p text:style-name="P1"/>
      <text:p text:style-name="P1">Comparator (6):</text:p>
      <text:list xml:id="list42191793" text:continue-numbering="true" text:style-name="WW8Num3">
        <text:list-item>
          <text:p text:style-name="P13">6 x end stops / force sensors.</text:p>
        </text:list-item>
      </text:list>
      <text:p text:style-name="P1"/>
      <text:p text:style-name="P1"/>
      <text:p text:style-name="P2">GPIO Pins (40+):</text:p>
      <text:list xml:id="list5157481414589275500" text:style-name="WW8Num4">
        <text:list-item>
          <text:p text:style-name="P14">13 x to stepper drivers:</text:p>
          <text:list>
            <text:list-item>
              <text:p text:style-name="P14">5 x DIR;</text:p>
            </text:list-item>
            <text:list-item>
              <text:p text:style-name="P14">1 x common EN;</text:p>
            </text:list-item>
            <text:list-item>
              <text:p text:style-name="P14">2 x microstep selection (shift register);</text:p>
            </text:list-item>
          </text:list>
        </text:list-item>
        <text:list-item>
          <text:p text:style-name="P14">3 x heaters with software PWM drive;</text:p>
        </text:list-item>
        <text:list-item>
          <text:p text:style-name="P14">6 x endstops;</text:p>
        </text:list-item>
        <text:list-item>
          <text:p text:style-name="P14">6 x fan tacho inputs;</text:p>
        </text:list-item>
        <text:list-item>
          <text:p text:style-name="P14">12 x to expansion header (4 x shared with ADC);</text:p>
        </text:list-item>
        <text:list-item>
          <text:p text:style-name="P14">additional peripheral GPIO.</text:p>
        </text:list-item>
      </text:list>
      <text:p text:style-name="P1"/>
      <text:list xml:id="list42177377" text:continue-list="list42189813" text:style-name="Outline">
        <text:list-item>
          <text:h text:style-name="P16" text:outline-level="1">Software details</text:h>
        </text:list-item>
      </text:list>
      <text:p text:style-name="P1"/>
      <text:p text:style-name="P1"/>
      <text:p text:style-name="P1"/>
      <text:p text:style-name="P1"/>
      <text:p text:style-name="P1"/>
      <text:list xml:id="list42173104" text:continue-numbering="true" text:style-name="Outline">
        <text:list-item>
          <text:h text:style-name="P16" text:outline-level="1">Project schedule outline</text:h>
        </text:list-item>
      </text:list>
      <text:p text:style-name="P1"/>
      <text:p text:style-name="P1">Stage 1 – Definition / simulation;</text:p>
      <text:p text:style-name="P1">Stage 2 – Hardware design and prototyp<text:span text:style-name="T1">ing</text:span>;</text:p>
      <text:p text:style-name="P1">Stage 3 – porting RepRap / Marlin Arduino code;</text:p>
      <text:p text:style-name="P1">Stage 4 – Hardware revision and prototyping;</text:p>
      <text:p text:style-name="P1">Stage 5 – Redesigning software with GRBL planner and precise stepper drive;</text:p>
      <text:p text:style-name="P1">Stage 6 – Adding primary features (USB Host, Ethernet, GUI, bus);</text:p>
      <text:p text:style-name="P1">Stage 7 – Designing expansion module prototypes (autoleveling sensors, chamber heater);</text:p>
      <text:p text:style-name="P1">Stage 8 – Adding secondary functionality (autoleveling, chamber heater, Androi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Mangal2" svg:font-family="Mangal" style:font-pitch="variable"/>
    <style:font-face style:name="Microsoft YaHei1" svg:font-family="'Microsoft YaHei'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draw:stroke-dash draw:name="Dash_20_2" draw:display-name="Dash 2" draw:style="rect" draw:dots1="1" draw:dots1-length="0.0102in" draw:distance="0.0102in"/>
    <draw:stroke-dash draw:name="Fine_20_Dashed_20__28_var_29_" draw:display-name="Fine Dashed (var)" draw:style="rect" draw:dots1="1" draw:dots1-length="112%" draw:distance="112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in" fo:margin-right="0in" fo:margin-top="0in" fo:margin-bottom="0in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Cambria" fo:font-size="12pt" fo:language="en" fo:country="US" style:font-name-asian="SimSun1" style:font-size-asian="12pt" style:language-asian="en" style:country-asian="US" style:font-name-complex="Mangal2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size-asian="16pt" style:font-weight-asian="bold" style:font-name-complex="Calibri" style:font-size-complex="16pt" style:font-weight-complex="bold"/>
    </style:style>
    <style:style style:name="List_20_Paragraph" style:display-name="List Paragraph" style:family="paragraph" style:parent-style-name="Standard" style:list-style-name="">
      <style:paragraph-properties fo:margin-left="0.5in" fo:margin-right="0in" fo:margin-top="0in" fo:margin-bottom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background-color="#ffff00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fo:background-color="transparent" style:font-name-complex="OpenSymbol"/>
    </style:style>
    <style:style style:name="WW8Num8z0" style:family="text">
      <style:text-properties style:font-name="Symbol" fo:background-color="#ffff00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fo:background-color="#ffff00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fo:background-color="#ffff00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fo:background-color="#ffff00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fo:background-color="#ffff00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Symbol" fo:background-color="#ffff00" style:font-name-complex="OpenSymbol"/>
    </style:style>
    <style:style style:name="WW8Num13z1" style:family="text">
      <style:text-properties style:font-name="OpenSymbol" style:font-name-complex="OpenSymbol"/>
    </style:style>
    <style:style style:name="WW8Num14z0" style:family="text">
      <style:text-properties style:font-name="Symbol" fo:background-color="transparent" style:font-name-complex="OpenSymbol"/>
    </style:style>
    <style:style style:name="WW8Num14z1" style:family="text">
      <style:text-properties style:font-name="OpenSymbol" fo:background-color="transparent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name-complex="Calibri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8138in" fo:margin-right="0.789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CHP</meta:initial-creator>
    <meta:creation-date>2015-02-02T00:26:00</meta:creation-date>
    <dc:date>2015-03-11T22:02:20.84</dc:date>
    <meta:editing-cycles>13</meta:editing-cycles>
    <meta:editing-duration>PT1H22M56S</meta:editing-duration>
    <meta:generator>OpenOffice/4.1.1$Win32 OpenOffice.org_project/411m6$Build-9775</meta:generator>
    <meta:document-statistic meta:table-count="0" meta:image-count="0" meta:object-count="0" meta:page-count="5" meta:paragraph-count="127" meta:word-count="842" meta:character-count="4648"/>
    <meta:user-defined meta:name="AppVersion">14.0000</meta:user-defined>
    <meta:user-defined meta:name="Company">Microchip Technology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